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9.407cm" table:align="left"/>
    </style:style>
    <style:style style:name="Таблица1.A" style:family="table-column">
      <style:table-column-properties style:column-width="5.076cm"/>
    </style:style>
    <style:style style:name="Таблица1.B" style:family="table-column">
      <style:table-column-properties style:column-width="4.3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0.437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4.034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7.121cm" table:align="left"/>
    </style:style>
    <style:style style:name="Таблица3.A" style:family="table-column">
      <style:table-column-properties style:column-width="2.831cm"/>
    </style:style>
    <style:style style:name="Таблица3.B" style:family="table-column">
      <style:table-column-properties style:column-width="4.29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0.515cm" table:align="left"/>
    </style:style>
    <style:style style:name="Таблица4.A" style:family="table-column">
      <style:table-column-properties style:column-width="6.406cm"/>
    </style:style>
    <style:style style:name="Таблица4.B" style:family="table-column">
      <style:table-column-properties style:column-width="4.108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9.021cm" table:align="left"/>
    </style:style>
    <style:style style:name="Таблица5.A" style:family="table-column">
      <style:table-column-properties style:column-width="5.032cm"/>
    </style:style>
    <style:style style:name="Таблица5.B" style:family="table-column">
      <style:table-column-properties style:column-width="3.988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8.982cm" table:align="left"/>
    </style:style>
    <style:style style:name="Таблица6.A" style:family="table-column">
      <style:table-column-properties style:column-width="4.872cm"/>
    </style:style>
    <style:style style:name="Таблица6.B" style:family="table-column">
      <style:table-column-properties style:column-width="4.11cm"/>
    </style:style>
    <style:style style:name="Таблица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Horizontal_20_Line">
      <style:text-properties fo:color="#ffffff" loext:opacity="100%"/>
    </style:style>
    <style:style style:name="P5" style:family="paragraph" style:parent-style-name="Heading_20_3">
      <style:text-properties fo:color="#ffffff" loext:opacity="100%"/>
    </style:style>
    <style:style style:name="P6" style:family="paragraph" style:parent-style-name="Heading_20_2">
      <style:text-properties fo:color="#ffffff" loext:opacity="100%"/>
    </style:style>
    <style:style style:name="P7" style:family="paragraph" style:parent-style-name="Text_20_body">
      <style:text-properties fo:color="#ffffff" loext:opacity="100%"/>
    </style:style>
    <style:style style:name="P8" style:family="paragraph" style:parent-style-name="Text_20_body" style:list-style-name="L1">
      <style:text-properties fo:color="#ffffff" loext:opacity="100%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fo:color="#ffffff" loext:opacity="100%"/>
    </style:style>
    <style:style style:name="P13" style:family="paragraph" style:parent-style-name="Text_20_body" style:list-style-name="L4"/>
    <style:style style:name="P14" style:family="paragraph" style:parent-style-name="Standard">
      <style:text-properties fo:color="#ffffff" loext:opacity="100%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16" style:family="paragraph" style:parent-style-name="Preformatted_20_Text">
      <style:paragraph-properties style:writing-mode="lr-tb"/>
      <style:text-properties fo:color="#ffffff" loext:opacity="100%"/>
    </style:style>
    <style:style style:name="P17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18" style:family="paragraph" style:parent-style-name="Text_20_body" style:list-style-name="L5">
      <style:text-properties fo:color="#ffffff" loext:opacity="100%"/>
    </style:style>
    <style:style style:name="P19" style:family="paragraph" style:parent-style-name="Text_20_body" style:list-style-name="L6">
      <style:text-properties fo:color="#ffffff" loext:opacity="100%"/>
    </style:style>
    <style:style style:name="P20" style:family="paragraph" style:parent-style-name="Quotations">
      <style:text-properties fo:color="#ffffff" loext:opacity="100%"/>
    </style:style>
    <style:style style:name="P21" style:family="paragraph" style:parent-style-name="Text_20_body" style:list-style-name="L7">
      <style:text-properties fo:color="#ffffff" loext:opacity="100%"/>
    </style:style>
    <style:style style:name="P22" style:family="paragraph" style:parent-style-name="Text_20_body" style:list-style-name="L8">
      <style:text-properties fo:color="#ffffff" loext:opacity="100%"/>
    </style:style>
    <style:style style:name="P23" style:family="paragraph" style:parent-style-name="Text_20_body" style:list-style-name="L9">
      <style:text-properties fo:color="#ffffff" loext:opacity="100%"/>
    </style:style>
    <style:style style:name="P24" style:family="paragraph" style:parent-style-name="Quotations" style:list-style-name="L9">
      <style:text-properties fo:color="#ffffff" loext:opacity="100%"/>
    </style:style>
    <style:style style:name="P25" style:family="paragraph" style:parent-style-name="Text_20_body" style:list-style-name="L10">
      <style:text-properties fo:color="#ffffff" loext:opacity="100%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7" style:family="paragraph" style:parent-style-name="Text_20_body" style:list-style-name="L11">
      <style:text-properties fo:color="#ffffff" loext:opacity="100%"/>
    </style:style>
    <style:style style:name="P28" style:family="paragraph" style:parent-style-name="Text_20_body" style:list-style-name="L12">
      <style:text-properties fo:color="#ffffff" loext:opacity="100%"/>
    </style:style>
    <style:style style:name="P29" style:family="paragraph" style:parent-style-name="Text_20_body" style:list-style-name="L13">
      <style:text-properties fo:color="#ffffff" loext:opacity="100%"/>
    </style:style>
    <style:style style:name="P30" style:family="paragraph" style:parent-style-name="Text_20_body" style:list-style-name="L14">
      <style:text-properties fo:color="#ffffff" loext:opacity="100%"/>
    </style:style>
    <style:style style:name="P31" style:family="paragraph" style:parent-style-name="Text_20_body" style:list-style-name="L15">
      <style:text-properties fo:color="#ffffff" loext:opacity="100%"/>
    </style:style>
    <style:style style:name="P32" style:family="paragraph" style:parent-style-name="Table_20_Heading">
      <style:text-properties fo:color="#ffffff" loext:opacity="100%"/>
    </style:style>
    <style:style style:name="P33" style:family="paragraph" style:parent-style-name="Table_20_Contents">
      <style:text-properties fo:color="#ffffff" loext:opacity="100%"/>
    </style:style>
    <style:style style:name="P34" style:family="paragraph" style:parent-style-name="Text_20_body" style:list-style-name="L16">
      <style:text-properties fo:color="#ffffff" loext:opacity="100%"/>
    </style:style>
    <style:style style:name="P35" style:family="paragraph" style:parent-style-name="Text_20_body" style:list-style-name="L17">
      <style:text-properties fo:color="#ffffff" loext:opacity="100%"/>
    </style:style>
    <style:style style:name="P36" style:family="paragraph" style:parent-style-name="Text_20_body" style:list-style-name="L18">
      <style:text-properties fo:color="#ffffff" loext:opacity="100%"/>
    </style:style>
    <style:style style:name="P37" style:family="paragraph" style:parent-style-name="Text_20_body" style:list-style-name="L19">
      <style:text-properties fo:color="#ffffff" loext:opacity="100%"/>
    </style:style>
    <style:style style:name="P38" style:family="paragraph" style:parent-style-name="Text_20_body" style:list-style-name="L20">
      <style:text-properties fo:color="#ffffff" loext:opacity="100%"/>
    </style:style>
    <style:style style:name="P39" style:family="paragraph" style:parent-style-name="Text_20_body" style:list-style-name="L21">
      <style:text-properties fo:color="#ffffff" loext:opacity="100%"/>
    </style:style>
    <style:style style:name="P40" style:family="paragraph" style:parent-style-name="Text_20_body" style:list-style-name="L22">
      <style:text-properties fo:color="#ffffff" loext:opacity="100%"/>
    </style:style>
    <style:style style:name="P41" style:family="paragraph" style:parent-style-name="Quotations" style:list-style-name="L22">
      <style:text-properties fo:color="#ffffff" loext:opacity="100%"/>
    </style:style>
    <style:style style:name="P42" style:family="paragraph" style:parent-style-name="Text_20_body" style:list-style-name="L23">
      <style:text-properties fo:color="#ffffff" loext:opacity="100%"/>
    </style:style>
    <style:style style:name="P43" style:family="paragraph" style:parent-style-name="Text_20_body" style:list-style-name="L24">
      <style:text-properties fo:color="#ffffff" loext:opacity="100%"/>
    </style:style>
    <style:style style:name="P44" style:family="paragraph" style:parent-style-name="Text_20_body" style:list-style-name="L25">
      <style:text-properties fo:color="#ffffff" loext:opacity="100%"/>
    </style:style>
    <style:style style:name="P45" style:family="paragraph" style:parent-style-name="Text_20_body" style:list-style-name="L26">
      <style:text-properties fo:color="#ffffff" loext:opacity="100%"/>
    </style:style>
    <style:style style:name="P46" style:family="paragraph" style:parent-style-name="Text_20_body" style:list-style-name="L27">
      <style:text-properties fo:color="#ffffff" loext:opacity="100%"/>
    </style:style>
    <style:style style:name="P47" style:family="paragraph" style:parent-style-name="Text_20_body" style:list-style-name="L28">
      <style:text-properties fo:color="#ffffff" loext:opacity="100%"/>
    </style:style>
    <style:style style:name="P48" style:family="paragraph" style:parent-style-name="Text_20_body" style:list-style-name="L29">
      <style:text-properties fo:color="#ffffff" loext:opacity="100%"/>
    </style:style>
    <style:style style:name="P49" style:family="paragraph" style:parent-style-name="Text_20_body" style:list-style-name="L30">
      <style:text-properties fo:color="#ffffff" loext:opacity="100%"/>
    </style:style>
    <style:style style:name="P50" style:family="paragraph" style:parent-style-name="Text_20_body" style:list-style-name="L31">
      <style:text-properties fo:color="#ffffff" loext:opacity="100%"/>
    </style:style>
    <style:style style:name="P51" style:family="paragraph" style:parent-style-name="Text_20_body" style:list-style-name="L32">
      <style:text-properties fo:color="#ffffff" loext:opacity="100%"/>
    </style:style>
    <style:style style:name="P52" style:family="paragraph" style:parent-style-name="Text_20_body" style:list-style-name="L33">
      <style:text-properties fo:color="#ffffff" loext:opacity="100%"/>
    </style:style>
    <style:style style:name="P53" style:family="paragraph" style:parent-style-name="Text_20_body" style:list-style-name="L34">
      <style:text-properties fo:color="#ffffff" loext:opacity="100%"/>
    </style:style>
    <style:style style:name="P54" style:family="paragraph" style:parent-style-name="Text_20_body" style:list-style-name="L35">
      <style:text-properties fo:color="#ffffff" loext:opacity="100%"/>
    </style:style>
    <style:style style:name="P55" style:family="paragraph" style:parent-style-name="Text_20_body" style:list-style-name="L36">
      <style:text-properties fo:color="#ffffff" loext:opacity="100%"/>
    </style:style>
    <style:style style:name="P56" style:family="paragraph" style:parent-style-name="Text_20_body" style:list-style-name="L37">
      <style:text-properties fo:color="#ffffff" loext:opacity="100%"/>
    </style:style>
    <style:style style:name="P57" style:family="paragraph" style:parent-style-name="Text_20_body" style:list-style-name="L38">
      <style:text-properties fo:color="#ffffff" loext:opacity="100%"/>
    </style:style>
    <style:style style:name="P58" style:family="paragraph" style:parent-style-name="Text_20_body" style:list-style-name="L39">
      <style:text-properties fo:color="#ffffff" loext:opacity="100%"/>
    </style:style>
    <style:style style:name="P59" style:family="paragraph" style:parent-style-name="Text_20_body" style:list-style-name="L40">
      <style:text-properties fo:color="#ffffff" loext:opacity="100%"/>
    </style:style>
    <style:style style:name="P60" style:family="paragraph" style:parent-style-name="Text_20_body" style:list-style-name="L41">
      <style:text-properties fo:color="#ffffff" loext:opacity="100%"/>
    </style:style>
    <style:style style:name="P61" style:family="paragraph" style:parent-style-name="Text_20_body" style:list-style-name="L42">
      <style:text-properties fo:color="#ffffff" loext:opacity="100%"/>
    </style:style>
    <style:style style:name="P62" style:family="paragraph" style:parent-style-name="Text_20_body" style:list-style-name="L43">
      <style:text-properties fo:color="#ffffff" loext:opacity="100%"/>
    </style:style>
    <style:style style:name="P63" style:family="paragraph" style:parent-style-name="Text_20_body" style:list-style-name="L43">
      <style:text-properties fo:color="#ffffff" loext:opacity="100%" officeooo:paragraph-rsid="0030da9f"/>
    </style:style>
    <style:style style:name="P64" style:family="paragraph" style:parent-style-name="Text_20_body" style:list-style-name="L44">
      <style:text-properties fo:color="#ffffff" loext:opacity="100%"/>
    </style:style>
    <style:style style:name="P65" style:family="paragraph" style:parent-style-name="Text_20_body" style:list-style-name="L45">
      <style:text-properties fo:color="#ffffff" loext:opacity="100%"/>
    </style:style>
    <style:style style:name="P66" style:family="paragraph" style:parent-style-name="Text_20_body" style:list-style-name="L46">
      <style:text-properties fo:color="#ffffff" loext:opacity="100%"/>
    </style:style>
    <style:style style:name="P67" style:family="paragraph" style:parent-style-name="Text_20_body" style:list-style-name="L47">
      <style:text-properties fo:color="#ffffff" loext:opacity="100%"/>
    </style:style>
    <style:style style:name="P68" style:family="paragraph" style:parent-style-name="Text_20_body" style:list-style-name="L48">
      <style:text-properties fo:color="#ffffff" loext:opacity="100%"/>
    </style:style>
    <style:style style:name="P69" style:family="paragraph" style:parent-style-name="Text_20_body" style:list-style-name="L49">
      <style:text-properties fo:color="#ffffff" loext:opacity="100%"/>
    </style:style>
    <style:style style:name="P70" style:family="paragraph" style:parent-style-name="Text_20_body" style:list-style-name="L50">
      <style:text-properties fo:color="#ffffff" loext:opacity="100%"/>
    </style:style>
    <style:style style:name="P71" style:family="paragraph" style:parent-style-name="Text_20_body" style:list-style-name="L51">
      <style:text-properties fo:color="#ffffff" loext:opacity="100%"/>
    </style:style>
    <style:style style:name="P72" style:family="paragraph" style:parent-style-name="Text_20_body" style:list-style-name="L52">
      <style:text-properties fo:color="#ffffff" loext:opacity="100%"/>
    </style:style>
    <style:style style:name="P73" style:family="paragraph" style:parent-style-name="Text_20_body" style:list-style-name="L53">
      <style:text-properties fo:color="#ffffff" loext:opacity="100%"/>
    </style:style>
    <style:style style:name="P74" style:family="paragraph" style:parent-style-name="Text_20_body" style:list-style-name="L54">
      <style:text-properties fo:color="#ffffff" loext:opacity="100%"/>
    </style:style>
    <style:style style:name="P75" style:family="paragraph" style:parent-style-name="Text_20_body" style:list-style-name="L55">
      <style:text-properties fo:color="#ffffff" loext:opacity="100%"/>
    </style:style>
    <style:style style:name="P76" style:family="paragraph" style:parent-style-name="Text_20_body" style:list-style-name="L56">
      <style:text-properties fo:color="#ffffff" loext:opacity="100%"/>
    </style:style>
    <style:style style:name="P77" style:family="paragraph" style:parent-style-name="Text_20_body" style:list-style-name="L57">
      <style:text-properties fo:color="#ffffff" loext:opacity="100%"/>
    </style:style>
    <style:style style:name="P78" style:family="paragraph" style:parent-style-name="Text_20_body" style:list-style-name="L58">
      <style:text-properties fo:color="#ffffff" loext:opacity="100%"/>
    </style:style>
    <style:style style:name="P79" style:family="paragraph" style:parent-style-name="Text_20_body" style:list-style-name="L59">
      <style:text-properties fo:color="#ffffff" loext:opacity="100%"/>
    </style:style>
    <style:style style:name="P80" style:family="paragraph" style:parent-style-name="Text_20_body" style:list-style-name="L60">
      <style:text-properties fo:color="#ffffff" loext:opacity="100%"/>
    </style:style>
    <style:style style:name="P81" style:family="paragraph" style:parent-style-name="Text_20_body" style:list-style-name="L61">
      <style:text-properties fo:color="#ffffff" loext:opacity="100%"/>
    </style:style>
    <style:style style:name="P82" style:family="paragraph" style:parent-style-name="Text_20_body" style:list-style-name="L62">
      <style:text-properties fo:color="#ffffff" loext:opacity="100%"/>
    </style:style>
    <style:style style:name="P83" style:family="paragraph" style:parent-style-name="Text_20_body" style:list-style-name="L63">
      <style:text-properties fo:color="#ffffff" loext:opacity="100%"/>
    </style:style>
    <style:style style:name="P84" style:family="paragraph" style:parent-style-name="Text_20_body" style:list-style-name="L64">
      <style:text-properties fo:color="#ffffff" loext:opacity="100%"/>
    </style:style>
    <style:style style:name="P85" style:family="paragraph" style:parent-style-name="Text_20_body" style:list-style-name="L65">
      <style:text-properties fo:color="#ffffff" loext:opacity="100%"/>
    </style:style>
    <style:style style:name="P86" style:family="paragraph" style:parent-style-name="Text_20_body" style:list-style-name="L66">
      <style:text-properties fo:color="#ffffff" loext:opacity="100%"/>
    </style:style>
    <style:style style:name="P87" style:family="paragraph" style:parent-style-name="Text_20_body" style:list-style-name="L67">
      <style:text-properties fo:color="#ffffff" loext:opacity="100%"/>
    </style:style>
    <style:style style:name="P88" style:family="paragraph" style:parent-style-name="Text_20_body" style:list-style-name="L68">
      <style:text-properties fo:color="#ffffff" loext:opacity="100%"/>
    </style:style>
    <style:style style:name="P89" style:family="paragraph" style:parent-style-name="Quotations" style:list-style-name="L68">
      <style:text-properties fo:color="#ffffff" loext:opacity="100%"/>
    </style:style>
    <style:style style:name="P90" style:family="paragraph" style:parent-style-name="Text_20_body" style:list-style-name="L69">
      <style:text-properties fo:color="#ffffff" loext:opacity="100%"/>
    </style:style>
    <style:style style:name="P91" style:family="paragraph" style:parent-style-name="Text_20_body" style:list-style-name="L70">
      <style:text-properties fo:color="#ffffff" loext:opacity="100%"/>
    </style:style>
    <style:style style:name="P92" style:family="paragraph" style:parent-style-name="Text_20_body" style:list-style-name="L71">
      <style:text-properties fo:color="#ffffff" loext:opacity="100%"/>
    </style:style>
    <style:style style:name="P93" style:family="paragraph" style:parent-style-name="Text_20_body" style:list-style-name="L72">
      <style:text-properties fo:color="#ffffff" loext:opacity="100%"/>
    </style:style>
    <style:style style:name="P94" style:family="paragraph" style:parent-style-name="Text_20_body" style:list-style-name="L73">
      <style:text-properties fo:color="#ffffff" loext:opacity="100%"/>
    </style:style>
    <style:style style:name="P95" style:family="paragraph" style:parent-style-name="Text_20_body" style:list-style-name="L74">
      <style:text-properties fo:color="#ffffff" loext:opacity="100%"/>
    </style:style>
    <style:style style:name="P96" style:family="paragraph" style:parent-style-name="Text_20_body" style:list-style-name="L75">
      <style:text-properties fo:color="#ffffff" loext:opacity="100%"/>
    </style:style>
    <style:style style:name="P97" style:family="paragraph" style:parent-style-name="Horizontal_20_Line">
      <style:paragraph-properties fo:margin-top="0cm" fo:margin-bottom="0.247cm" style:contextual-spacing="false" fo:line-height="115%"/>
      <style:text-properties fo:color="#ffffff" loext:opacity="100%"/>
    </style:style>
    <style:style style:name="P98" style:family="paragraph" style:parent-style-name="Heading_20_2">
      <style:paragraph-properties fo:margin-top="0cm" fo:margin-bottom="0.247cm" style:contextual-spacing="false" fo:line-height="115%"/>
      <style:text-properties fo:color="#ffffff" loext:opacity="100%"/>
    </style:style>
    <style:style style:name="P9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/>
    </style:style>
    <style:style style:name="P100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/>
    </style:style>
    <style:style style:name="P101" style:family="paragraph" style:parent-style-name="Heading_20_3">
      <style:paragraph-properties fo:margin-top="0cm" fo:margin-bottom="0.247cm" style:contextual-spacing="false" fo:line-height="115%"/>
      <style:text-properties fo:color="#ffffff" loext:opacity="100%"/>
    </style:style>
    <style:style style:name="P102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103" style:family="paragraph" style:parent-style-name="Text_20_body" style:list-style-name="L76">
      <style:text-properties fo:color="#ffffff" loext:opacity="100%"/>
    </style:style>
    <style:style style:name="P104" style:family="paragraph" style:parent-style-name="Text_20_body" style:list-style-name="L77">
      <style:text-properties fo:color="#ffffff" loext:opacity="100%"/>
    </style:style>
    <style:style style:name="P105" style:family="paragraph" style:parent-style-name="Text_20_body" style:list-style-name="L78">
      <style:text-properties fo:color="#ffffff" loext:opacity="100%"/>
    </style:style>
    <style:style style:name="P106" style:family="paragraph" style:parent-style-name="Text_20_body" style:list-style-name="L79">
      <style:text-properties fo:color="#ffffff" loext:opacity="100%"/>
    </style:style>
    <style:style style:name="P107" style:family="paragraph" style:parent-style-name="Text_20_body" style:list-style-name="L80">
      <style:text-properties fo:color="#ffffff" loext:opacity="100%"/>
    </style:style>
    <style:style style:name="P108" style:family="paragraph" style:parent-style-name="Text_20_body" style:list-style-name="L81">
      <style:text-properties fo:color="#ffffff" loext:opacity="100%"/>
    </style:style>
    <style:style style:name="P109" style:family="paragraph" style:parent-style-name="Text_20_body" style:list-style-name="L82">
      <style:text-properties fo:color="#ffffff" loext:opacity="100%"/>
    </style:style>
    <style:style style:name="P110" style:family="paragraph" style:parent-style-name="Text_20_body" style:list-style-name="L83">
      <style:text-properties fo:color="#ffffff" loext:opacity="100%"/>
    </style:style>
    <style:style style:name="P111" style:family="paragraph" style:parent-style-name="Text_20_body" style:list-style-name="L84">
      <style:text-properties fo:color="#ffffff" loext:opacity="100%"/>
    </style:style>
    <style:style style:name="P112" style:family="paragraph" style:parent-style-name="Text_20_body" style:list-style-name="L85">
      <style:text-properties fo:color="#ffffff" loext:opacity="100%"/>
    </style:style>
    <style:style style:name="P113" style:family="paragraph" style:parent-style-name="Text_20_body" style:list-style-name="L86">
      <style:text-properties fo:color="#ffffff" loext:opacity="100%"/>
    </style:style>
    <style:style style:name="P114" style:family="paragraph" style:parent-style-name="Text_20_body" style:list-style-name="L87">
      <style:text-properties fo:color="#ffffff" loext:opacity="100%"/>
    </style:style>
    <style:style style:name="P115" style:family="paragraph" style:parent-style-name="Text_20_body" style:list-style-name="L88">
      <style:text-properties fo:color="#ffffff" loext:opacity="100%"/>
    </style:style>
    <style:style style:name="P116" style:family="paragraph" style:parent-style-name="Text_20_body" style:list-style-name="L89">
      <style:text-properties fo:color="#ffffff" loext:opacity="100%"/>
    </style:style>
    <style:style style:name="P117" style:family="paragraph" style:parent-style-name="Text_20_body" style:list-style-name="L90">
      <style:text-properties fo:color="#ffffff" loext:opacity="100%"/>
    </style:style>
    <style:style style:name="P118" style:family="paragraph" style:parent-style-name="Text_20_body" style:list-style-name="L91">
      <style:text-properties fo:color="#ffffff" loext:opacity="100%"/>
    </style:style>
    <style:style style:name="P119" style:family="paragraph" style:parent-style-name="Text_20_body" style:list-style-name="L92">
      <style:text-properties fo:color="#ffffff" loext:opacity="100%"/>
    </style:style>
    <style:style style:name="P120" style:family="paragraph" style:parent-style-name="Text_20_body" style:list-style-name="L93">
      <style:text-properties fo:color="#ffffff" loext:opacity="100%"/>
    </style:style>
    <style:style style:name="P121" style:family="paragraph" style:parent-style-name="Text_20_body" style:list-style-name="L94">
      <style:text-properties fo:color="#ffffff" loext:opacity="100%"/>
    </style:style>
    <style:style style:name="P122" style:family="paragraph" style:parent-style-name="Text_20_body" style:list-style-name="L95">
      <style:text-properties fo:color="#ffffff" loext:opacity="100%"/>
    </style:style>
    <style:style style:name="P123" style:family="paragraph" style:parent-style-name="Text_20_body" style:list-style-name="L96">
      <style:text-properties fo:color="#ffffff" loext:opacity="100%"/>
    </style:style>
    <style:style style:name="P124" style:family="paragraph" style:parent-style-name="Text_20_body" style:list-style-name="L97">
      <style:text-properties fo:color="#ffffff" loext:opacity="100%"/>
    </style:style>
    <style:style style:name="P125" style:family="paragraph" style:parent-style-name="Text_20_body" style:list-style-name="L98">
      <style:text-properties fo:color="#ffffff" loext:opacity="100%"/>
    </style:style>
    <style:style style:name="P126" style:family="paragraph" style:parent-style-name="Text_20_body" style:list-style-name="L99">
      <style:text-properties fo:color="#ffffff" loext:opacity="100%"/>
    </style:style>
    <style:style style:name="P127" style:family="paragraph" style:parent-style-name="Text_20_body" style:list-style-name="L100">
      <style:text-properties fo:color="#ffffff" loext:opacity="100%"/>
    </style:style>
    <style:style style:name="P128" style:family="paragraph" style:parent-style-name="Text_20_body" style:list-style-name="L101"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Что такое </text:span><text:span text:style-name="Source_20_Text"><text:span text:style-name="T1">try..catch</text:span></text:span><text:span text:style-name="T1"> вообще</text:span></text:h>
      <text:p text:style-name="Text_20_body"><text:span text:style-name="T1">Это конструкция </text:span><text:span text:style-name="Strong_20_Emphasis"><text:span text:style-name="T1">«попробуй — если сломалось, разберись»</text:span></text:span><text:span text:style-name="T1">.</text:span></text:p>
      <text:p text:style-name="P1"><text:span text:style-name="Source_20_Text"><text:span text:style-name="T1">try {</text:span></text:span></text:p>
      <text:p text:style-name="P2"><text:span text:style-name="Source_20_Text"><text:span text:style-name="T1"><text:s text:c="2"/>// пробуем выполнить код</text:span></text:span></text:p>
      <text:p text:style-name="P2"><text:span text:style-name="Source_20_Text"><text:span text:style-name="T1">} catch (err) {</text:span></text:span></text:p>
      <text:p text:style-name="P2"><text:span text:style-name="Source_20_Text"><text:span text:style-name="T1"><text:s text:c="2"/>// сюда попадаем, если что-то пошло не так</text:span></text:span></text:p>
      <text:p text:style-name="P3"><text:span text:style-name="Source_20_Text"><text:span text:style-name="T1">}</text:span></text:span></text:p>
      <text:p text:style-name="P4"/>
      <text:h text:style-name="Heading_20_2" text:outline-level="2"><text:span text:style-name="T1">Как JavaScript выполняет </text:span><text:span text:style-name="Source_20_Text"><text:span text:style-name="T1">try..catch</text:span></text:span></text:h>
      <text:h text:style-name="Heading_20_3" text:outline-level="3"><text:span text:style-name="T1">ШАГ 1. Выполнение </text:span><text:span text:style-name="Source_20_Text"><text:span text:style-name="T1">try</text:span></text:span></text:h>
      <text:p text:style-name="P1"><text:span text:style-name="Source_20_Text"><text:span text:style-name="T1">try {</text:span></text:span></text:p>
      <text:p text:style-name="P2"><text:span text:style-name="Source_20_Text"><text:span text:style-name="T1"><text:s text:c="2"/>// код</text:span></text:span></text:p>
      <text:p text:style-name="P3"><text:span text:style-name="Source_20_Text"><text:span text:style-name="T1">}</text:span></text:span></text:p>
      <text:p text:style-name="Text_20_body"><text:span text:style-name="T1">JavaScript начинает </text:span><text:span text:style-name="Strong_20_Emphasis"><text:span text:style-name="T1">выполнять код построчно</text:span></text:span><text:span text:style-name="T1"> внутри </text:span><text:span text:style-name="Source_20_Text"><text:span text:style-name="T1">try</text:span></text:span><text:span text:style-name="T1">.</text:span></text:p>
      <text:p text:style-name="P4"/>
      <text:h text:style-name="P5" text:outline-level="3">ШАГ 2. Возможны два варианта</text:h>
      <text:p text:style-name="P4"/>
      <text:h text:style-name="P6" text:outline-level="2">✅ Вариант 1: ошибки НЕТ</text:h>
      <text:p text:style-name="P1"><text:span text:style-name="Source_20_Text"><text:span text:style-name="T1">try {</text:span></text:span></text:p>
      <text:p text:style-name="P2"><text:span text:style-name="Source_20_Text"><text:span text:style-name="T1"><text:s text:c="2"/>let x = 5 + 5;</text:span></text:span></text:p>
      <text:p text:style-name="P2"><text:span text:style-name="Source_20_Text"><text:span text:style-name="T1"><text:s text:c="2"/>console.log(x);</text:span></text:span></text:p>
      <text:p text:style-name="P3"><text:span text:style-name="Source_20_Text"><text:span text:style-name="T1">}</text:span></text:span></text:p>
      <text:p text:style-name="P7">Что происходит:</text:p>
      <text:list text:style-name="L1">
        <text:list-item>
          <text:p text:style-name="P8">Код выполняется</text:p>
        </text:list-item>
        <text:list-item>
          <text:p text:style-name="P8">Ошибок нет</text:p>
        </text:list-item>
        <text:list-item>
          <text:p text:style-name="P9"><text:span text:style-name="Source_20_Text"><text:span text:style-name="T1">catch</text:span></text:span><text:span text:style-name="T1"> </text:span><text:span text:style-name="Strong_20_Emphasis"><text:span text:style-name="T1">полностью пропускается</text:span></text:span></text:p>
        </text:list-item>
        <text:list-item>
          <text:p text:style-name="P8">Программа идёт дальше</text:p>
        </text:list-item>
      </text:list>
      <text:p text:style-name="Text_20_body"><text:span text:style-name="T1">👉 </text:span><text:span text:style-name="Source_20_Text"><text:span text:style-name="T1">catch</text:span></text:span><text:span text:style-name="T1"> вообще </text:span><text:span text:style-name="Strong_20_Emphasis"><text:span text:style-name="T1">не выполняется</text:span></text:span></text:p>
      <text:p text:style-name="P4"/>
      <text:h text:style-name="P6" text:outline-level="2">❌ Вариант 2: ошибка ЕСТЬ</text:h>
      <text:p text:style-name="P1"><text:span text:style-name="Source_20_Text"><text:span text:style-name="T1">try {</text:span></text:span></text:p>
      <text:p text:style-name="P2"><text:span text:style-name="Source_20_Text"><text:span text:style-name="T1"><text:s text:c="2"/>blabla(); // такой функции нет</text:span></text:span></text:p>
      <text:p text:style-name="P2"><text:span text:style-name="Source_20_Text"><text:span text:style-name="T1"><text:s text:c="2"/>console.log("не выполнится");</text:span></text:span></text:p>
      <text:p text:style-name="P3"><text:span text:style-name="Source_20_Text"><text:span text:style-name="T1">}</text:span></text:span></text:p>
      <text:p text:style-name="P7"><text:soft-page-break/>Что происходит:</text:p>
      <text:list text:style-name="L2">
        <text:list-item>
          <text:p text:style-name="P10"><text:span text:style-name="T1">JavaScript начал </text:span><text:span text:style-name="Source_20_Text"><text:span text:style-name="T1">try</text:span></text:span></text:p>
        </text:list-item>
        <text:list-item>
          <text:p text:style-name="P10"><text:span text:style-name="T1">Дошёл до </text:span><text:span text:style-name="Source_20_Text"><text:span text:style-name="T1">blabla()</text:span></text:span></text:p>
        </text:list-item>
        <text:list-item>
          <text:p text:style-name="P10"><text:span text:style-name="T1">❌ </text:span><text:span text:style-name="Strong_20_Emphasis"><text:span text:style-name="T1">Ошибка</text:span></text:span></text:p>
        </text:list-item>
        <text:list-item>
          <text:p text:style-name="P10"><text:span text:style-name="Source_20_Text"><text:span text:style-name="T1">try</text:span></text:span><text:span text:style-name="T1"> </text:span><text:span text:style-name="Strong_20_Emphasis"><text:span text:style-name="T1">мгновенно прерывается</text:span></text:span></text:p>
        </text:list-item>
        <text:list-item>
          <text:p text:style-name="P10"><text:span text:style-name="T1">Всё, что ниже в </text:span><text:span text:style-name="Source_20_Text"><text:span text:style-name="T1">try</text:span></text:span><text:span text:style-name="T1">, </text:span><text:span text:style-name="Strong_20_Emphasis"><text:span text:style-name="T1">не выполняется</text:span></text:span></text:p>
        </text:list-item>
        <text:list-item>
          <text:p text:style-name="P10"><text:span text:style-name="T1">Переход в </text:span><text:span text:style-name="Source_20_Text"><text:span text:style-name="T1">catch</text:span></text:span></text:p>
        </text:list-item>
      </text:list>
      <text:p text:style-name="P4"/>
      <text:h text:style-name="Heading_20_2" text:outline-level="2"><text:span text:style-name="T1">Что такое </text:span><text:span text:style-name="Source_20_Text"><text:span text:style-name="T1">catch (err)</text:span></text:span></text:h>
      <text:p text:style-name="P1"><text:span text:style-name="Source_20_Text"><text:span text:style-name="T1">catch (err) {</text:span></text:span></text:p>
      <text:p text:style-name="P2"><text:span text:style-name="Source_20_Text"><text:span text:style-name="T1"><text:s text:c="2"/>// обработка ошибки</text:span></text:span></text:p>
      <text:p text:style-name="P3"><text:span text:style-name="Source_20_Text"><text:span text:style-name="T1">}</text:span></text:span></text:p>
      <text:list text:style-name="L3">
        <text:list-item>
          <text:p text:style-name="P11"><text:span text:style-name="Source_20_Text"><text:span text:style-name="T1">err</text:span></text:span><text:span text:style-name="T1"> — это </text:span><text:span text:style-name="Strong_20_Emphasis"><text:span text:style-name="T1">объект ошибки</text:span></text:span></text:p>
        </text:list-item>
        <text:list-item>
          <text:p text:style-name="P12">он создаётся автоматически JavaScript</text:p>
        </text:list-item>
        <text:list-item>
          <text:p text:style-name="P12">в нём есть информация о проблеме</text:p>
        </text:list-item>
      </text:list>
      <text:p text:style-name="P7">Пример:</text:p>
      <text:p text:style-name="P1"><text:span text:style-name="Source_20_Text"><text:span text:style-name="T1">console.log(err.name); <text:s text:c="3"/>// тип ошибки (ReferenceError, SyntaxError...)</text:span></text:span></text:p>
      <text:p text:style-name="P3"><text:span text:style-name="Source_20_Text"><text:span text:style-name="T1">console.log(err.message); // текст ошибки</text:span></text:span></text:p>
      <text:p text:style-name="P4"/>
      <text:h text:style-name="P6" text:outline-level="2">Полный пример, по шагам</text:h>
      <text:p text:style-name="P1"><text:span text:style-name="Source_20_Text"><text:span text:style-name="T1">try {</text:span></text:span></text:p>
      <text:p text:style-name="P2"><text:span text:style-name="Source_20_Text"><text:span text:style-name="T1"><text:s text:c="2"/>console.log("1");</text:span></text:span></text:p>
      <text:p text:style-name="P2"><text:span text:style-name="Source_20_Text"><text:span text:style-name="T1"><text:s text:c="2"/>blabla(); <text:s text:c="13"/>// ошибка</text:span></text:span></text:p>
      <text:p text:style-name="P2"><text:span text:style-name="Source_20_Text"><text:span text:style-name="T1"><text:s text:c="2"/>console.log("2"); <text:s text:c="5"/>// не выполнится</text:span></text:span></text:p>
      <text:p text:style-name="P2"><text:span text:style-name="Source_20_Text"><text:span text:style-name="T1">} catch (err) {</text:span></text:span></text:p>
      <text:p text:style-name="P2"><text:span text:style-name="Source_20_Text"><text:span text:style-name="T1"><text:s text:c="2"/>console.log("Поймали ошибку");</text:span></text:span></text:p>
      <text:p text:style-name="P2"><text:span text:style-name="Source_20_Text"><text:span text:style-name="T1"><text:s text:c="2"/>console.log(err.name);</text:span></text:span></text:p>
      <text:p text:style-name="P2"><text:span text:style-name="Source_20_Text"><text:span text:style-name="T1">}</text:span></text:span></text:p>
      <text:p text:style-name="P3"><text:span text:style-name="Source_20_Text"><text:span text:style-name="T1">console.log("3");</text:span></text:span></text:p>
      <text:h text:style-name="P5" text:outline-level="3">Что выведется:</text:h>
      <text:p text:style-name="P1"><text:span text:style-name="Source_20_Text"><text:span text:style-name="T1">1</text:span></text:span></text:p>
      <text:p text:style-name="P2"><text:span text:style-name="Source_20_Text"><text:span text:style-name="T1">Поймали ошибку</text:span></text:span></text:p>
      <text:p text:style-name="P2"><text:span text:style-name="Source_20_Text"><text:span text:style-name="T1">ReferenceError</text:span></text:span></text:p>
      <text:p text:style-name="P3"><text:span text:style-name="Source_20_Text"><text:span text:style-name="T1">3</text:span></text:span></text:p>
      <text:p text:style-name="P4"/>
      <text:h text:style-name="P6" text:outline-level="2"><text:soft-page-break/>Важно запомнить</text:h>
      <text:h text:style-name="Heading_20_3" text:outline-level="3"><text:span text:style-name="T1">1️⃣ </text:span><text:span text:style-name="Source_20_Text"><text:span text:style-name="T1">try</text:span></text:span><text:span text:style-name="T1"> не предотвращает ошибку</text:span></text:h>
      <text:p text:style-name="Text_20_body"><text:span text:style-name="T1">Он </text:span><text:span text:style-name="Strong_20_Emphasis"><text:span text:style-name="T1">ловит её</text:span></text:span><text:span text:style-name="T1">, чтобы программа не упала.</text:span></text:p>
      <text:h text:style-name="Heading_20_3" text:outline-level="3"><text:span text:style-name="T1">2️⃣ </text:span><text:span text:style-name="Source_20_Text"><text:span text:style-name="T1">catch</text:span></text:span><text:span text:style-name="T1"> выполняется ТОЛЬКО при ошибке</text:span></text:h>
      <text:p text:style-name="P7">Если ошибки нет — его как будто не существует.</text:p>
      <text:h text:style-name="Heading_20_3" text:outline-level="3"><text:span text:style-name="T1">3️⃣ После </text:span><text:span text:style-name="Source_20_Text"><text:span text:style-name="T1">catch</text:span></text:span><text:span text:style-name="T1"> программа продолжает работу</text:span></text:h>
      <text:p text:style-name="Text_20_body"><text:span text:style-name="T1">Если ты </text:span><text:span text:style-name="Strong_20_Emphasis"><text:span text:style-name="T1">не сделал </text:span></text:span><text:span text:style-name="Strong_20_Emphasis"><text:span text:style-name="Source_20_Text"><text:span text:style-name="T1">throw</text:span></text:span></text:span><text:span text:style-name="Strong_20_Emphasis"><text:span text:style-name="T1"> внутри catch</text:span></text:span></text:p>
      <text:p text:style-name="P4"/>
      <text:h text:style-name="P6" text:outline-level="2">Очень коротко</text:h>
      <text:list text:style-name="L4">
        <text:list-item>
          <text:p text:style-name="P13"><text:span text:style-name="Source_20_Text"><text:span text:style-name="T1">try</text:span></text:span><text:span text:style-name="T1"> — </text:span><text:span text:style-name="Strong_20_Emphasis"><text:span text:style-name="T1">пробуем</text:span></text:span></text:p>
        </text:list-item>
        <text:list-item>
          <text:p text:style-name="P13"><text:span text:style-name="T1">ошибка? → </text:span><text:span text:style-name="Strong_20_Emphasis"><text:span text:style-name="T1">прыжок в catch</text:span></text:span></text:p>
        </text:list-item>
        <text:list-item>
          <text:p text:style-name="P13"><text:span text:style-name="T1">нет ошибки? → </text:span><text:span text:style-name="Strong_20_Emphasis"><text:span text:style-name="T1">catch пропускается</text:span></text:span></text:p>
        </text:list-item>
        <text:list-item>
          <text:p text:style-name="P13"><text:span text:style-name="Source_20_Text"><text:span text:style-name="T1">err</text:span></text:span><text:span text:style-name="T1"> — это </text:span><text:span text:style-name="Strong_20_Emphasis"><text:span text:style-name="T1">описание ошибки</text:span></text:span></text:p>
        </text:list-item>
      </text:list>
      <text:p text:style-name="P14"/>
      <text:p text:style-name="P14"/>
      <text:p text:style-name="P7">👉 <text:span text:style-name="Strong_20_Emphasis"><text:span text:style-name="Source_20_Text">try..catch</text:span></text:span><text:span text:style-name="Strong_20_Emphasis"> ловит ТОЛЬКО ошибки, которые происходят ВО ВРЕМЯ выполнения кода</text:span><text:line-break/>👉 Он <text:span text:style-name="Strong_20_Emphasis">НЕ может поймать ошибки, если код вообще не может быть прочитан</text:span></text:p>
      <text:p text:style-name="P4"/>
      <text:h text:style-name="P6" text:outline-level="2">Как JavaScript работает с кодом (упрощённо)</text:h>
      <text:p text:style-name="P7">У JavaScript есть <text:span text:style-name="Strong_20_Emphasis">2 шага</text:span>:</text:p>
      <text:h text:style-name="P5" text:outline-level="3">1️⃣ Сначала он ЧИТАЕТ код</text:h>
      <text:p text:style-name="P7">(проверяет: правильно ли написан язык)</text:p>
      <text:h text:style-name="P5" text:outline-level="3">2️⃣ Потом ВЫПОЛНЯЕТ код</text:h>
      <text:p text:style-name="P7">(запускает строки одну за другой)</text:p>
      <text:p text:style-name="P4"/>
      <text:h text:style-name="P6" text:outline-level="2">Ошибки бывают двух видов</text:h>
      <text:p text:style-name="P4"/>
      <text:h text:style-name="P6" text:outline-level="2"><text:soft-page-break/>❌ Ошибки чтения (синтаксические, parsing errors)</text:h>
      <text:p text:style-name="P7">Пример:</text:p>
      <text:p text:style-name="P15"><text:span text:style-name="Source_20_Text">try {</text:span></text:p>
      <text:p text:style-name="P16"><text:span text:style-name="Source_20_Text"><text:s text:c="2"/>{{{{{{{{{{{{</text:span></text:p>
      <text:p text:style-name="P16"><text:span text:style-name="Source_20_Text">} catch(e) {</text:span></text:p>
      <text:p text:style-name="P16"><text:span text:style-name="Source_20_Text"><text:s text:c="2"/>alert("...");</text:span></text:p>
      <text:p text:style-name="P17"><text:span text:style-name="Source_20_Text">}</text:span></text:p>
      <text:p text:style-name="P7">Что происходит:</text:p>
      <text:list text:style-name="L5">
        <text:list-item>
          <text:p text:style-name="P18">JavaScript <text:span text:style-name="Strong_20_Emphasis">даже не понимает</text:span>, что это за код</text:p>
        </text:list-item>
        <text:list-item>
          <text:p text:style-name="P18">он <text:span text:style-name="Strong_20_Emphasis">не может его прочитать</text:span></text:p>
        </text:list-item>
        <text:list-item>
          <text:p text:style-name="P18">выполнение <text:span text:style-name="Strong_20_Emphasis">не начинается вообще</text:span></text:p>
        </text:list-item>
      </text:list>
      <text:p text:style-name="P7">🚫 Поэтому:</text:p>
      <text:list text:style-name="L6">
        <text:list-item>
          <text:p text:style-name="P19"><text:span text:style-name="Source_20_Text">try</text:span> не запускается</text:p>
        </text:list-item>
        <text:list-item>
          <text:p text:style-name="P19"><text:span text:style-name="Source_20_Text">catch</text:span> не существует</text:p>
        </text:list-item>
        <text:list-item>
          <text:p text:style-name="P19">ошибка возникает <text:span text:style-name="Strong_20_Emphasis">раньше</text:span></text:p>
        </text:list-item>
      </text:list>
      <text:p text:style-name="P7">💡 Аналогия:</text:p>
      <text:p text:style-name="P20">Ты дал человеку текст на неизвестном языке.<text:line-break/>Он не может даже начать читать — не то что понять смысл.</text:p>
      <text:p text:style-name="P4"/>
      <text:h text:style-name="P6" text:outline-level="2">✅ Ошибки выполнения (runtime errors)</text:h>
      <text:p text:style-name="P7">Пример:</text:p>
      <text:p text:style-name="P15"><text:span text:style-name="Source_20_Text">try {</text:span></text:p>
      <text:p text:style-name="P16"><text:span text:style-name="Source_20_Text"><text:s text:c="2"/>let x = 10;</text:span></text:p>
      <text:p text:style-name="P16"><text:span text:style-name="Source_20_Text"><text:s text:c="2"/>blabla(); // ошибка во время выполнения</text:span></text:p>
      <text:p text:style-name="P16"><text:span text:style-name="Source_20_Text">} catch (e) {</text:span></text:p>
      <text:p text:style-name="P16"><text:span text:style-name="Source_20_Text"><text:s text:c="2"/>console.log("Ошибка поймана");</text:span></text:p>
      <text:p text:style-name="P17"><text:span text:style-name="Source_20_Text">}</text:span></text:p>
      <text:p text:style-name="P7">Что происходит:</text:p>
      <text:list text:style-name="L7">
        <text:list-item>
          <text:p text:style-name="P21">Код <text:span text:style-name="Strong_20_Emphasis">корректный</text:span>, движок его понял</text:p>
        </text:list-item>
        <text:list-item>
          <text:p text:style-name="P21">Выполнение началось</text:p>
        </text:list-item>
        <text:list-item>
          <text:p text:style-name="P21">На строке <text:span text:style-name="Source_20_Text">blabla()</text:span> — ❌ ошибка</text:p>
        </text:list-item>
        <text:list-item>
          <text:p text:style-name="P21"><text:span text:style-name="Source_20_Text">try</text:span> <text:span text:style-name="Strong_20_Emphasis">прерывается</text:span></text:p>
        </text:list-item>
        <text:list-item>
          <text:p text:style-name="P21">Переход в <text:span text:style-name="Source_20_Text">catch</text:span></text:p>
        </text:list-item>
        <text:list-item>
          <text:p text:style-name="P21">Ошибка обработана</text:p>
        </text:list-item>
      </text:list>
      <text:p text:style-name="P7">✔ Вот такие ошибки <text:span text:style-name="Source_20_Text">try..catch</text:span> ловит</text:p>
      <text:p text:style-name="P4"/>
      <text:h text:style-name="P6" text:outline-level="2"><text:soft-page-break/>Почему нельзя ловить синтаксические ошибки</text:h>
      <text:p text:style-name="P7">Потому что:</text:p>
      <text:list text:style-name="L8">
        <text:list-item>
          <text:p text:style-name="P22"><text:span text:style-name="Source_20_Text">try..catch</text:span> — это <text:span text:style-name="Strong_20_Emphasis">часть кода</text:span></text:p>
        </text:list-item>
        <text:list-item>
          <text:p text:style-name="P22">а код с синтаксической ошибкой <text:span text:style-name="Strong_20_Emphasis">не может быть выполнен</text:span></text:p>
        </text:list-item>
        <text:list-item>
          <text:p text:style-name="P22">значит <text:span text:style-name="Source_20_Text">catch</text:span> <text:span text:style-name="Strong_20_Emphasis">не может существовать</text:span></text:p>
        </text:list-item>
      </text:list>
      <text:h text:style-name="P6" text:outline-level="2">Главное правило (одно предложение)</text:h>
      <text:p text:style-name="P7">👉 <text:span text:style-name="Strong_20_Emphasis"><text:span text:style-name="Source_20_Text">try..catch</text:span></text:span><text:span text:style-name="Strong_20_Emphasis"> ловит ошибки только там, где код выполняется СЕЙЧАС</text:span>,<text:line-break/>а не позже.</text:p>
      <text:p text:style-name="P4"/>
      <text:h text:style-name="P6" text:outline-level="2">Что значит «работает синхронно»</text:h>
      <text:p text:style-name="P7"><text:span text:style-name="Strong_20_Emphasis">Синхронно</text:span> = прямо сейчас, по порядку, строка за строкой.</text:p>
      <text:p text:style-name="P15"><text:span text:style-name="Source_20_Text">try {</text:span></text:p>
      <text:p text:style-name="P16"><text:span text:style-name="Source_20_Text"><text:s text:c="2"/>console.log("1");</text:span></text:p>
      <text:p text:style-name="P16"><text:span text:style-name="Source_20_Text"><text:s text:c="2"/>console.log("2");</text:span></text:p>
      <text:p text:style-name="P17"><text:span text:style-name="Source_20_Text">}</text:span></text:p>
      <text:p text:style-name="P7">Код выполнился <text:span text:style-name="Strong_20_Emphasis">сразу</text:span>, и <text:span text:style-name="Source_20_Text">try..catch</text:span> рядом — он «на месте».</text:p>
      <text:p text:style-name="P4"/>
      <text:h text:style-name="P6" text:outline-level="2">Почему первый пример НЕ работает</text:h>
      <text:p text:style-name="P15"><text:span text:style-name="Source_20_Text">try {</text:span></text:p>
      <text:p text:style-name="P16"><text:span text:style-name="Source_20_Text"><text:s text:c="2"/>setTimeout(function() {</text:span></text:p>
      <text:p text:style-name="P16"><text:span text:style-name="Source_20_Text"><text:s text:c="4"/>noSuchVariable; // ошибка</text:span></text:p>
      <text:p text:style-name="P16"><text:span text:style-name="Source_20_Text"><text:s text:c="2"/>}, 1000);</text:span></text:p>
      <text:p text:style-name="P16"><text:span text:style-name="Source_20_Text">} catch (e) {</text:span></text:p>
      <text:p text:style-name="P16"><text:span text:style-name="Source_20_Text"><text:s text:c="2"/>alert("не сработает");</text:span></text:p>
      <text:p text:style-name="P17"><text:span text:style-name="Source_20_Text">}</text:span></text:p>
      <text:h text:style-name="P5" text:outline-level="3">Что реально происходит</text:h>
      <text:list text:style-name="L9">
        <text:list-item>
          <text:p text:style-name="P23">JavaScript зашёл в <text:span text:style-name="Source_20_Text">try</text:span></text:p>
        </text:list-item>
        <text:list-item>
          <text:p text:style-name="P23">Выполнил <text:span text:style-name="Source_20_Text">setTimeout(...)</text:span></text:p>
        </text:list-item>
        <text:list-item>
          <text:p text:style-name="P23"><text:span text:style-name="Strong_20_Emphasis">setTimeout не выполняет функцию сразу</text:span><text:line-break/>Он говорит:</text:p>
          <text:p text:style-name="P24">«Выполню её через 1 секунду»</text:p>
        </text:list-item>
        <text:list-item>
          <text:p text:style-name="P23"><text:span text:style-name="Source_20_Text">try</text:span> <text:span text:style-name="Strong_20_Emphasis">закончился</text:span></text:p>
        </text:list-item>
        <text:list-item>
          <text:p text:style-name="P23">JavaScript пошёл дальше</text:p>
        </text:list-item>
      </text:list>
      <text:p text:style-name="P7">⏱ Через 1 секунду:</text:p>
      <text:list text:style-name="L10">
        <text:list-item>
          <text:p text:style-name="P25"><text:soft-page-break/>функция выполняется</text:p>
        </text:list-item>
        <text:list-item>
          <text:p text:style-name="P25">ошибка возникает</text:p>
        </text:list-item>
        <text:list-item>
          <text:p text:style-name="P25">НО <text:span text:style-name="Source_20_Text">try..catch</text:span> <text:span text:style-name="Strong_20_Emphasis">уже давно закончился</text:span></text:p>
        </text:list-item>
      </text:list>
      <text:p text:style-name="P7">❌ Ловить некому</text:p>
      <text:p text:style-name="P4"/>
      <text:h text:style-name="P6" text:outline-level="2">Простая аналогия</text:h>
      <text:p text:style-name="P7">Представь:</text:p>
      <text:p text:style-name="P26"><text:span text:style-name="Source_20_Text">try = охранник</text:span></text:p>
      <text:list text:style-name="L11">
        <text:list-item>
          <text:p text:style-name="P27">охранник стоит <text:span text:style-name="Strong_20_Emphasis">сейчас</text:span></text:p>
        </text:list-item>
        <text:list-item>
          <text:p text:style-name="P27">через секунду охранник <text:span text:style-name="Strong_20_Emphasis">ушёл</text:span></text:p>
        </text:list-item>
        <text:list-item>
          <text:p text:style-name="P27">проблема произошла <text:span text:style-name="Strong_20_Emphasis">позже</text:span></text:p>
        </text:list-item>
        <text:list-item>
          <text:p text:style-name="P27">охранника уже нет ❌</text:p>
        </text:list-item>
      </text:list>
      <text:p text:style-name="P4"/>
      <text:h text:style-name="P6" text:outline-level="2">Почему второй пример РАБОТАЕТ</text:h>
      <text:p text:style-name="P15"><text:span text:style-name="Source_20_Text">setTimeout(function() {</text:span></text:p>
      <text:p text:style-name="P16"><text:span text:style-name="Source_20_Text"><text:s text:c="2"/>try {</text:span></text:p>
      <text:p text:style-name="P16"><text:span text:style-name="Source_20_Text"><text:s text:c="4"/>noSuchVariable;</text:span></text:p>
      <text:p text:style-name="P16"><text:span text:style-name="Source_20_Text"><text:s text:c="2"/>} catch {</text:span></text:p>
      <text:p text:style-name="P16"><text:span text:style-name="Source_20_Text"><text:s text:c="4"/>alert("ошибка поймана!");</text:span></text:p>
      <text:p text:style-name="P16"><text:span text:style-name="Source_20_Text"><text:s text:c="2"/>}</text:span></text:p>
      <text:p text:style-name="P17"><text:span text:style-name="Source_20_Text">}, 1000);</text:span></text:p>
      <text:h text:style-name="P5" text:outline-level="3">Что тут происходит</text:h>
      <text:list text:style-name="L12">
        <text:list-item>
          <text:p text:style-name="P28">Прошла 1 секунда</text:p>
        </text:list-item>
        <text:list-item>
          <text:p text:style-name="P28">Функция начала выполняться</text:p>
        </text:list-item>
        <text:list-item>
          <text:p text:style-name="P28"><text:span text:style-name="Strong_20_Emphasis">Внутри неё есть try..catch</text:span></text:p>
        </text:list-item>
        <text:list-item>
          <text:p text:style-name="P28">Ошибка произошла</text:p>
        </text:list-item>
        <text:list-item>
          <text:p text:style-name="P28"><text:span text:style-name="Source_20_Text">catch</text:span> <text:span text:style-name="Strong_20_Emphasis">на месте</text:span></text:p>
        </text:list-item>
        <text:list-item>
          <text:p text:style-name="P28">Ошибка поймана ✔</text:p>
        </text:list-item>
      </text:list>
      <text:p text:style-name="P4"/>
      <text:h text:style-name="P6" text:outline-level="2">Ключевая мысль</text:h>
      <text:p text:style-name="P20"><text:span text:style-name="Source_20_Text">try..catch</text:span> должен быть <text:span text:style-name="Strong_20_Emphasis">там же и тогда же</text:span>,<text:line-break/>где возникает ошибка</text:p>
      <text:p text:style-name="P4"/>
      <text:h text:style-name="P6" text:outline-level="2"><text:soft-page-break/>Почему так сделано</text:h>
      <text:p text:style-name="P7">Потому что JavaScript:</text:p>
      <text:list text:style-name="L13">
        <text:list-item>
          <text:p text:style-name="P29">выполняет код <text:span text:style-name="Strong_20_Emphasis">по очереди</text:span></text:p>
        </text:list-item>
        <text:list-item>
          <text:p text:style-name="P29">не «держит открытым» <text:span text:style-name="Source_20_Text">try..catch</text:span> для будущих событий</text:p>
        </text:list-item>
      </text:list>
      <text:p text:style-name="P4"/>
      <text:h text:style-name="P6" text:outline-level="2">Коротко, чтобы запомнить</text:h>
      <text:list text:style-name="L14">
        <text:list-item>
          <text:p text:style-name="P30">❌ <text:span text:style-name="Source_20_Text">try..catch</text:span> НЕ ловит ошибки в <text:span text:style-name="Source_20_Text">setTimeout</text:span>, <text:span text:style-name="Source_20_Text">setInterval</text:span>, <text:span text:style-name="Source_20_Text">Promise</text:span></text:p>
        </text:list-item>
        <text:list-item>
          <text:p text:style-name="P30">✅ <text:span text:style-name="Source_20_Text">try..catch</text:span> ловит ошибки <text:span text:style-name="Strong_20_Emphasis">внутри этих функций</text:span></text:p>
        </text:list-item>
        <text:list-item>
          <text:p text:style-name="P30">❗ <text:span text:style-name="Source_20_Text">try..catch</text:span> работает <text:span text:style-name="Strong_20_Emphasis">только синхронно</text:span></text:p>
        </text:list-item>
      </text:list>
      <text:h text:style-name="P6" text:outline-level="2">Что такое «объект ошибки»</text:h>
      <text:p text:style-name="P7">Когда в JavaScript <text:span text:style-name="Strong_20_Emphasis">что-то ломается</text:span>, он <text:span text:style-name="Strong_20_Emphasis">не просто останавливается</text:span>, а создаёт <text:span text:style-name="Strong_20_Emphasis">специальный объект</text:span>.</text:p>
      <text:p text:style-name="P7">Этот объект:</text:p>
      <text:list text:style-name="L15">
        <text:list-item>
          <text:p text:style-name="P31">описывает <text:span text:style-name="Strong_20_Emphasis">что случилось</text:span></text:p>
        </text:list-item>
        <text:list-item>
          <text:p text:style-name="P31">передаётся в <text:span text:style-name="Source_20_Text">catch</text:span></text:p>
        </text:list-item>
      </text:list>
      <text:p text:style-name="P15"><text:span text:style-name="Source_20_Text">catch (err) {</text:span></text:p>
      <text:p text:style-name="P16"><text:span text:style-name="Source_20_Text"><text:s text:c="2"/>// err — это и есть объект ошибки</text:span></text:p>
      <text:p text:style-name="P17"><text:span text:style-name="Source_20_Text">}</text:span></text:p>
      <text:p text:style-name="P4"/>
      <text:h text:style-name="P6" text:outline-level="2">Что лежит внутри <text:span text:style-name="Source_20_Text">err</text:span></text:h>
      <text:p text:style-name="P7">Для всех стандартных ошибок JavaScript в нём есть <text:span text:style-name="Strong_20_Emphasis">минимум 2 главных свойства</text:span>.</text:p>
      <text:p text:style-name="P4"/>
      <text:h text:style-name="P6" text:outline-level="2">1️⃣ <text:span text:style-name="Source_20_Text">name</text:span> — имя ошибки</text:h>
      <text:p text:style-name="P7">Это <text:span text:style-name="Strong_20_Emphasis">тип ошибки</text:span>.</text:p>
      <text:p text:style-name="P7">Примеры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2">Ситуация</text:p>
            </table:table-cell>
            <table:table-cell table:style-name="Таблица1.A1" office:value-type="string">
              <text:p text:style-name="P32">name</text:p>
            </table:table-cell>
          </table:table-row>
        </table:table-header-rows>
        <table:table-row>
          <table:table-cell table:style-name="Таблица1.A1" office:value-type="string">
            <text:p text:style-name="P33">Переменная не существует</text:p>
          </table:table-cell>
          <table:table-cell table:style-name="Таблица1.A1" office:value-type="string">
            <text:p text:style-name="Table_20_Contents"><text:span text:style-name="Source_20_Text"><text:span text:style-name="T1">"ReferenceError"</text:span></text:span></text:p>
          </table:table-cell>
        </table:table-row>
        <table:table-row>
          <table:table-cell table:style-name="Таблица1.A1" office:value-type="string">
            <text:p text:style-name="P33">Ошибка синтаксиса</text:p>
          </table:table-cell>
          <table:table-cell table:style-name="Таблица1.A1" office:value-type="string">
            <text:p text:style-name="Table_20_Contents"><text:span text:style-name="Source_20_Text"><text:span text:style-name="T1">"SyntaxError"</text:span></text:span></text:p>
          </table:table-cell>
        </table:table-row>
        <table:table-row>
          <table:table-cell table:style-name="Таблица1.A1" office:value-type="string">
            <text:p text:style-name="P33">Деление не на то</text:p>
          </table:table-cell>
          <table:table-cell table:style-name="Таблица1.A1" office:value-type="string">
            <text:p text:style-name="Table_20_Contents"><text:span text:style-name="Source_20_Text"><text:span text:style-name="T1">"TypeError"</text:span></text:span></text:p>
          </table:table-cell>
        </table:table-row>
      </table:table>
      <text:p text:style-name="P7">Пример:</text:p>
      <text:p text:style-name="P15"><text:span text:style-name="Source_20_Text">try {</text:span></text:p>
      <text:p text:style-name="P16"><text:span text:style-name="Source_20_Text"><text:s text:c="2"/>noSuchVar;</text:span></text:p>
      <text:p text:style-name="P16"><text:soft-page-break/><text:span text:style-name="Source_20_Text">} catch (err) {</text:span></text:p>
      <text:p text:style-name="P16"><text:span text:style-name="Source_20_Text"><text:s text:c="2"/>console.log(err.name);</text:span></text:p>
      <text:p text:style-name="P17"><text:span text:style-name="Source_20_Text">}</text:span></text:p>
      <text:p text:style-name="P7">👉 Выведет:</text:p>
      <text:p text:style-name="P26"><text:span text:style-name="Source_20_Text">ReferenceError</text:span></text:p>
      <text:p text:style-name="P4"/>
      <text:h text:style-name="P6" text:outline-level="2">2️⃣ <text:span text:style-name="Source_20_Text">message</text:span> — сообщение об ошибке</text:h>
      <text:p text:style-name="P7">Это <text:span text:style-name="Strong_20_Emphasis">человеческое объяснение</text:span>, что именно не так.</text:p>
      <text:p text:style-name="P15"><text:span text:style-name="Source_20_Text">try {</text:span></text:p>
      <text:p text:style-name="P16"><text:span text:style-name="Source_20_Text"><text:s text:c="2"/>noSuchVar;</text:span></text:p>
      <text:p text:style-name="P16"><text:span text:style-name="Source_20_Text">} catch (err) {</text:span></text:p>
      <text:p text:style-name="P16"><text:span text:style-name="Source_20_Text"><text:s text:c="2"/>console.log(err.message);</text:span></text:p>
      <text:p text:style-name="P17"><text:span text:style-name="Source_20_Text">}</text:span></text:p>
      <text:p text:style-name="P7">👉 Пример вывода:</text:p>
      <text:p text:style-name="P26"><text:span text:style-name="Source_20_Text">noSuchVar is not defined</text:span></text:p>
      <text:p text:style-name="P4"/>
      <text:h text:style-name="P6" text:outline-level="2">Зачем нужны <text:span text:style-name="Source_20_Text">name</text:span> и <text:span text:style-name="Source_20_Text">message</text:span></text:h>
      <text:p text:style-name="P7">Чтобы:</text:p>
      <text:list text:style-name="L16">
        <text:list-item>
          <text:p text:style-name="P34">понять <text:span text:style-name="Strong_20_Emphasis">какая именно ошибка</text:span></text:p>
        </text:list-item>
        <text:list-item>
          <text:p text:style-name="P34">решить <text:span text:style-name="Strong_20_Emphasis">как её обрабатывать</text:span></text:p>
        </text:list-item>
      </text:list>
      <text:p text:style-name="P7">Например:</text:p>
      <text:p text:style-name="P15"><text:span text:style-name="Source_20_Text">catch (err) {</text:span></text:p>
      <text:p text:style-name="P16"><text:span text:style-name="Source_20_Text"><text:s text:c="2"/>if (err.name === "ReferenceError") {</text:span></text:p>
      <text:p text:style-name="P16"><text:span text:style-name="Source_20_Text"><text:s text:c="4"/>console.log("Переменная не найдена")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P4"/>
      <text:h text:style-name="P6" text:outline-level="2">3️⃣ <text:span text:style-name="Source_20_Text">stack</text:span> — стек вызовов (для отладки)</text:h>
      <text:p text:style-name="P7">Это <text:span text:style-name="Strong_20_Emphasis">дополнительная информация</text:span>.</text:p>
      <text:h text:style-name="P5" text:outline-level="3">Что это такое простыми словами</text:h>
      <text:p text:style-name="P7"><text:span text:style-name="Source_20_Text">stack</text:span> показывает:</text:p>
      <text:p text:style-name="P20"><text:span text:style-name="Strong_20_Emphasis">какие функции вызывали друг друга</text:span>,<text:line-break/>пока не произошла ошибка</text:p>
      <text:p text:style-name="P4"/>
      <text:h text:style-name="P5" text:outline-level="3"><text:soft-page-break/>Пример</text:h>
      <text:p text:style-name="P15"><text:span text:style-name="Source_20_Text">function a() {</text:span></text:p>
      <text:p text:style-name="P16"><text:span text:style-name="Source_20_Text"><text:s text:c="2"/>b();</text:span></text:p>
      <text:p text:style-name="P16"><text:span text:style-name="Source_20_Text">}</text:span></text:p>
      <text:p text:style-name="P16"><text:span text:style-name="Source_20_Text">function b() {</text:span></text:p>
      <text:p text:style-name="P16"><text:span text:style-name="Source_20_Text"><text:s text:c="2"/>c();</text:span></text:p>
      <text:p text:style-name="P16"><text:span text:style-name="Source_20_Text">}</text:span></text:p>
      <text:p text:style-name="P16"><text:span text:style-name="Source_20_Text">function c() {</text:span></text:p>
      <text:p text:style-name="P16"><text:span text:style-name="Source_20_Text"><text:s text:c="2"/>noSuchVar;</text:span></text:p>
      <text:p text:style-name="P16"><text:span text:style-name="Source_20_Text">}</text:span></text:p>
      <text:p text:style-name="P16"/>
      <text:p text:style-name="P16"><text:span text:style-name="Source_20_Text">try {</text:span></text:p>
      <text:p text:style-name="P16"><text:span text:style-name="Source_20_Text"><text:s text:c="2"/>a();</text:span></text:p>
      <text:p text:style-name="P16"><text:span text:style-name="Source_20_Text">} catch (err) {</text:span></text:p>
      <text:p text:style-name="P16"><text:span text:style-name="Source_20_Text"><text:s text:c="2"/>console.log(err.stack);</text:span></text:p>
      <text:p text:style-name="P17"><text:span text:style-name="Source_20_Text">}</text:span></text:p>
      <text:p text:style-name="P7">Примерный вывод:</text:p>
      <text:p text:style-name="P15"><text:span text:style-name="Source_20_Text">ReferenceError: noSuchVar is not defined</text:span></text:p>
      <text:p text:style-name="P16"><text:span text:style-name="Source_20_Text"><text:s text:c="4"/>at c (...)</text:span></text:p>
      <text:p text:style-name="P16"><text:span text:style-name="Source_20_Text"><text:s text:c="4"/>at b (...)</text:span></text:p>
      <text:p text:style-name="P17"><text:span text:style-name="Source_20_Text"><text:s text:c="4"/>at a (...)</text:span></text:p>
      <text:p text:style-name="P7">👉 Это <text:span text:style-name="Strong_20_Emphasis">цепочка вызовов</text:span>, которая привела к ошибке.</text:p>
      <text:p text:style-name="P4"/>
      <text:h text:style-name="P6" text:outline-level="2">Зачем нужен <text:span text:style-name="Source_20_Text">stack</text:span></text:h>
      <text:list text:style-name="L17">
        <text:list-item>
          <text:p text:style-name="P35">для <text:span text:style-name="Strong_20_Emphasis">поиска места ошибки</text:span></text:p>
        </text:list-item>
        <text:list-item>
          <text:p text:style-name="P35">для <text:span text:style-name="Strong_20_Emphasis">отладки</text:span></text:p>
        </text:list-item>
        <text:list-item>
          <text:p text:style-name="P35">чтобы понять, <text:span text:style-name="Strong_20_Emphasis">как программа туда дошла</text:span></text:p>
        </text:list-item>
      </text:list>
      <text:p text:style-name="P7">❗ Обычно его <text:span text:style-name="Strong_20_Emphasis">не показывают пользователю</text:span>, только разработчику.</text:p>
      <text:p text:style-name="P4"/>
      <text:h text:style-name="P6" text:outline-level="2">Важный момент</text:h>
      <text:list text:style-name="L18">
        <text:list-item>
          <text:p text:style-name="P36"><text:span text:style-name="Source_20_Text">stack</text:span> — <text:span text:style-name="Strong_20_Emphasis">не стандарт ECMAScript</text:span></text:p>
        </text:list-item>
        <text:list-item>
          <text:p text:style-name="P36">но он есть <text:span text:style-name="Strong_20_Emphasis">почти во всех браузерах и Node.js</text:span></text:p>
        </text:list-item>
      </text:list>
      <text:p text:style-name="P4"/>
      <text:h text:style-name="P6" text:outline-level="2">Коротко, в 3 строки</text:h>
      <text:list text:style-name="L19">
        <text:list-item>
          <text:p text:style-name="P37"><text:span text:style-name="Source_20_Text">err</text:span> — объект с описанием ошибки</text:p>
        </text:list-item>
        <text:list-item>
          <text:p text:style-name="P37"><text:span text:style-name="Source_20_Text">err.name</text:span> → тип ошибки</text:p>
        </text:list-item>
        <text:list-item>
          <text:p text:style-name="P37"><text:span text:style-name="Source_20_Text">err.message</text:span> → что именно случилось</text:p>
        </text:list-item>
        <text:list-item>
          <text:p text:style-name="P37"><text:span text:style-name="Source_20_Text">err.stack</text:span> → путь к ошибке (для разработчика)</text:p>
        </text:list-item>
      </text:list>
      <text:h text:style-name="P6" text:outline-level="2"><text:soft-page-break/>Одна фраза для запоминания</text:h>
      <text:p text:style-name="P20">Ошибка в JavaScript — это обычный объект с описанием проблемы</text:p>
      <text:p text:style-name="P14">try {</text:p>
      <text:p text:style-name="P14"><text:s text:c="2"/>lalala; // ошибка, переменная не определена!</text:p>
      <text:p text:style-name="P14">} catch(err) {</text:p>
      <text:p text:style-name="P14"><text:s text:c="2"/>alert(err.name); // ReferenceError</text:p>
      <text:p text:style-name="P14"><text:s text:c="2"/>alert(err.message); // lalala is not defined</text:p>
      <text:p text:style-name="P14"><text:s text:c="2"/>alert(err.stack); // ReferenceError: lalala is not defined at (...стек вызовов)</text:p>
      <text:p text:style-name="P14"/>
      <text:p text:style-name="P14"><text:s text:c="2"/>// Можем также просто вывести ошибку целиком</text:p>
      <text:p text:style-name="P14"><text:s text:c="2"/>// Ошибка приводится к строке вида "name: message"</text:p>
      <text:p text:style-name="P14"><text:s text:c="2"/>alert(err); // ReferenceError: lalala is not defined</text:p>
      <text:p text:style-name="P14">}</text:p>
      <text:p text:style-name="P14"/>
      <text:p text:style-name="P14"><text:span text:style-name="Source_20_Text">SyntaxError</text:span>, который нельзя поймать — это ошибка ЯЗЫКА<text:line-break/><text:span text:style-name="Source_20_Text">SyntaxError</text:span>, который можно поймать — это ошибка ДАННЫХ или ЛОГИКИ </text:p>
      <text:p text:style-name="P14"/>
      <text:h text:style-name="P6" text:outline-level="2">Новая возможность</text:h>
      <text:p text:style-name="P7">Теперь можно писать:</text:p>
      <text:p text:style-name="P15"><text:span text:style-name="Source_20_Text">try {</text:span></text:p>
      <text:p text:style-name="P16"><text:span text:style-name="Source_20_Text"><text:s text:c="2"/>// код</text:span></text:p>
      <text:p text:style-name="P16"><text:span text:style-name="Source_20_Text">} catch {</text:span></text:p>
      <text:p text:style-name="P16"><text:span text:style-name="Source_20_Text"><text:s text:c="2"/>// обработка ошибки</text:span></text:p>
      <text:p text:style-name="P17"><text:span text:style-name="Source_20_Text">}</text:span></text:p>
      <text:p text:style-name="P7">👉 <text:span text:style-name="Strong_20_Emphasis">без </text:span><text:span text:style-name="Strong_20_Emphasis"><text:span text:style-name="Source_20_Text">(err)</text:span></text:span></text:p>
      <text:p text:style-name="P4"/>
      <text:h text:style-name="P6" text:outline-level="2">Что это значит простыми словами</text:h>
      <text:p text:style-name="P20">«Если тут произошла ошибка — просто сделай что-то,<text:line-break/>мне не важно, какая именно ошибка и что в ней внутри»</text:p>
      <text:p text:style-name="P4"/>
      <text:h text:style-name="P6" text:outline-level="2">Когда это удобно</text:h>
      <text:h text:style-name="P5" text:outline-level="3">Пример 1 — просто показать сообщение</text:h>
      <text:p text:style-name="P15"><text:span text:style-name="Source_20_Text">try {</text:span></text:p>
      <text:p text:style-name="P16"><text:span text:style-name="Source_20_Text"><text:s text:c="2"/>JSON.parse("не JSON");</text:span></text:p>
      <text:p text:style-name="P16"><text:span text:style-name="Source_20_Text">} catch {</text:span></text:p>
      <text:p text:style-name="P16"><text:span text:style-name="Source_20_Text"><text:s text:c="2"/>alert("Ошибка в данных");</text:span></text:p>
      <text:p text:style-name="P17"><text:span text:style-name="Source_20_Text">}</text:span></text:p>
      <text:p text:style-name="P7">Тебе не важно:</text:p>
      <text:list text:style-name="L20">
        <text:list-item>
          <text:p text:style-name="P38"><text:span text:style-name="Source_20_Text">SyntaxError</text:span> это или нет</text:p>
        </text:list-item>
        <text:list-item>
          <text:p text:style-name="P38"><text:soft-page-break/>какой текст ошибки</text:p>
        </text:list-item>
      </text:list>
      <text:p text:style-name="P7">👉 важен <text:span text:style-name="Strong_20_Emphasis">факт ошибки</text:span></text:p>
      <text:p text:style-name="P4"/>
      <text:h text:style-name="P5" text:outline-level="3">Пример 2 — запасной вариант</text:h>
      <text:p text:style-name="P15"><text:span text:style-name="Source_20_Text">let data;</text:span></text:p>
      <text:p text:style-name="P16"/>
      <text:p text:style-name="P16"><text:span text:style-name="Source_20_Text">try {</text:span></text:p>
      <text:p text:style-name="P16"><text:span text:style-name="Source_20_Text"><text:s text:c="2"/>data = JSON.parse(input);</text:span></text:p>
      <text:p text:style-name="P16"><text:span text:style-name="Source_20_Text">} catch {</text:span></text:p>
      <text:p text:style-name="P16"><text:span text:style-name="Source_20_Text"><text:s text:c="2"/>data = {};</text:span></text:p>
      <text:p text:style-name="P17"><text:span text:style-name="Source_20_Text">}</text:span></text:p>
      <text:p text:style-name="P7">Если сломалось — берём значение по умолчанию.</text:p>
      <text:p text:style-name="P4"/>
      <text:h text:style-name="P6" text:outline-level="2">Что изменилось технически</text:h>
      <text:list text:style-name="L21">
        <text:list-item>
          <text:p text:style-name="P39">Ошибка <text:span text:style-name="Strong_20_Emphasis">всё равно возникает</text:span></text:p>
        </text:list-item>
        <text:list-item>
          <text:p text:style-name="P39">JavaScript <text:span text:style-name="Strong_20_Emphasis">всё равно создаёт объект ошибки</text:span></text:p>
        </text:list-item>
        <text:list-item>
          <text:p text:style-name="P39">Просто ты <text:span text:style-name="Strong_20_Emphasis">не получаешь ссылку на него</text:span></text:p>
        </text:list-item>
      </text:list>
      <text:p text:style-name="P4"/>
      <text:h text:style-name="P6" text:outline-level="2">Чего НЕЛЬЗЯ сделать без <text:span text:style-name="Source_20_Text">(err)</text:span></text:h>
      <text:p text:style-name="P7">❌ Нельзя узнать:</text:p>
      <text:p text:style-name="P15"><text:span text:style-name="Source_20_Text">err.name</text:span></text:p>
      <text:p text:style-name="P17"><text:span text:style-name="Source_20_Text">err.message</text:span></text:p>
      <text:p text:style-name="P7">Потому что <text:span text:style-name="Source_20_Text">err</text:span> <text:span text:style-name="Strong_20_Emphasis">не существует</text:span></text:p>
      <text:p text:style-name="P4"/>
      <text:h text:style-name="P6" text:outline-level="2">Аналогия</text:h>
      <text:p text:style-name="P7">Представь сигнализацию:</text:p>
      <text:list text:style-name="L22">
        <text:list-item>
          <text:p text:style-name="P40">раньше:</text:p>
          <text:p text:style-name="P41">«КАКАЯ тревога? Где? Почему?»</text:p>
        </text:list-item>
        <text:list-item>
          <text:p text:style-name="P40">теперь:</text:p>
          <text:p text:style-name="P41">«Есть тревога → действуем»</text:p>
        </text:list-item>
      </text:list>
      <text:p text:style-name="P4"/>
      <text:h text:style-name="P6" text:outline-level="2"><text:soft-page-break/>Когда НЕЛЬЗЯ так писать</text:h>
      <text:p text:style-name="P7">❌ Если нужно:</text:p>
      <text:list text:style-name="L23">
        <text:list-item>
          <text:p text:style-name="P42">различать типы ошибок</text:p>
        </text:list-item>
        <text:list-item>
          <text:p text:style-name="P42">логировать ошибки</text:p>
        </text:list-item>
        <text:list-item>
          <text:p text:style-name="P42">пробрасывать (<text:span text:style-name="Source_20_Text">throw err</text:span>)</text:p>
        </text:list-item>
      </text:list>
      <text:p text:style-name="P4"/>
      <text:h text:style-name="P6" text:outline-level="2">Очень коротко</text:h>
      <text:list text:style-name="L24">
        <text:list-item>
          <text:p text:style-name="P43"><text:span text:style-name="Source_20_Text">catch {}</text:span> = <text:span text:style-name="Strong_20_Emphasis">поймать факт ошибки</text:span></text:p>
        </text:list-item>
        <text:list-item>
          <text:p text:style-name="P43"><text:span text:style-name="Source_20_Text">catch (err) {}</text:span> = <text:span text:style-name="Strong_20_Emphasis">поймать и изучить ошибку</text:span></text:p>
        </text:list-item>
      </text:list>
      <text:p text:style-name="P4"/>
      <text:h text:style-name="P6" text:outline-level="2">Одна фраза</text:h>
      <text:p text:style-name="P20"><text:span text:style-name="Source_20_Text">catch</text:span> без <text:span text:style-name="Source_20_Text">err</text:span> используют, когда детали ошибки не важны</text:p>
      <text:h text:style-name="P6" text:outline-level="2">1. Что происходит БЕЗ <text:span text:style-name="Source_20_Text">try..catch</text:span></text:h>
      <text:p text:style-name="P15"><text:span text:style-name="Source_20_Text">let json = "{ некорректный JSON }";</text:span></text:p>
      <text:p text:style-name="P17"><text:span text:style-name="Source_20_Text">let user = JSON.parse(json);</text:span></text:p>
      <text:p text:style-name="P7">Что делает JavaScript:</text:p>
      <text:list text:style-name="L25">
        <text:list-item>
          <text:p text:style-name="P44">Пытается разобрать строку как JSON</text:p>
        </text:list-item>
        <text:list-item>
          <text:p text:style-name="P44">Видит, что строка <text:span text:style-name="Strong_20_Emphasis">не по правилам JSON</text:span></text:p>
        </text:list-item>
        <text:list-item>
          <text:p text:style-name="P44">Выбрасывает ошибку (<text:span text:style-name="Source_20_Text">SyntaxError</text:span>)</text:p>
        </text:list-item>
        <text:list-item>
          <text:p text:style-name="P44">❌ Скрипт <text:span text:style-name="Strong_20_Emphasis">останавливается</text:span></text:p>
        </text:list-item>
        <text:list-item>
          <text:p text:style-name="P44">Пользователь <text:span text:style-name="Strong_20_Emphasis">ничего не видит</text:span> (если не открыл консоль)</text:p>
        </text:list-item>
      </text:list>
      <text:p text:style-name="P7">👉 Это и есть «скрипт упал».</text:p>
      <text:p text:style-name="P4"/>
      <text:h text:style-name="P6" text:outline-level="2">2. Почему это плохо</text:h>
      <text:p text:style-name="P7">С точки зрения пользователя:</text:p>
      <text:list text:style-name="L26">
        <text:list-item>
          <text:p text:style-name="P45">страница «сломалась»</text:p>
        </text:list-item>
        <text:list-item>
          <text:p text:style-name="P45">непонятно, что произошло</text:p>
        </text:list-item>
        <text:list-item>
          <text:p text:style-name="P45">нет объяснения и действий дальше</text:p>
        </text:list-item>
      </text:list>
      <text:p text:style-name="P7">С точки зрения разработчика:</text:p>
      <text:list text:style-name="L27">
        <text:list-item>
          <text:p text:style-name="P46"><text:soft-page-break/>ошибка есть</text:p>
        </text:list-item>
        <text:list-item>
          <text:p text:style-name="P46">но она не обработана</text:p>
        </text:list-item>
      </text:list>
      <text:p text:style-name="P4"/>
      <text:h text:style-name="P6" text:outline-level="2">3. Что делает <text:span text:style-name="Source_20_Text">try..catch</text:span></text:h>
      <text:p text:style-name="P15"><text:span text:style-name="Source_20_Text">try {</text:span></text:p>
      <text:p text:style-name="P16"><text:span text:style-name="Source_20_Text"><text:s text:c="2"/>let user = JSON.parse(json);</text:span></text:p>
      <text:p text:style-name="P16"><text:span text:style-name="Source_20_Text"><text:s text:c="2"/>alert(user.name);</text:span></text:p>
      <text:p text:style-name="P16"><text:span text:style-name="Source_20_Text">} catch (e) {</text:span></text:p>
      <text:p text:style-name="P16"><text:span text:style-name="Source_20_Text"><text:s text:c="2"/>alert("Извините, в данных ошибка...");</text:span></text:p>
      <text:p text:style-name="P17"><text:span text:style-name="Source_20_Text">}</text:span></text:p>
      <text:h text:style-name="P5" text:outline-level="3">Как это работает ПО МИНУТАМ:</text:h>
      <text:h text:style-name="P5" text:outline-level="3">Шаг 1</text:h>
      <text:p text:style-name="P7">JavaScript заходит в <text:span text:style-name="Source_20_Text">try</text:span> и начинает выполнять код.</text:p>
      <text:h text:style-name="P5" text:outline-level="3">Шаг 2</text:h>
      <text:p text:style-name="P7">Доходит до:</text:p>
      <text:p text:style-name="P26"><text:span text:style-name="Source_20_Text">JSON.parse(json)</text:span></text:p>
      <text:p text:style-name="P7">→ здесь возникает ошибка</text:p>
      <text:h text:style-name="P5" text:outline-level="3">Шаг 3</text:h>
      <text:p text:style-name="P7">JavaScript:</text:p>
      <text:list text:style-name="L28">
        <text:list-item>
          <text:p text:style-name="P47"><text:span text:style-name="Strong_20_Emphasis">прерывает </text:span><text:span text:style-name="Strong_20_Emphasis"><text:span text:style-name="Source_20_Text">try</text:span></text:span></text:p>
        </text:list-item>
        <text:list-item>
          <text:p text:style-name="P47"><text:span text:style-name="Strong_20_Emphasis">прыгает в </text:span><text:span text:style-name="Strong_20_Emphasis"><text:span text:style-name="Source_20_Text">catch</text:span></text:span></text:p>
        </text:list-item>
        <text:list-item>
          <text:p text:style-name="P47">передаёт туда объект ошибки (<text:span text:style-name="Source_20_Text">e</text:span>)</text:p>
        </text:list-item>
      </text:list>
      <text:h text:style-name="P5" text:outline-level="3">Шаг 4</text:h>
      <text:p text:style-name="P7">Код в <text:span text:style-name="Source_20_Text">catch</text:span> выполняется:</text:p>
      <text:list text:style-name="L29">
        <text:list-item>
          <text:p text:style-name="P48">пользователь видит понятное сообщение</text:p>
        </text:list-item>
        <text:list-item>
          <text:p text:style-name="P48">программа <text:span text:style-name="Strong_20_Emphasis">не падает</text:span></text:p>
        </text:list-item>
      </text:list>
      <text:p text:style-name="P4"/>
      <text:h text:style-name="P6" text:outline-level="2">4. Что лежит в <text:span text:style-name="Source_20_Text">e</text:span></text:h>
      <text:p text:style-name="P15"><text:span text:style-name="Source_20_Text">alert(e.name); <text:s text:c="3"/>// SyntaxError</text:span></text:p>
      <text:p text:style-name="P17"><text:span text:style-name="Source_20_Text">alert(e.message); // описание ошибки</text:span></text:p>
      <text:p text:style-name="P7">Это:</text:p>
      <text:list text:style-name="L30">
        <text:list-item>
          <text:p text:style-name="P49">тип ошибки</text:p>
        </text:list-item>
        <text:list-item>
          <text:p text:style-name="P49"><text:soft-page-break/>объяснение, что именно не так с данными</text:p>
        </text:list-item>
      </text:list>
      <text:p text:style-name="P4"/>
      <text:h text:style-name="P6" text:outline-level="2">5. Почему <text:span text:style-name="Source_20_Text">JSON.parse</text:span> — идеальный пример</text:h>
      <text:p text:style-name="P7">Потому что:</text:p>
      <text:list text:style-name="L31">
        <text:list-item>
          <text:p text:style-name="P50">данные приходят <text:span text:style-name="Strong_20_Emphasis">извне</text:span></text:p>
        </text:list-item>
        <text:list-item>
          <text:p text:style-name="P50">мы <text:span text:style-name="Strong_20_Emphasis">не можем им доверять</text:span></text:p>
        </text:list-item>
        <text:list-item>
          <text:p text:style-name="P50">ошибка возможна <text:span text:style-name="Strong_20_Emphasis">очень часто</text:span></text:p>
        </text:list-item>
        <text:list-item>
          <text:p text:style-name="P50">и это <text:span text:style-name="Strong_20_Emphasis">ошибка выполнения</text:span>, а не синтаксиса JS</text:p>
        </text:list-item>
      </text:list>
      <text:p text:style-name="P7">👉 Такие места <text:span text:style-name="Strong_20_Emphasis">ВСЕГДА</text:span> нужно оборачивать в <text:span text:style-name="Source_20_Text">try..catch</text:span>.</text:p>
      <text:p text:style-name="P4"/>
      <text:h text:style-name="P6" text:outline-level="2">6. Что ещё можно делать в <text:span text:style-name="Source_20_Text">catch</text:span></text:h>
      <text:p text:style-name="P7">Кроме <text:span text:style-name="Source_20_Text">alert</text:span>, можно:</text:p>
      <text:list text:style-name="L32">
        <text:list-item>
          <text:p text:style-name="P51">повторить запрос к серверу</text:p>
        </text:list-item>
        <text:list-item>
          <text:p text:style-name="P51">подставить данные по умолчанию</text:p>
        </text:list-item>
        <text:list-item>
          <text:p text:style-name="P51">показать пользователю кнопку «Повторить»</text:p>
        </text:list-item>
        <text:list-item>
          <text:p text:style-name="P51">отправить ошибку на сервер</text:p>
        </text:list-item>
        <text:list-item>
          <text:p text:style-name="P51">записать в лог</text:p>
        </text:list-item>
      </text:list>
      <text:p text:style-name="P7">Пример:</text:p>
      <text:p text:style-name="P15"><text:span text:style-name="Source_20_Text">catch (e) {</text:span></text:p>
      <text:p text:style-name="P16"><text:span text:style-name="Source_20_Text"><text:s text:c="2"/>sendErrorToServer(e);</text:span></text:p>
      <text:p text:style-name="P16"><text:span text:style-name="Source_20_Text"><text:s text:c="2"/>showFallbackUI();</text:span></text:p>
      <text:p text:style-name="P17"><text:span text:style-name="Source_20_Text">}</text:span></text:p>
      <text:p text:style-name="P4"/>
      <text:h text:style-name="P6" text:outline-level="2">7. Главное, что нужно понять</text:h>
      <text:p text:style-name="P7"><text:span text:style-name="Source_20_Text">try..catch</text:span> <text:span text:style-name="Strong_20_Emphasis">не для программиста</text:span>,<text:line-break/>а <text:span text:style-name="Strong_20_Emphasis">для пользователя и стабильности приложения</text:span>.</text:p>
      <text:p text:style-name="P7">Он превращает:<text:line-break/>❌ «страница упала»<text:line-break/>в<text:line-break/>✅ «что-то пошло не так, но мы справились»</text:p>
      <text:p text:style-name="P4"/>
      <text:h text:style-name="P6" text:outline-level="2"><text:soft-page-break/>Одна фраза для запоминания</text:h>
      <text:p text:style-name="P20"><text:span text:style-name="Source_20_Text">try..catch</text:span> позволяет контролировать ошибки вместо того, чтобы позволять им ломать программу</text:p>
      <text:p text:style-name="P7">Коротко: <text:span text:style-name="Strong_20_Emphasis">да, в </text:span><text:span text:style-name="Strong_20_Emphasis"><text:span text:style-name="Source_20_Text">try</text:span></text:span><text:span text:style-name="Strong_20_Emphasis"> может быть сколько угодно кода, и да — можно ловить много разных ошибок</text:span>.<text:line-break/>Теперь спокойно разберём, <text:span text:style-name="Emphasis">как именно</text:span>.</text:p>
      <text:p text:style-name="P4"/>
      <text:h text:style-name="P6" text:outline-level="2">1. Сколько кода может быть в <text:span text:style-name="Source_20_Text">try</text:span></text:h>
      <text:p text:style-name="P7"><text:span text:style-name="Strong_20_Emphasis">Сколько угодно.</text:span></text:p>
      <text:p text:style-name="P15"><text:span text:style-name="Source_20_Text">try {</text:span></text:p>
      <text:p text:style-name="P16"><text:span text:style-name="Source_20_Text"><text:s text:c="2"/>let user = JSON.parse(json);</text:span></text:p>
      <text:p text:style-name="P16"><text:span text:style-name="Source_20_Text"><text:s text:c="2"/>validateUser(user);</text:span></text:p>
      <text:p text:style-name="P16"><text:span text:style-name="Source_20_Text"><text:s text:c="2"/>saveUser(user);</text:span></text:p>
      <text:p text:style-name="P16"><text:span text:style-name="Source_20_Text"><text:s text:c="2"/>showUser(user);</text:span></text:p>
      <text:p text:style-name="P16"><text:span text:style-name="Source_20_Text">} catch (e) {</text:span></text:p>
      <text:p text:style-name="P16"><text:span text:style-name="Source_20_Text"><text:s text:c="2"/>// сюда попадёт ЛЮБАЯ ошибка из try</text:span></text:p>
      <text:p text:style-name="P17"><text:span text:style-name="Source_20_Text">}</text:span></text:p>
      <text:p text:style-name="P7">❗ Важно:</text:p>
      <text:list text:style-name="L33">
        <text:list-item>
          <text:p text:style-name="P52">если ошибка возникла — <text:span text:style-name="Source_20_Text">try</text:span> <text:span text:style-name="Strong_20_Emphasis">сразу прерывается</text:span></text:p>
        </text:list-item>
        <text:list-item>
          <text:p text:style-name="P52">всё, что ниже ошибки в <text:span text:style-name="Source_20_Text">try</text:span>, <text:span text:style-name="Strong_20_Emphasis">не выполнится</text:span></text:p>
        </text:list-item>
      </text:list>
      <text:p text:style-name="P4"/>
      <text:h text:style-name="P6" text:outline-level="2">2. Правда ли, что ловится «одна ошибка»</text:h>
      <text:p text:style-name="P7">На один запуск — <text:span text:style-name="Strong_20_Emphasis">да</text:span>.</text:p>
      <text:p text:style-name="P7">Почему:</text:p>
      <text:list text:style-name="L34">
        <text:list-item>
          <text:p text:style-name="P53">выполнение идёт по порядку</text:p>
        </text:list-item>
        <text:list-item>
          <text:p text:style-name="P53">как только случилась первая ошибка — выполнение останавливается</text:p>
        </text:list-item>
      </text:list>
      <text:p text:style-name="P7">👉 <text:span text:style-name="Strong_20_Emphasis">За один проход</text:span> может быть поймана только <text:span text:style-name="Strong_20_Emphasis">первая ошибка</text:span>.</text:p>
      <text:p text:style-name="P4"/>
      <text:h text:style-name="P6" text:outline-level="2">3. Как ловить РАЗНЫЕ ошибки</text:h>
      <text:h text:style-name="P5" text:outline-level="3">Способ 1 — один <text:span text:style-name="Source_20_Text">catch</text:span>, разбор по типу (самый частый)</text:h>
      <text:p text:style-name="P15"><text:span text:style-name="Source_20_Text">try {</text:span></text:p>
      <text:p text:style-name="P16"><text:span text:style-name="Source_20_Text"><text:s text:c="2"/>let user = JSON.parse(json);</text:span></text:p>
      <text:p text:style-name="P16"/>
      <text:p text:style-name="P16"><text:span text:style-name="Source_20_Text"><text:s text:c="2"/>if (!user.name) {</text:span></text:p>
      <text:p text:style-name="P16"><text:span text:style-name="Source_20_Text"><text:s text:c="4"/>throw new SyntaxError("Нет имени");</text:span></text:p>
      <text:p text:style-name="P16"><text:span text:style-name="Source_20_Text"><text:s text:c="2"/>}</text:span></text:p>
      <text:p text:style-name="P16"/>
      <text:p text:style-name="P16"><text:soft-page-break/><text:span text:style-name="Source_20_Text"><text:s text:c="2"/>blabla(); // ReferenceError</text:span></text:p>
      <text:p text:style-name="P16"/>
      <text:p text:style-name="P16"><text:span text:style-name="Source_20_Text">} catch (e) {</text:span></text:p>
      <text:p text:style-name="P16"><text:span text:style-name="Source_20_Text"><text:s text:c="2"/>if (e instanceof SyntaxError) {</text:span></text:p>
      <text:p text:style-name="P16"><text:span text:style-name="Source_20_Text"><text:s text:c="4"/>alert("Ошибка данных: " + e.message);</text:span></text:p>
      <text:p text:style-name="P16"><text:span text:style-name="Source_20_Text"><text:s text:c="2"/>} else if (e instanceof ReferenceError) {</text:span></text:p>
      <text:p text:style-name="P16"><text:span text:style-name="Source_20_Text"><text:s text:c="4"/>alert("Ошибка кода");</text:span></text:p>
      <text:p text:style-name="P16"><text:span text:style-name="Source_20_Text"><text:s text:c="2"/>} else {</text:span></text:p>
      <text:p text:style-name="P16"><text:span text:style-name="Source_20_Text"><text:s text:c="4"/>throw e; // неизвестную — пробрасываем</text:span></text:p>
      <text:p text:style-name="P16"><text:span text:style-name="Source_20_Text"><text:s text:c="2"/>}</text:span></text:p>
      <text:p text:style-name="P17"><text:span text:style-name="Source_20_Text">}</text:span></text:p>
      <text:p text:style-name="P7">👉 <text:span text:style-name="Strong_20_Emphasis">Один </text:span><text:span text:style-name="Strong_20_Emphasis"><text:span text:style-name="Source_20_Text">catch</text:span></text:span><text:span text:style-name="Strong_20_Emphasis"> — много ошибок</text:span></text:p>
      <text:p text:style-name="P4"/>
      <text:h text:style-name="P6" text:outline-level="2">4. Можно ли сделать несколько <text:span text:style-name="Source_20_Text">catch</text:span> подряд?</text:h>
      <text:p text:style-name="P7">❌ <text:span text:style-name="Strong_20_Emphasis">В JavaScript — НЕТ</text:span>, как в Java или C#.</text:p>
      <text:p text:style-name="P7">Вот так нельзя:</text:p>
      <text:p text:style-name="P15"><text:span text:style-name="Source_20_Text">try { ... }</text:span></text:p>
      <text:p text:style-name="P16"><text:span text:style-name="Source_20_Text">catch (SyntaxError e) { ... }</text:span></text:p>
      <text:p text:style-name="P17"><text:span text:style-name="Source_20_Text">catch (TypeError e) { ... }</text:span></text:p>
      <text:p text:style-name="P7">❌ Это не Java</text:p>
      <text:p text:style-name="P4"/>
      <text:h text:style-name="P6" text:outline-level="2">5. Как «разделить» ошибки логически</text:h>
      <text:h text:style-name="P5" text:outline-level="3">Способ 2 — несколько <text:span text:style-name="Source_20_Text">try..catch</text:span></text:h>
      <text:p text:style-name="P15"><text:span text:style-name="Source_20_Text">try {</text:span></text:p>
      <text:p text:style-name="P16"><text:span text:style-name="Source_20_Text"><text:s text:c="2"/>let user = JSON.parse(json);</text:span></text:p>
      <text:p text:style-name="P16"><text:span text:style-name="Source_20_Text">} catch {</text:span></text:p>
      <text:p text:style-name="P16"><text:span text:style-name="Source_20_Text"><text:s text:c="2"/>alert("Ошибка JSON");</text:span></text:p>
      <text:p text:style-name="P16"><text:span text:style-name="Source_20_Text">}</text:span></text:p>
      <text:p text:style-name="P16"/>
      <text:p text:style-name="P16"><text:span text:style-name="Source_20_Text">try {</text:span></text:p>
      <text:p text:style-name="P16"><text:span text:style-name="Source_20_Text"><text:s text:c="2"/>validateUser(user);</text:span></text:p>
      <text:p text:style-name="P16"><text:span text:style-name="Source_20_Text">} catch {</text:span></text:p>
      <text:p text:style-name="P16"><text:span text:style-name="Source_20_Text"><text:s text:c="2"/>alert("Ошибка данных пользователя");</text:span></text:p>
      <text:p text:style-name="P17"><text:span text:style-name="Source_20_Text">}</text:span></text:p>
      <text:p text:style-name="P7">👉 Так делают, если этапы <text:span text:style-name="Strong_20_Emphasis">независимы</text:span></text:p>
      <text:p text:style-name="P4"/>
      <text:h text:style-name="P6" text:outline-level="2">6. Способ 3 — свои ошибки (лучший подход)</text:h>
      <text:p text:style-name="P15"><text:span text:style-name="Source_20_Text">class ValidationError extends Error {}</text:span></text:p>
      <text:p text:style-name="P16"/>
      <text:p text:style-name="P16"><text:span text:style-name="Source_20_Text">try {</text:span></text:p>
      <text:p text:style-name="P16"><text:span text:style-name="Source_20_Text"><text:s text:c="2"/>let user = JSON.parse(json);</text:span></text:p>
      <text:p text:style-name="P16"/>
      <text:p text:style-name="P16"><text:span text:style-name="Source_20_Text"><text:s text:c="2"/>if (!user.name) {</text:span></text:p>
      <text:p text:style-name="P16"><text:span text:style-name="Source_20_Text"><text:s text:c="4"/>throw new ValidationError("Нет имени");</text:span></text:p>
      <text:p text:style-name="P16"><text:soft-page-break/><text:span text:style-name="Source_20_Text"><text:s text:c="2"/>}</text:span></text:p>
      <text:p text:style-name="P16"/>
      <text:p text:style-name="P16"><text:span text:style-name="Source_20_Text">} catch (e) {</text:span></text:p>
      <text:p text:style-name="P16"><text:span text:style-name="Source_20_Text"><text:s text:c="2"/>if (e instanceof ValidationError) {</text:span></text:p>
      <text:p text:style-name="P16"><text:span text:style-name="Source_20_Text"><text:s text:c="4"/>alert("Ошибка валидации: " + e.message);</text:span></text:p>
      <text:p text:style-name="P16"><text:span text:style-name="Source_20_Text"><text:s text:c="2"/>} else {</text:span></text:p>
      <text:p text:style-name="P16"><text:span text:style-name="Source_20_Text"><text:s text:c="4"/>throw e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P4"/>
      <text:h text:style-name="P6" text:outline-level="2">7. Важное правило</text:h>
      <text:p text:style-name="P20"><text:span text:style-name="Source_20_Text">try</text:span> — это <text:span text:style-name="Strong_20_Emphasis">граница ответственности</text:span></text:p>
      <text:p text:style-name="P7">Если код внутри:</text:p>
      <text:list text:style-name="L35">
        <text:list-item>
          <text:p text:style-name="P54">про одно и то же → <text:span text:style-name="Strong_20_Emphasis">один try</text:span></text:p>
        </text:list-item>
        <text:list-item>
          <text:p text:style-name="P54">про разные этапы → <text:span text:style-name="Strong_20_Emphasis">разные try</text:span></text:p>
        </text:list-item>
      </text:list>
      <text:p text:style-name="P4"/>
      <text:h text:style-name="P6" text:outline-level="2">8. Кратко в таблице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2">Вопрос</text:p>
            </table:table-cell>
            <table:table-cell table:style-name="Таблица2.A1" office:value-type="string">
              <text:p text:style-name="P32">Ответ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T1">Может ли быть много кода в </text:span><text:span text:style-name="Source_20_Text"><text:span text:style-name="T1">try</text:span></text:span><text:span text:style-name="T1">?</text:span></text:p>
          </table:table-cell>
          <table:table-cell table:style-name="Таблица2.A1" office:value-type="string">
            <text:p text:style-name="P33">✅ Да</text:p>
          </table:table-cell>
        </table:table-row>
        <table:table-row>
          <table:table-cell table:style-name="Таблица2.A1" office:value-type="string">
            <text:p text:style-name="P33">Ловится ли много ошибок сразу?</text:p>
          </table:table-cell>
          <table:table-cell table:style-name="Таблица2.A1" office:value-type="string">
            <text:p text:style-name="P33">❌ Нет</text:p>
          </table:table-cell>
        </table:table-row>
        <table:table-row>
          <table:table-cell table:style-name="Таблица2.A1" office:value-type="string">
            <text:p text:style-name="P33">Можно ли различать ошибки?</text:p>
          </table:table-cell>
          <table:table-cell table:style-name="Таблица2.A1" office:value-type="string">
            <text:p text:style-name="P33">✅ Да</text:p>
          </table:table-cell>
        </table:table-row>
        <table:table-row>
          <table:table-cell table:style-name="Таблица2.A1" office:value-type="string">
            <text:p text:style-name="Table_20_Contents"><text:span text:style-name="T1">Несколько </text:span><text:span text:style-name="Source_20_Text"><text:span text:style-name="T1">catch</text:span></text:span><text:span text:style-name="T1">?</text:span></text:p>
          </table:table-cell>
          <table:table-cell table:style-name="Таблица2.A1" office:value-type="string">
            <text:p text:style-name="P33">❌ Нет</text:p>
          </table:table-cell>
        </table:table-row>
        <table:table-row>
          <table:table-cell table:style-name="Таблица2.A1" office:value-type="string">
            <text:p text:style-name="P33">Как различать?</text:p>
          </table:table-cell>
          <table:table-cell table:style-name="Таблица2.A1" office:value-type="string">
            <text:p text:style-name="Table_20_Contents"><text:span text:style-name="Source_20_Text"><text:span text:style-name="T1">instanceof</text:span></text:span><text:span text:style-name="T1">, </text:span><text:span text:style-name="Source_20_Text"><text:span text:style-name="T1">name</text:span></text:span></text:p>
          </table:table-cell>
        </table:table-row>
      </table:table>
      <text:p text:style-name="P4"/>
      <text:h text:style-name="P6" text:outline-level="2">Одна фраза для запоминания</text:h>
      <text:p text:style-name="P20"><text:span text:style-name="Source_20_Text">try</text:span> ловит первую ошибку, а <text:span text:style-name="Source_20_Text">catch</text:span> решает, что с ней делать</text:p>
      <text:p text:style-name="P14"/>
      <text:p text:style-name="P7">Да 👍 <text:span text:style-name="Strong_20_Emphasis">именно так</text:span>.<text:line-break/><text:span text:style-name="Source_20_Text">SyntaxError</text:span>, <text:span text:style-name="Source_20_Text">TypeError</text:span>, <text:span text:style-name="Source_20_Text">ReferenceError</text:span> и другие — <text:span text:style-name="Strong_20_Emphasis">это классы</text:span> в JavaScript.</text:p>
      <text:p text:style-name="P7">Давай разложим это чётко и без лишней воды.</text:p>
      <text:p text:style-name="P4"/>
      <text:h text:style-name="P6" text:outline-level="2">1. Базовый класс <text:span text:style-name="Source_20_Text">Error</text:span></text:h>
      <text:p text:style-name="P7">В JavaScript есть <text:span text:style-name="Strong_20_Emphasis">базовый класс</text:span>:</text:p>
      <text:p text:style-name="P26"><text:span text:style-name="Source_20_Text">Error</text:span></text:p>
      <text:p text:style-name="P7">От него <text:span text:style-name="Strong_20_Emphasis">наследуются все остальные ошибки</text:span>.</text:p>
      <text:p text:style-name="P4"><text:soft-page-break/></text:p>
      <text:h text:style-name="P6" text:outline-level="2">2. Иерархия ошибок (очень важно)</text:h>
      <text:p text:style-name="P7">Примерно так:</text:p>
      <text:p text:style-name="P15"><text:span text:style-name="Source_20_Text">Object</text:span></text:p>
      <text:p text:style-name="P16"><text:span text:style-name="Source_20_Text"><text:s text:c="2"/>└── Error</text:span></text:p>
      <text:p text:style-name="P16"><text:span text:style-name="Source_20_Text"><text:s text:c="8"/>├── SyntaxError</text:span></text:p>
      <text:p text:style-name="P16"><text:span text:style-name="Source_20_Text"><text:s text:c="8"/>├── TypeError</text:span></text:p>
      <text:p text:style-name="P16"><text:span text:style-name="Source_20_Text"><text:s text:c="8"/>├── ReferenceError</text:span></text:p>
      <text:p text:style-name="P16"><text:span text:style-name="Source_20_Text"><text:s text:c="8"/>├── RangeError</text:span></text:p>
      <text:p text:style-name="P17"><text:span text:style-name="Source_20_Text"><text:s text:c="8"/>└── ...</text:span></text:p>
      <text:p text:style-name="P7">👉 Каждая конкретная ошибка — это <text:span text:style-name="Strong_20_Emphasis">подкласс </text:span><text:span text:style-name="Strong_20_Emphasis"><text:span text:style-name="Source_20_Text">Error</text:span></text:span>.</text:p>
      <text:p text:style-name="P4"/>
      <text:h text:style-name="P6" text:outline-level="2">3. Создание ошибки = создание объекта класса</text:h>
      <text:p text:style-name="P7">Когда происходит ошибка:</text:p>
      <text:p text:style-name="P26"><text:span text:style-name="Source_20_Text">noSuchVar;</text:span></text:p>
      <text:p text:style-name="P7">JavaScript <text:span text:style-name="Strong_20_Emphasis">делает за кулисами</text:span> примерно это:</text:p>
      <text:p text:style-name="P26"><text:span text:style-name="Source_20_Text">throw new ReferenceError("noSuchVar is not defined");</text:span></text:p>
      <text:p text:style-name="P7">То есть:</text:p>
      <text:list text:style-name="L36">
        <text:list-item>
          <text:p text:style-name="P55">создаётся <text:span text:style-name="Strong_20_Emphasis">объект</text:span></text:p>
        </text:list-item>
        <text:list-item>
          <text:p text:style-name="P55">объект создан <text:span text:style-name="Strong_20_Emphasis">из класса </text:span><text:span text:style-name="Strong_20_Emphasis"><text:span text:style-name="Source_20_Text">ReferenceError</text:span></text:span></text:p>
        </text:list-item>
      </text:list>
      <text:p text:style-name="P4"/>
      <text:h text:style-name="P6" text:outline-level="2">4. Проверка через <text:span text:style-name="Source_20_Text">instanceof</text:span></text:h>
      <text:p text:style-name="P15"><text:span text:style-name="Source_20_Text">try {</text:span></text:p>
      <text:p text:style-name="P16"><text:span text:style-name="Source_20_Text"><text:s text:c="2"/>noSuchVar;</text:span></text:p>
      <text:p text:style-name="P16"><text:span text:style-name="Source_20_Text">} catch (e) {</text:span></text:p>
      <text:p text:style-name="P16"><text:span text:style-name="Source_20_Text"><text:s text:c="2"/>console.log(e instanceof ReferenceError); // true</text:span></text:p>
      <text:p text:style-name="P16"><text:span text:style-name="Source_20_Text"><text:s text:c="2"/>console.log(e instanceof Error); <text:s text:c="9"/>// true</text:span></text:p>
      <text:p text:style-name="P17"><text:span text:style-name="Source_20_Text">}</text:span></text:p>
      <text:p text:style-name="P4"/>
      <text:h text:style-name="P6" text:outline-level="2">5. Можно создавать ошибки самому</text:h>
      <text:p text:style-name="P15"><text:span text:style-name="Source_20_Text">throw new SyntaxError("Неверный формат данных");</text:span></text:p>
      <text:p text:style-name="P16"><text:span text:style-name="Source_20_Text">throw new TypeError("Ожидалась строка");</text:span></text:p>
      <text:p text:style-name="P17"><text:span text:style-name="Source_20_Text">throw new Error("Просто ошибка");</text:span></text:p>
      <text:p text:style-name="P4"/>
      <text:h text:style-name="P6" text:outline-level="2"><text:soft-page-break/>6. Можно создавать СВОИ классы ошибок</text:h>
      <text:p text:style-name="P15"><text:span text:style-name="Source_20_Text">class ValidationError extends Error {}</text:span></text:p>
      <text:p text:style-name="P16"/>
      <text:p text:style-name="P16"><text:span text:style-name="Source_20_Text">try {</text:span></text:p>
      <text:p text:style-name="P16"><text:span text:style-name="Source_20_Text"><text:s text:c="2"/>throw new ValidationError("Нет имени");</text:span></text:p>
      <text:p text:style-name="P16"><text:span text:style-name="Source_20_Text">} catch (e) {</text:span></text:p>
      <text:p text:style-name="P16"><text:span text:style-name="Source_20_Text"><text:s text:c="2"/>console.log(e instanceof ValidationError); // true</text:span></text:p>
      <text:p text:style-name="P16"><text:span text:style-name="Source_20_Text"><text:s text:c="2"/>console.log(e instanceof Error); <text:s text:c="10"/>// true</text:span></text:p>
      <text:p text:style-name="P17"><text:span text:style-name="Source_20_Text">}</text:span></text:p>
      <text:p text:style-name="P4"/>
      <text:h text:style-name="P6" text:outline-level="2">7. Почему это важно понимать</text:h>
      <text:p text:style-name="P7">Потому что тогда:</text:p>
      <text:list text:style-name="L37">
        <text:list-item>
          <text:p text:style-name="P56">ты <text:span text:style-name="Strong_20_Emphasis">понимаешь </text:span><text:span text:style-name="Strong_20_Emphasis"><text:span text:style-name="Source_20_Text">instanceof</text:span></text:span></text:p>
        </text:list-item>
        <text:list-item>
          <text:p text:style-name="P56">можешь <text:span text:style-name="Strong_20_Emphasis">различать ошибки правильно</text:span></text:p>
        </text:list-item>
        <text:list-item>
          <text:p text:style-name="P56">можешь <text:span text:style-name="Strong_20_Emphasis">строить архитектуру ошибок</text:span></text:p>
        </text:list-item>
        <text:list-item>
          <text:p text:style-name="P56">не путаешь строки (<text:span text:style-name="Source_20_Text">name</text:span>) и типы</text:p>
        </text:list-item>
      </text:list>
      <text:p text:style-name="P4"/>
      <text:h text:style-name="P6" text:outline-level="2">Коротко, чтобы закрепить</text:h>
      <text:list text:style-name="L38">
        <text:list-item>
          <text:p text:style-name="P57">✅ Да, это классы</text:p>
        </text:list-item>
        <text:list-item>
          <text:p text:style-name="P57">Все они наследуются от <text:span text:style-name="Source_20_Text">Error</text:span></text:p>
        </text:list-item>
        <text:list-item>
          <text:p text:style-name="P57">Ошибка = объект класса ошибки</text:p>
        </text:list-item>
        <text:list-item>
          <text:p text:style-name="P57"><text:span text:style-name="Source_20_Text">instanceof</text:span> работает именно поэтому</text:p>
        </text:list-item>
      </text:list>
      <text:p text:style-name="P4"/>
      <text:h text:style-name="P6" text:outline-level="2">Одна фраза</text:h>
      <text:p text:style-name="P20">Ошибки в JavaScript — это объекты, созданные из классов ошибок</text:p>
      <text:h text:style-name="P6" text:outline-level="2">1. Что происходит в этом коде СЕЙЧАС</text:h>
      <text:p text:style-name="P26"><text:span text:style-name="Source_20_Text">let json = '{ "age": 30 }';</text:span></text:p>
      <text:p text:style-name="P7">JSON:</text:p>
      <text:list text:style-name="L39">
        <text:list-item>
          <text:p text:style-name="P58">✔ <text:span text:style-name="Strong_20_Emphasis">синтаксически правильный</text:span></text:p>
        </text:list-item>
        <text:list-item>
          <text:p text:style-name="P58">❌ <text:span text:style-name="Strong_20_Emphasis">логически неправильный</text:span> для нашей программы</text:p>
        </text:list-item>
      </text:list>
      <text:p text:style-name="P4"/>
      <text:h text:style-name="P5" text:outline-level="3"><text:soft-page-break/>Выполнение <text:span text:style-name="Source_20_Text">try</text:span></text:h>
      <text:p text:style-name="P15"><text:span text:style-name="Source_20_Text">let user = JSON.parse(json); // ✔ ошибок нет</text:span></text:p>
      <text:p text:style-name="P17"><text:span text:style-name="Source_20_Text">alert(user.name); <text:s text:c="10"/>// undefined</text:span></text:p>
      <text:p text:style-name="P7">Что важно:</text:p>
      <text:list text:style-name="L40">
        <text:list-item>
          <text:p text:style-name="P59"><text:span text:style-name="Source_20_Text">JSON.parse</text:span> <text:span text:style-name="Strong_20_Emphasis">не знает</text:span>, что поле <text:span text:style-name="Source_20_Text">name</text:span> обязательно</text:p>
        </text:list-item>
        <text:list-item>
          <text:p text:style-name="P59">отсутствие <text:span text:style-name="Source_20_Text">name</text:span> <text:span text:style-name="Strong_20_Emphasis">НЕ ошибка JavaScript</text:span></text:p>
        </text:list-item>
        <text:list-item>
          <text:p text:style-name="P59">поэтому <text:span text:style-name="Strong_20_Emphasis">исключение не возникает</text:span></text:p>
        </text:list-item>
        <text:list-item>
          <text:p text:style-name="P59"><text:span text:style-name="Source_20_Text">catch</text:span> <text:span text:style-name="Strong_20_Emphasis">не выполняется</text:span></text:p>
        </text:list-item>
      </text:list>
      <text:p text:style-name="P7">👉 JavaScript думает: «Всё нормально».</text:p>
      <text:p text:style-name="P4"/>
      <text:h text:style-name="P6" text:outline-level="2">2. Но почему ДЛЯ НАС это ошибка</text:h>
      <text:p text:style-name="P7">Потому что логика программы такая:</text:p>
      <text:p text:style-name="P20">«Пользователь ОБЯЗАН иметь <text:span text:style-name="Source_20_Text">name</text:span>»</text:p>
      <text:p text:style-name="P7">Это <text:span text:style-name="Strong_20_Emphasis">правило бизнеса / логики</text:span>, а не правило языка.</text:p>
      <text:p text:style-name="P4"/>
      <text:h text:style-name="P6" text:outline-level="2">3. Что значит «унифицировать обработку ошибок»</text:h>
      <text:p text:style-name="P7">Слово сложное, смысл простой:</text:p>
      <text:p text:style-name="P20"><text:span text:style-name="Strong_20_Emphasis">Обрабатывать ВСЕ ошибки одинаково, в одном месте (</text:span><text:span text:style-name="Strong_20_Emphasis"><text:span text:style-name="Source_20_Text">catch</text:span></text:span><text:span text:style-name="Strong_20_Emphasis">)</text:span></text:p>
      <text:p text:style-name="P7">Хочется, чтобы:</text:p>
      <text:list text:style-name="L41">
        <text:list-item>
          <text:p text:style-name="P60">ошибка парсинга JSON</text:p>
        </text:list-item>
        <text:list-item>
          <text:p text:style-name="P60">ошибка отсутствия <text:span text:style-name="Source_20_Text">name</text:span></text:p>
        </text:list-item>
      </text:list>
      <text:p text:style-name="P7">➡️ <text:span text:style-name="Strong_20_Emphasis">обрабатывались одним механизмом</text:span></text:p>
      <text:p text:style-name="P4"/>
      <text:h text:style-name="P6" text:outline-level="2">4. Зачем тут <text:span text:style-name="Source_20_Text">throw</text:span></text:h>
      <text:p text:style-name="P7"><text:span text:style-name="Source_20_Text">throw</text:span> говорит JavaScript:</text:p>
      <text:p text:style-name="P20">«Считай это настоящей ошибкой»</text:p>
      <text:p text:style-name="P7">Мы <text:span text:style-name="Strong_20_Emphasis">вручную создаём ошибку</text:span>, если данные не такие, как ожидаем.</text:p>
      <text:p text:style-name="P4"/>
      <text:h text:style-name="P6" text:outline-level="2"><text:soft-page-break/>5. Как выглядит правильный код</text:h>
      <text:p text:style-name="P15"><text:span text:style-name="Source_20_Text">let json = '{ "age": 30 }';</text:span></text:p>
      <text:p text:style-name="P16"/>
      <text:p text:style-name="P16"><text:span text:style-name="Source_20_Text">try {</text:span></text:p>
      <text:p text:style-name="P16"><text:span text:style-name="Source_20_Text"><text:s text:c="2"/>let user = JSON.parse(json);</text:span></text:p>
      <text:p text:style-name="P16"/>
      <text:p text:style-name="P16"><text:span text:style-name="Source_20_Text"><text:s text:c="2"/>if (!user.name) {</text:span></text:p>
      <text:p text:style-name="P16"><text:span text:style-name="Source_20_Text"><text:s text:c="4"/>throw new SyntaxError("Данные неполны: нет имени");</text:span></text:p>
      <text:p text:style-name="P16"><text:span text:style-name="Source_20_Text"><text:s text:c="2"/>}</text:span></text:p>
      <text:p text:style-name="P16"/>
      <text:p text:style-name="P16"><text:span text:style-name="Source_20_Text"><text:s text:c="2"/>alert(user.name); // не выполнится</text:span></text:p>
      <text:p text:style-name="P16"/>
      <text:p text:style-name="P16"><text:span text:style-name="Source_20_Text">} catch (e) {</text:span></text:p>
      <text:p text:style-name="P16"><text:span text:style-name="Source_20_Text"><text:s text:c="2"/>alert("Ошибка: " + e.message);</text:span></text:p>
      <text:p text:style-name="P17"><text:span text:style-name="Source_20_Text">}</text:span></text:p>
      <text:p text:style-name="P4"/>
      <text:h text:style-name="P6" text:outline-level="2">6. Что происходит теперь (по шагам)</text:h>
      <text:h text:style-name="P5" text:outline-level="3">Вариант А — JSON сломан</text:h>
      <text:p text:style-name="P26"><text:span text:style-name="Source_20_Text">JSON.parse(json);</text:span></text:p>
      <text:p text:style-name="P7">→ выбрасывает <text:span text:style-name="Source_20_Text">SyntaxError</text:span><text:line-break/>→ попадает в <text:span text:style-name="Source_20_Text">catch</text:span></text:p>
      <text:p text:style-name="P4"/>
      <text:h text:style-name="P5" text:outline-level="3">Вариант Б — JSON нормальный, но нет <text:span text:style-name="Source_20_Text">name</text:span></text:h>
      <text:p text:style-name="P15"><text:span text:style-name="Source_20_Text">if (!user.name) {</text:span></text:p>
      <text:p text:style-name="P16"><text:span text:style-name="Source_20_Text"><text:s text:c="2"/>throw new SyntaxError(...);</text:span></text:p>
      <text:p text:style-name="P17"><text:span text:style-name="Source_20_Text">}</text:span></text:p>
      <text:p text:style-name="P7">→ мы <text:span text:style-name="Strong_20_Emphasis">сами выбросили ошибку</text:span><text:line-break/>→ выполнение <text:span text:style-name="Source_20_Text">try</text:span> остановилось<text:line-break/>→ перешли в <text:span text:style-name="Source_20_Text">catch</text:span></text:p>
      <text:p text:style-name="P4"/>
      <text:h text:style-name="P6" text:outline-level="2">7. В чём главный смысл</text:h>
      <text:p text:style-name="P7">Без <text:span text:style-name="Source_20_Text">throw</text:span>:</text:p>
      <text:list text:style-name="L42">
        <text:list-item>
          <text:p text:style-name="P61">часть ошибок ловится</text:p>
        </text:list-item>
        <text:list-item>
          <text:p text:style-name="P61">часть — нет</text:p>
        </text:list-item>
        <text:list-item>
          <text:p text:style-name="P61">код ведёт себя непредсказуемо</text:p>
        </text:list-item>
      </text:list>
      <text:p text:style-name="P7">С <text:span text:style-name="Source_20_Text">throw</text:span>:</text:p>
      <text:list text:style-name="L43">
        <text:list-item>
          <text:p text:style-name="P62"><text:span text:style-name="Strong_20_Emphasis">любая проблема = ошибка</text:span></text:p>
        </text:list-item>
        <text:list-item>
          <text:p text:style-name="P63"><text:span text:style-name="Strong_20_Emphasis">всё попадает в </text:span><text:span text:style-name="Strong_20_Emphasis"><text:span text:style-name="Source_20_Text">catch</text:span></text:span></text:p>
        </text:list-item>
        <text:list-item>
          <text:p text:style-name="P62"><text:soft-page-break/>единая логика обработки</text:p>
        </text:list-item>
      </text:list>
      <text:p text:style-name="P4"/>
      <text:h text:style-name="P6" text:outline-level="2">8. Очень коротко (если убрать всё лишнее)</text:h>
      <text:list text:style-name="L44">
        <text:list-item>
          <text:p text:style-name="P64"><text:span text:style-name="Source_20_Text">JSON.parse</text:span> ловит <text:span text:style-name="Strong_20_Emphasis">ошибки формата</text:span></text:p>
        </text:list-item>
        <text:list-item>
          <text:p text:style-name="P64"><text:span text:style-name="Source_20_Text">throw</text:span> ловит <text:span text:style-name="Strong_20_Emphasis">ошибки логики</text:span></text:p>
        </text:list-item>
        <text:list-item>
          <text:p text:style-name="P64"><text:span text:style-name="Source_20_Text">try..catch</text:span> обрабатывает <text:span text:style-name="Strong_20_Emphasis">и то, и другое одинаково</text:span></text:p>
        </text:list-item>
      </text:list>
      <text:p text:style-name="P4"/>
      <text:h text:style-name="P6" text:outline-level="2">Одна фраза, которую стоит запомнить</text:h>
      <text:p text:style-name="P20"><text:span text:style-name="Source_20_Text">throw</text:span> превращает «плохие данные» в настоящую ошибку</text:p>
      <text:h text:style-name="P6" text:outline-level="2">1. Что делает <text:span text:style-name="Source_20_Text">throw</text:span> простыми словами</text:h>
      <text:p text:style-name="P7">👉 <text:span text:style-name="Strong_20_Emphasis"><text:span text:style-name="Source_20_Text">throw</text:span></text:span><text:span text:style-name="Strong_20_Emphasis"> — это команда:<text:line-break/>«Считай, что произошла ошибка прямо здесь»</text:span></text:p>
      <text:p text:style-name="P7">Не важно:</text:p>
      <text:list text:style-name="L45">
        <text:list-item>
          <text:p text:style-name="P65">была ли ошибка на самом деле</text:p>
        </text:list-item>
        <text:list-item>
          <text:p text:style-name="P65">или код выполнялся нормально</text:p>
        </text:list-item>
      </text:list>
      <text:p text:style-name="P7">После <text:span text:style-name="Source_20_Text">throw</text:span>:</text:p>
      <text:list text:style-name="L46">
        <text:list-item>
          <text:p text:style-name="P66">выполнение <text:span text:style-name="Strong_20_Emphasis">немедленно прерывается</text:span></text:p>
        </text:list-item>
        <text:list-item>
          <text:p text:style-name="P66">JavaScript начинает <text:span text:style-name="Strong_20_Emphasis">искать </text:span><text:span text:style-name="Strong_20_Emphasis"><text:span text:style-name="Source_20_Text">catch</text:span></text:span></text:p>
        </text:list-item>
      </text:list>
      <text:p text:style-name="P4"/>
      <text:h text:style-name="P6" text:outline-level="2">2. Что можно «бросать» через <text:span text:style-name="Source_20_Text">throw</text:span></text:h>
      <text:p text:style-name="P7">Технически:</text:p>
      <text:p text:style-name="P15"><text:span text:style-name="Source_20_Text">throw 123;</text:span></text:p>
      <text:p text:style-name="P16"><text:span text:style-name="Source_20_Text">throw "ошибка";</text:span></text:p>
      <text:p text:style-name="P17"><text:span text:style-name="Source_20_Text">throw { a: 1 };</text:span></text:p>
      <text:p text:style-name="P7">Но ❌ <text:span text:style-name="Strong_20_Emphasis">так делать плохо</text:span>.</text:p>
      <text:p text:style-name="P7">Почему:</text:p>
      <text:list text:style-name="L47">
        <text:list-item>
          <text:p text:style-name="P67">нет <text:span text:style-name="Source_20_Text">name</text:span></text:p>
        </text:list-item>
        <text:list-item>
          <text:p text:style-name="P67">нет <text:span text:style-name="Source_20_Text">message</text:span></text:p>
        </text:list-item>
        <text:list-item>
          <text:p text:style-name="P67"><text:span text:style-name="Source_20_Text">try..catch</text:span> теряет смысл</text:p>
        </text:list-item>
      </text:list>
      <text:p text:style-name="P4"/>
      <text:h text:style-name="P6" text:outline-level="2"><text:soft-page-break/>3. Как правильно бросать ошибки</text:h>
      <text:p text:style-name="P7">Использовать <text:span text:style-name="Strong_20_Emphasis">объекты ошибок</text:span>, созданные конструкторами:</text:p>
      <text:p text:style-name="P15"><text:span text:style-name="Source_20_Text">throw new Error("Что-то пошло не так");</text:span></text:p>
      <text:p text:style-name="P16"><text:span text:style-name="Source_20_Text">throw new SyntaxError("Неверный формат данных");</text:span></text:p>
      <text:p text:style-name="P17"><text:span text:style-name="Source_20_Text">throw new TypeError("Ожидалась строка");</text:span></text:p>
      <text:p text:style-name="P7">👉 Такие ошибки <text:span text:style-name="Strong_20_Emphasis">совместимы</text:span> с JavaScript.</text:p>
      <text:p text:style-name="P4"/>
      <text:h text:style-name="P6" text:outline-level="2">4. Что внутри объекта ошибки</text:h>
      <text:p text:style-name="P26"><text:span text:style-name="Source_20_Text">let error = new Error("Ого, ошибка!");</text:span></text:p>
      <text:p text:style-name="P7">У него есть:</text:p>
      <text:p text:style-name="P15"><text:span text:style-name="Source_20_Text">error.name <text:s text:c="4"/>// "Error"</text:span></text:p>
      <text:p text:style-name="P17"><text:span text:style-name="Source_20_Text">error.message <text:s/>// "Ого, ошибка!"</text:span></text:p>
      <text:p text:style-name="P7">Для <text:span text:style-name="Source_20_Text">SyntaxError</text:span>:</text:p>
      <text:p text:style-name="P15"><text:span text:style-name="Source_20_Text">new SyntaxError("...")</text:span></text:p>
      <text:p text:style-name="P17"><text:span text:style-name="Source_20_Text">// name = "SyntaxError"</text:span></text:p>
      <text:p text:style-name="P4"/>
      <text:h text:style-name="P6" text:outline-level="2">5. Почему <text:span text:style-name="Source_20_Text">JSON.parse</text:span> выбрасывает <text:span text:style-name="Source_20_Text">SyntaxError</text:span></text:h>
      <text:p text:style-name="P26"><text:span text:style-name="Source_20_Text">JSON.parse("{ bad json }");</text:span></text:p>
      <text:p text:style-name="P7">Потому что:</text:p>
      <text:list text:style-name="L48">
        <text:list-item>
          <text:p text:style-name="P68">строка <text:span text:style-name="Strong_20_Emphasis">не соответствует формату JSON</text:span></text:p>
        </text:list-item>
        <text:list-item>
          <text:p text:style-name="P68">это <text:span text:style-name="Strong_20_Emphasis">ошибка структуры данных</text:span></text:p>
        </text:list-item>
        <text:list-item>
          <text:p text:style-name="P68">логично назвать её <text:span text:style-name="Source_20_Text">SyntaxError</text:span></text:p>
        </text:list-item>
      </text:list>
      <text:p text:style-name="P4"/>
      <text:h text:style-name="P6" text:outline-level="2">6. Почему отсутствие <text:span text:style-name="Source_20_Text">name</text:span> — тоже <text:span text:style-name="Source_20_Text">SyntaxError</text:span></text:h>
      <text:p text:style-name="P15"><text:span text:style-name="Source_20_Text">if (!user.name) {</text:span></text:p>
      <text:p text:style-name="P16"><text:span text:style-name="Source_20_Text"><text:s text:c="2"/>throw new SyntaxError("Данные неполны: нет имени");</text:span></text:p>
      <text:p text:style-name="P17"><text:span text:style-name="Source_20_Text">}</text:span></text:p>
      <text:p text:style-name="P7">Потому что:</text:p>
      <text:list text:style-name="L49">
        <text:list-item>
          <text:p text:style-name="P69">данные <text:span text:style-name="Strong_20_Emphasis">не соответствуют ожидаемому формату</text:span></text:p>
        </text:list-item>
        <text:list-item>
          <text:p text:style-name="P69">формат пользователя предполагает <text:span text:style-name="Source_20_Text">name</text:span></text:p>
        </text:list-item>
        <text:list-item>
          <text:p text:style-name="P69">структура «неправильная»</text:p>
        </text:list-item>
      </text:list>
      <text:p text:style-name="P7">👉 Это <text:span text:style-name="Strong_20_Emphasis">ошибка данных</text:span>, а не кода.</text:p>
      <text:p text:style-name="P4"><text:soft-page-break/></text:p>
      <text:h text:style-name="P6" text:outline-level="2">7. Что происходит ПОСЛЕ <text:span text:style-name="Source_20_Text">throw</text:span></text:h>
      <text:p text:style-name="P26"><text:span text:style-name="Source_20_Text">throw new SyntaxError(...);</text:span></text:p>
      <text:p text:style-name="P7">JavaScript делает:</text:p>
      <text:list text:style-name="L50">
        <text:list-item>
          <text:p text:style-name="P70">Создаёт объект ошибки</text:p>
        </text:list-item>
        <text:list-item>
          <text:p text:style-name="P70">❌ <text:span text:style-name="Strong_20_Emphasis">Останавливает </text:span><text:span text:style-name="Strong_20_Emphasis"><text:span text:style-name="Source_20_Text">try</text:span></text:span></text:p>
        </text:list-item>
        <text:list-item>
          <text:p text:style-name="P70">Прыгает в <text:span text:style-name="Source_20_Text">catch</text:span></text:p>
        </text:list-item>
        <text:list-item>
          <text:p text:style-name="P70">Передаёт туда этот объект (<text:span text:style-name="Source_20_Text">e</text:span>)</text:p>
        </text:list-item>
      </text:list>
      <text:p text:style-name="P7">Ни одна строка ниже <text:span text:style-name="Source_20_Text">throw</text:span> <text:span text:style-name="Strong_20_Emphasis">не выполнится</text:span>.</text:p>
      <text:p text:style-name="P4"/>
      <text:h text:style-name="P6" text:outline-level="2">8. Почему теперь <text:span text:style-name="Source_20_Text">catch</text:span> — «единственное место»</text:h>
      <text:p text:style-name="P7">Потому что:</text:p>
      <text:list text:style-name="L51">
        <text:list-item>
          <text:p text:style-name="P71"><text:span text:style-name="Strong_20_Emphasis">любая проблема</text:span>:</text:p>
          <text:list>
            <text:list-item>
              <text:p text:style-name="P71">плохой JSON</text:p>
            </text:list-item>
            <text:list-item>
              <text:p text:style-name="P71">отсутствие <text:span text:style-name="Source_20_Text">name</text:span></text:p>
            </text:list-item>
          </text:list>
        </text:list-item>
        <text:list-item>
          <text:p text:style-name="P71">превращается в <text:span text:style-name="Strong_20_Emphasis">исключение</text:span></text:p>
        </text:list-item>
        <text:list-item>
          <text:p text:style-name="P71">и <text:span text:style-name="Strong_20_Emphasis">всегда попадает в </text:span><text:span text:style-name="Strong_20_Emphasis"><text:span text:style-name="Source_20_Text">catch</text:span></text:span></text:p>
        </text:list-item>
      </text:list>
      <text:p text:style-name="P7">👉 <text:span text:style-name="Source_20_Text">catch</text:span> становится <text:span text:style-name="Strong_20_Emphasis">центром обработки ошибок</text:span>.</text:p>
      <text:p text:style-name="P4"/>
      <text:h text:style-name="P6" text:outline-level="2">9. Что значит «точно такого же вида»</text:h>
      <text:p text:style-name="P26"><text:span text:style-name="Source_20_Text">throw new SyntaxError("...");</text:span></text:p>
      <text:p text:style-name="P7">И</text:p>
      <text:p text:style-name="P26"><text:span text:style-name="Source_20_Text">JSON.parse("bad json");</text:span></text:p>
      <text:p text:style-name="P7">Создают <text:span text:style-name="Strong_20_Emphasis">одинаковые по типу объекты</text:span>:</text:p>
      <text:p text:style-name="P26"><text:span text:style-name="Source_20_Text">e instanceof SyntaxError // true</text:span></text:p>
      <text:p text:style-name="P7">Для <text:span text:style-name="Source_20_Text">catch</text:span> <text:span text:style-name="Strong_20_Emphasis">нет разницы</text:span>, откуда пришла ошибка.</text:p>
      <text:p text:style-name="P4"/>
      <text:h text:style-name="P6" text:outline-level="2"><text:soft-page-break/>10. Вся идея в одной фразе</text:h>
      <text:p text:style-name="P20"><text:span text:style-name="Source_20_Text">throw</text:span> позволяет превратить логическую проблему в стандартную ошибку JavaScript</text:p>
      <text:p text:style-name="P4"/>
      <text:h text:style-name="P6" text:outline-level="2">Мини-итог</text:h>
      <text:list text:style-name="L52">
        <text:list-item>
          <text:p text:style-name="P72"><text:span text:style-name="Source_20_Text">throw</text:span> → вручную создаёт ошибку</text:p>
        </text:list-item>
        <text:list-item>
          <text:p text:style-name="P72">Ошибка = объект класса ошибки</text:p>
        </text:list-item>
        <text:list-item>
          <text:p text:style-name="P72">Выполнение <text:span text:style-name="Source_20_Text">try</text:span> останавливается</text:p>
        </text:list-item>
        <text:list-item>
          <text:p text:style-name="P72"><text:span text:style-name="Source_20_Text">catch</text:span> ловит <text:span text:style-name="Strong_20_Emphasis">и встроенные, и свои ошибки</text:span></text:p>
        </text:list-item>
        <text:list-item>
          <text:p text:style-name="P72">Вся обработка ошибок в одном месте</text:p>
        </text:list-item>
      </text:list>
      <text:p text:style-name="P4"/>
      <text:h text:style-name="P6" text:outline-level="2">Если совсем коротко</text:h>
      <text:p text:style-name="P20"><text:span text:style-name="Source_20_Text">throw</text:span> нужен, чтобы JavaScript начал относиться к проблеме так же, как к настоящей ошибке</text:p>
      <text:h text:style-name="P6" text:outline-level="2">Коротко</text:h>
      <text:p text:style-name="P7">👉 <text:span text:style-name="Strong_20_Emphasis"><text:span text:style-name="Source_20_Text">catch</text:span></text:span><text:span text:style-name="Strong_20_Emphasis"> не важно, КТО создал ошибку</text:span><text:line-break/>Он ловит <text:span text:style-name="Strong_20_Emphasis">любую ошибку</text:span>, если она была <text:span text:style-name="Strong_20_Emphasis">брошена (</text:span><text:span text:style-name="Strong_20_Emphasis"><text:span text:style-name="Source_20_Text">throw</text:span></text:span><text:span text:style-name="Strong_20_Emphasis">) внутри </text:span><text:span text:style-name="Strong_20_Emphasis"><text:span text:style-name="Source_20_Text">try</text:span></text:span></text:p>
      <text:p text:style-name="P4"/>
      <text:h text:style-name="P6" text:outline-level="2">Что значит «встроенные ошибки»</text:h>
      <text:p text:style-name="P7">Это ошибки, которые <text:span text:style-name="Strong_20_Emphasis">создаёт сам JavaScript</text:span>.</text:p>
      <text:p text:style-name="P7">Примеры:</text:p>
      <text:p text:style-name="P15"><text:span text:style-name="Source_20_Text">noSuchVar; <text:s text:c="7"/>// ReferenceError</text:span></text:p>
      <text:p text:style-name="P16"><text:span text:style-name="Source_20_Text">JSON.parse("x"); // SyntaxError</text:span></text:p>
      <text:p text:style-name="P17"><text:span text:style-name="Source_20_Text">null.foo(); <text:s text:c="5"/>// TypeError</text:span></text:p>
      <text:p text:style-name="P7">Пример:</text:p>
      <text:p text:style-name="P15"><text:span text:style-name="Source_20_Text">try {</text:span></text:p>
      <text:p text:style-name="P16"><text:span text:style-name="Source_20_Text"><text:s text:c="2"/>noSuchVar;</text:span></text:p>
      <text:p text:style-name="P16"><text:span text:style-name="Source_20_Text">} catch (e) {</text:span></text:p>
      <text:p text:style-name="P16"><text:span text:style-name="Source_20_Text"><text:s text:c="2"/>alert(e.name); // ReferenceError</text:span></text:p>
      <text:p text:style-name="P17"><text:span text:style-name="Source_20_Text">}</text:span></text:p>
      <text:p text:style-name="P7">👉 Ошибку <text:span text:style-name="Strong_20_Emphasis">создал JS</text:span>, <text:span text:style-name="Source_20_Text">catch</text:span> её поймал.</text:p>
      <text:p text:style-name="P4"/>
      <text:h text:style-name="P6" text:outline-level="2"><text:soft-page-break/>Что значит «свои ошибки»</text:h>
      <text:p text:style-name="P7">Это ошибки, которые <text:span text:style-name="Strong_20_Emphasis">создаёшь ТЫ сам</text:span> с помощью <text:span text:style-name="Source_20_Text">throw</text:span>.</text:p>
      <text:p text:style-name="P7">Пример:</text:p>
      <text:p text:style-name="P15"><text:span text:style-name="Source_20_Text">try {</text:span></text:p>
      <text:p text:style-name="P16"><text:span text:style-name="Source_20_Text"><text:s text:c="2"/>throw new SyntaxError("Нет имени");</text:span></text:p>
      <text:p text:style-name="P16"><text:span text:style-name="Source_20_Text">} catch (e) {</text:span></text:p>
      <text:p text:style-name="P16"><text:span text:style-name="Source_20_Text"><text:s text:c="2"/>alert(e.name); // SyntaxError</text:span></text:p>
      <text:p text:style-name="P17"><text:span text:style-name="Source_20_Text">}</text:span></text:p>
      <text:p text:style-name="P7">👉 Ошибку <text:span text:style-name="Strong_20_Emphasis">создал ты</text:span>, <text:span text:style-name="Source_20_Text">catch</text:span> её поймал.</text:p>
      <text:p text:style-name="P4"/>
      <text:h text:style-name="P6" text:outline-level="2">Для <text:span text:style-name="Source_20_Text">catch</text:span> нет разницы</text:h>
      <text:p text:style-name="P7">С точки зрения <text:span text:style-name="Source_20_Text">catch</text:span>:</text:p>
      <text:p text:style-name="P26"><text:span text:style-name="Source_20_Text">JSON.parse("bad");</text:span></text:p>
      <text:p text:style-name="P7">и</text:p>
      <text:p text:style-name="P26"><text:span text:style-name="Source_20_Text">throw new SyntaxError("bad data");</text:span></text:p>
      <text:p text:style-name="P7">— <text:span text:style-name="Strong_20_Emphasis">одно и то же</text:span>.</text:p>
      <text:p text:style-name="P7">Оба варианта:</text:p>
      <text:list text:style-name="L53">
        <text:list-item>
          <text:p text:style-name="P73">создают объект ошибки</text:p>
        </text:list-item>
        <text:list-item>
          <text:p text:style-name="P73">прерывают <text:span text:style-name="Source_20_Text">try</text:span></text:p>
        </text:list-item>
        <text:list-item>
          <text:p text:style-name="P73">переходят в <text:span text:style-name="Source_20_Text">catch</text:span></text:p>
        </text:list-item>
      </text:list>
      <text:p text:style-name="P4"/>
      <text:h text:style-name="P6" text:outline-level="2">Очень наглядно</text:h>
      <text:p text:style-name="P15"><text:span text:style-name="Source_20_Text">try {</text:span></text:p>
      <text:p text:style-name="P16"><text:span text:style-name="Source_20_Text"><text:s text:c="2"/>A(); // встроенная ошибка</text:span></text:p>
      <text:p text:style-name="P16"><text:span text:style-name="Source_20_Text"><text:s text:c="2"/>B(); // наша ошибка</text:span></text:p>
      <text:p text:style-name="P16"><text:span text:style-name="Source_20_Text">} catch (e) {</text:span></text:p>
      <text:p text:style-name="P16"><text:span text:style-name="Source_20_Text"><text:s text:c="2"/>// сюда попадёт ЛЮБАЯ из них</text:span></text:p>
      <text:p text:style-name="P17"><text:span text:style-name="Source_20_Text">}</text:span></text:p>
      <text:p text:style-name="P7"><text:span text:style-name="Source_20_Text">catch</text:span> <text:span text:style-name="Strong_20_Emphasis">не проверяет</text:span>, откуда ошибка.</text:p>
      <text:p text:style-name="P4"/>
      <text:h text:style-name="P6" text:outline-level="2">Почему это важно</text:h>
      <text:p text:style-name="P7">Потому что мы можем:</text:p>
      <text:list text:style-name="L54">
        <text:list-item>
          <text:p text:style-name="P74">проверять данные</text:p>
        </text:list-item>
        <text:list-item>
          <text:p text:style-name="P74">сами решать, что считать ошибкой</text:p>
        </text:list-item>
        <text:list-item>
          <text:p text:style-name="P74"><text:soft-page-break/>обрабатывать всё в одном месте</text:p>
        </text:list-item>
      </text:list>
      <text:p text:style-name="P4"/>
      <text:h text:style-name="P6" text:outline-level="2">Аналогия</text:h>
      <text:p text:style-name="P7">Представь охранника:</text:p>
      <text:list text:style-name="L55">
        <text:list-item>
          <text:p text:style-name="P75">не важно, <text:span text:style-name="Strong_20_Emphasis">кто нажал тревожную кнопку</text:span></text:p>
        </text:list-item>
        <text:list-item>
          <text:p text:style-name="P75">важно, что <text:span text:style-name="Strong_20_Emphasis">тревога была</text:span></text:p>
        </text:list-item>
        <text:list-item>
          <text:p text:style-name="P75">охранник реагирует</text:p>
        </text:list-item>
      </text:list>
      <text:p text:style-name="P4"/>
      <text:h text:style-name="P6" text:outline-level="2">Одна фраза для запоминания</text:h>
      <text:p text:style-name="P20"><text:span text:style-name="Source_20_Text">catch</text:span> ловит любую ошибку, независимо от того, кто её выбросил</text:p>
      <text:p text:style-name="P4"/>
      <text:h text:style-name="P6" text:outline-level="2">Мини-итог</text:h>
      <text:list text:style-name="L56">
        <text:list-item>
          <text:p text:style-name="P76">встроенные ошибки → JS</text:p>
        </text:list-item>
        <text:list-item>
          <text:p text:style-name="P76">свои ошибки → <text:span text:style-name="Source_20_Text">throw</text:span></text:p>
        </text:list-item>
        <text:list-item>
          <text:p text:style-name="P76"><text:span text:style-name="Source_20_Text">catch</text:span> → ловит и те, и другие</text:p>
        </text:list-item>
      </text:list>
      <text:h text:style-name="P6" text:outline-level="2">Главная идея (сразу)</text:h>
      <text:p text:style-name="P7">👉 <text:span text:style-name="Strong_20_Emphasis"><text:span text:style-name="Source_20_Text">catch</text:span></text:span><text:span text:style-name="Strong_20_Emphasis"> ловит ВСЕ ошибки,<text:line-break/>но ОБРАБАТЫВАТЬ должен только те, которые он понимает.<text:line-break/>Остальные — «пробрасывать» дальше.</text:span></text:p>
      <text:p text:style-name="P4"/>
      <text:h text:style-name="P6" text:outline-level="2">Почему возникает проблема</text:h>
      <text:p text:style-name="P7"><text:span text:style-name="Source_20_Text">catch</text:span> <text:span text:style-name="Strong_20_Emphasis">не различает</text:span>, какая ошибка произошла:</text:p>
      <text:p text:style-name="P15"><text:span text:style-name="Source_20_Text">try {</text:span></text:p>
      <text:p text:style-name="P16"><text:span text:style-name="Source_20_Text"><text:s text:c="2"/>JSON.parse(json); // ошибка данных</text:span></text:p>
      <text:p text:style-name="P16"><text:span text:style-name="Source_20_Text"><text:s text:c="2"/>blabla(); <text:s text:c="7"/>// ошибка программиста</text:span></text:p>
      <text:p text:style-name="P16"><text:span text:style-name="Source_20_Text">} catch (e) {</text:span></text:p>
      <text:p text:style-name="P16"><text:span text:style-name="Source_20_Text"><text:s text:c="2"/>// сюда попадут ОБЕ</text:span></text:p>
      <text:p text:style-name="P17"><text:span text:style-name="Source_20_Text">}</text:span></text:p>
      <text:p text:style-name="P7">Если просто писать:</text:p>
      <text:p text:style-name="P15"><text:span text:style-name="Source_20_Text">catch (e) {</text:span></text:p>
      <text:p text:style-name="P16"><text:span text:style-name="Source_20_Text"><text:s text:c="2"/>alert("JSON Error");</text:span></text:p>
      <text:p text:style-name="P17"><text:span text:style-name="Source_20_Text">}</text:span></text:p>
      <text:p text:style-name="P7"><text:soft-page-break/>❌ мы:</text:p>
      <text:list text:style-name="L57">
        <text:list-item>
          <text:p text:style-name="P77">называем <text:span text:style-name="Strong_20_Emphasis">любую ошибку</text:span> «JSON Error»</text:p>
        </text:list-item>
        <text:list-item>
          <text:p text:style-name="P77">скрываем настоящие баги</text:p>
        </text:list-item>
        <text:list-item>
          <text:p text:style-name="P77">усложняем отладку</text:p>
        </text:list-item>
      </text:list>
      <text:p text:style-name="P4"/>
      <text:h text:style-name="P6" text:outline-level="2">Что значит «проброс исключения»</text:h>
      <text:p text:style-name="P7"><text:span text:style-name="Strong_20_Emphasis">Проброс исключения</text:span> =<text:line-break/>👉 <text:span text:style-name="Emphasis">поймать ошибку и тут же выбросить её обратно</text:span></text:p>
      <text:p text:style-name="P7">Вот эта строка:</text:p>
      <text:p text:style-name="P26"><text:span text:style-name="Source_20_Text">throw e;</text:span></text:p>
      <text:p text:style-name="P7">означает:</text:p>
      <text:p text:style-name="P20">«Я поймал ошибку, но я НЕ знаю, как её правильно обработать»</text:p>
      <text:p text:style-name="P4"/>
      <text:h text:style-name="P6" text:outline-level="2">Как это работает по шагам</text:h>
      <text:h text:style-name="P5" text:outline-level="3">Код:</text:h>
      <text:p text:style-name="P15"><text:span text:style-name="Source_20_Text">catch (e) {</text:span></text:p>
      <text:p text:style-name="P16"><text:span text:style-name="Source_20_Text"><text:s text:c="2"/>if (e.name == "SyntaxError") {</text:span></text:p>
      <text:p text:style-name="P16"><text:span text:style-name="Source_20_Text"><text:s text:c="4"/>alert("JSON Error: " + e.message);</text:span></text:p>
      <text:p text:style-name="P16"><text:span text:style-name="Source_20_Text"><text:s text:c="2"/>} else {</text:span></text:p>
      <text:p text:style-name="P16"><text:span text:style-name="Source_20_Text"><text:s text:c="4"/>throw e; // проброс</text:span></text:p>
      <text:p text:style-name="P16"><text:span text:style-name="Source_20_Text"><text:s text:c="2"/>}</text:span></text:p>
      <text:p text:style-name="P17"><text:span text:style-name="Source_20_Text">}</text:span></text:p>
      <text:h text:style-name="P5" text:outline-level="3">Что происходит:</text:h>
      <text:p text:style-name="P7">1️⃣ Ошибка возникает в <text:span text:style-name="Source_20_Text">try</text:span><text:line-break/>2️⃣ <text:span text:style-name="Source_20_Text">catch</text:span> её ловит<text:line-break/>3️⃣ <text:span text:style-name="Source_20_Text">catch</text:span> смотрит: <text:span text:style-name="Strong_20_Emphasis">знаю ли я эту ошибку?</text:span></text:p>
      <text:list text:style-name="L58">
        <text:list-item>
          <text:p text:style-name="P78">✔ <text:span text:style-name="Source_20_Text">SyntaxError</text:span> → обработал</text:p>
        </text:list-item>
        <text:list-item>
          <text:p text:style-name="P78">❌ не <text:span text:style-name="Source_20_Text">SyntaxError</text:span> → <text:span text:style-name="Strong_20_Emphasis">пробросил</text:span></text:p>
        </text:list-item>
      </text:list>
      <text:p text:style-name="P4"/>
      <text:h text:style-name="P6" text:outline-level="2">Куда «улетает» проброшенная ошибка</text:h>
      <text:p text:style-name="P7">После <text:span text:style-name="Source_20_Text">throw e</text:span>:</text:p>
      <text:list text:style-name="L59">
        <text:list-item>
          <text:p text:style-name="P79">выполнение текущего <text:span text:style-name="Source_20_Text">catch</text:span> <text:span text:style-name="Strong_20_Emphasis">прерывается</text:span></text:p>
        </text:list-item>
        <text:list-item>
          <text:p text:style-name="P79">JavaScript ищет <text:span text:style-name="Strong_20_Emphasis">следующий try..catch ВЫШЕ</text:span></text:p>
        </text:list-item>
        <text:list-item>
          <text:p text:style-name="P79"><text:soft-page-break/>если он есть → ошибка туда</text:p>
        </text:list-item>
        <text:list-item>
          <text:p text:style-name="P79">если нет → ❌ скрипт падает</text:p>
        </text:list-item>
      </text:list>
      <text:p text:style-name="P4"/>
      <text:h text:style-name="P6" text:outline-level="2">Пример с двумя уровнями</text:h>
      <text:p text:style-name="P15"><text:span text:style-name="Source_20_Text">function readData() {</text:span></text:p>
      <text:p text:style-name="P16"><text:span text:style-name="Source_20_Text"><text:s text:c="2"/>try {</text:span></text:p>
      <text:p text:style-name="P16"><text:span text:style-name="Source_20_Text"><text:s text:c="4"/>blabla(); // ReferenceError</text:span></text:p>
      <text:p text:style-name="P16"><text:span text:style-name="Source_20_Text"><text:s text:c="2"/>} catch (e) {</text:span></text:p>
      <text:p text:style-name="P16"><text:span text:style-name="Source_20_Text"><text:s text:c="4"/>if (e.name !== "SyntaxError") {</text:span></text:p>
      <text:p text:style-name="P16"><text:span text:style-name="Source_20_Text"><text:s text:c="6"/>throw e; // проброс</text:span></text:p>
      <text:p text:style-name="P16"><text:span text:style-name="Source_20_Text"><text:s text:c="4"/>}</text:span></text:p>
      <text:p text:style-name="P16"><text:span text:style-name="Source_20_Text"><text:s text:c="2"/>}</text:span></text:p>
      <text:p text:style-name="P16"><text:span text:style-name="Source_20_Text">}</text:span></text:p>
      <text:p text:style-name="P16"/>
      <text:p text:style-name="P16"><text:span text:style-name="Source_20_Text">try {</text:span></text:p>
      <text:p text:style-name="P16"><text:span text:style-name="Source_20_Text"><text:s text:c="2"/>readData();</text:span></text:p>
      <text:p text:style-name="P16"><text:span text:style-name="Source_20_Text">} catch (e) {</text:span></text:p>
      <text:p text:style-name="P16"><text:span text:style-name="Source_20_Text"><text:s text:c="2"/>alert("Внешний catch поймал: " + e);</text:span></text:p>
      <text:p text:style-name="P17"><text:span text:style-name="Source_20_Text">}</text:span></text:p>
      <text:h text:style-name="P5" text:outline-level="3">Что тут важно</text:h>
      <text:list text:style-name="L60">
        <text:list-item>
          <text:p text:style-name="P80"><text:span text:style-name="Source_20_Text">readData</text:span>:</text:p>
          <text:list>
            <text:list-item>
              <text:p text:style-name="P80">знает, как работать <text:span text:style-name="Strong_20_Emphasis">ТОЛЬКО с SyntaxError</text:span></text:p>
            </text:list-item>
            <text:list-item>
              <text:p text:style-name="P80">остальные ошибки не трогает</text:p>
            </text:list-item>
          </text:list>
        </text:list-item>
        <text:list-item>
          <text:p text:style-name="P80">внешний <text:span text:style-name="Source_20_Text">try..catch</text:span>:</text:p>
          <text:list>
            <text:list-item>
              <text:p text:style-name="P80">ловит <text:span text:style-name="Strong_20_Emphasis">всё остальное</text:span></text:p>
            </text:list-item>
          </text:list>
        </text:list-item>
      </text:list>
      <text:p text:style-name="P4"/>
      <text:h text:style-name="P6" text:outline-level="2">Аналогия (очень понятная)</text:h>
      <text:p text:style-name="P7">Представь:</text:p>
      <text:list text:style-name="L61">
        <text:list-item>
          <text:p text:style-name="P81">функция — это <text:span text:style-name="Strong_20_Emphasis">специалист</text:span></text:p>
        </text:list-item>
        <text:list-item>
          <text:p text:style-name="P81"><text:span text:style-name="Source_20_Text">catch</text:span> — <text:span text:style-name="Strong_20_Emphasis">узкий эксперт</text:span></text:p>
        </text:list-item>
      </text:list>
      <text:p text:style-name="P7">Он говорит:</text:p>
      <text:list text:style-name="L62">
        <text:list-item>
          <text:p text:style-name="P82">«С этим типом проблем я умею работать»</text:p>
        </text:list-item>
        <text:list-item>
          <text:p text:style-name="P82">«Остальное — передаю начальству»</text:p>
        </text:list-item>
      </text:list>
      <text:p text:style-name="P7">Передача начальству = <text:span text:style-name="Source_20_Text">throw e</text:span></text:p>
      <text:p text:style-name="P4"/>
      <text:h text:style-name="P6" text:outline-level="2">Почему так делают в реальном коде</text:h>
      <text:p text:style-name="P7">Потому что:</text:p>
      <text:list text:style-name="L63">
        <text:list-item>
          <text:p text:style-name="P83"><text:soft-page-break/>нельзя скрывать баги</text:p>
        </text:list-item>
        <text:list-item>
          <text:p text:style-name="P83">каждая часть кода отвечает <text:span text:style-name="Strong_20_Emphasis">только за своё</text:span></text:p>
        </text:list-item>
        <text:list-item>
          <text:p text:style-name="P83">ошибки обрабатываются <text:span text:style-name="Strong_20_Emphasis">на правильном уровне</text:span></text:p>
        </text:list-item>
      </text:list>
      <text:p text:style-name="P4"/>
      <text:h text:style-name="P6" text:outline-level="2">Самое важное правило (запомни)</text:h>
      <text:p text:style-name="P20"><text:span text:style-name="Source_20_Text">catch</text:span> не должен глотать все ошибки</text:p>
      <text:p text:style-name="P4"/>
      <text:h text:style-name="P6" text:outline-level="2">Коротко, в 4 строки</text:h>
      <text:list text:style-name="L64">
        <text:list-item>
          <text:p text:style-name="P84"><text:span text:style-name="Source_20_Text">catch</text:span> ловит всё</text:p>
        </text:list-item>
        <text:list-item>
          <text:p text:style-name="P84">проверяет тип ошибки</text:p>
        </text:list-item>
        <text:list-item>
          <text:p text:style-name="P84">знакомую — обрабатывает</text:p>
        </text:list-item>
        <text:list-item>
          <text:p text:style-name="P84">незнакомую — <text:span text:style-name="Source_20_Text">throw e</text:span></text:p>
        </text:list-item>
      </text:list>
      <text:p text:style-name="P4"/>
      <text:h text:style-name="P6" text:outline-level="2">Одна фраза для запоминания</text:h>
      <text:p text:style-name="P20">Проброс исключения — это способ не скрывать ошибки, которые ты не понимаешь</text:p>
      <text:h text:style-name="P6" text:outline-level="2">Короткий ответ</text:h>
      <text:p text:style-name="P7">👉 Она пойдёт <text:span text:style-name="Strong_20_Emphasis">ЕЩЁ выше</text:span>.<text:line-break/>Ошибка <text:span text:style-name="Strong_20_Emphasis">всегда поднимается вверх</text:span>, пока:</text:p>
      <text:list text:style-name="L65">
        <text:list-item>
          <text:p text:style-name="P85">либо её <text:span text:style-name="Strong_20_Emphasis">поймают</text:span></text:p>
        </text:list-item>
        <text:list-item>
          <text:p text:style-name="P85">либо программа <text:span text:style-name="Strong_20_Emphasis">упадёт</text:span></text:p>
        </text:list-item>
      </text:list>
      <text:p text:style-name="P4"/>
      <text:h text:style-name="P6" text:outline-level="2">Как это выглядит пошагово</text:h>
      <text:p text:style-name="P7">Представь такой код:</text:p>
      <text:p text:style-name="P15"><text:span text:style-name="Source_20_Text">function level1() {</text:span></text:p>
      <text:p text:style-name="P16"><text:span text:style-name="Source_20_Text"><text:s text:c="2"/>throw new Error("Ошибка");</text:span></text:p>
      <text:p text:style-name="P16"><text:span text:style-name="Source_20_Text">}</text:span></text:p>
      <text:p text:style-name="P16"/>
      <text:p text:style-name="P16"><text:span text:style-name="Source_20_Text">function level2() {</text:span></text:p>
      <text:p text:style-name="P16"><text:span text:style-name="Source_20_Text"><text:s text:c="2"/>try {</text:span></text:p>
      <text:p text:style-name="P16"><text:span text:style-name="Source_20_Text"><text:s text:c="4"/>level1();</text:span></text:p>
      <text:p text:style-name="P16"><text:span text:style-name="Source_20_Text"><text:s text:c="2"/>} catch (e) {</text:span></text:p>
      <text:p text:style-name="P16"><text:span text:style-name="Source_20_Text"><text:s text:c="4"/>throw e; // ← проброс дальше</text:span></text:p>
      <text:p text:style-name="P16"><text:span text:style-name="Source_20_Text"><text:s text:c="2"/>}</text:span></text:p>
      <text:p text:style-name="P16"><text:soft-page-break/><text:span text:style-name="Source_20_Text">}</text:span></text:p>
      <text:p text:style-name="P16"/>
      <text:p text:style-name="P16"><text:span text:style-name="Source_20_Text">function level3() {</text:span></text:p>
      <text:p text:style-name="P16"><text:span text:style-name="Source_20_Text"><text:s text:c="2"/>try {</text:span></text:p>
      <text:p text:style-name="P16"><text:span text:style-name="Source_20_Text"><text:s text:c="4"/>level2();</text:span></text:p>
      <text:p text:style-name="P16"><text:span text:style-name="Source_20_Text"><text:s text:c="2"/>} catch (e) {</text:span></text:p>
      <text:p text:style-name="P16"><text:span text:style-name="Source_20_Text"><text:s text:c="4"/>throw e; // ← ещё выше</text:span></text:p>
      <text:p text:style-name="P16"><text:span text:style-name="Source_20_Text"><text:s text:c="2"/>}</text:span></text:p>
      <text:p text:style-name="P16"><text:span text:style-name="Source_20_Text">}</text:span></text:p>
      <text:p text:style-name="P16"/>
      <text:p text:style-name="P16"><text:span text:style-name="Source_20_Text">try {</text:span></text:p>
      <text:p text:style-name="P16"><text:span text:style-name="Source_20_Text"><text:s text:c="2"/>level3();</text:span></text:p>
      <text:p text:style-name="P16"><text:span text:style-name="Source_20_Text">} catch (e) {</text:span></text:p>
      <text:p text:style-name="P16"><text:span text:style-name="Source_20_Text"><text:s text:c="2"/>alert("Поймали в самом верху: " + e.message);</text:span></text:p>
      <text:p text:style-name="P17"><text:span text:style-name="Source_20_Text">}</text:span></text:p>
      <text:h text:style-name="P5" text:outline-level="3">Что происходит:</text:h>
      <text:p text:style-name="P7">1️⃣ Ошибка возникла в <text:span text:style-name="Source_20_Text">level1</text:span><text:line-break/>2️⃣ Поднялась в <text:span text:style-name="Source_20_Text">level2</text:span><text:line-break/>3️⃣ Там её поймали и <text:span text:style-name="Strong_20_Emphasis">снова бросили</text:span><text:line-break/>4️⃣ Поднялась в <text:span text:style-name="Source_20_Text">level3</text:span><text:line-break/>5️⃣ Там её поймали и <text:span text:style-name="Strong_20_Emphasis">снова бросили</text:span><text:line-break/>6️⃣ Поднялась в <text:span text:style-name="Strong_20_Emphasis">самый верхний </text:span><text:span text:style-name="Strong_20_Emphasis"><text:span text:style-name="Source_20_Text">try..catch</text:span></text:span><text:line-break/>7️⃣ Там её наконец обработали</text:p>
      <text:p text:style-name="P4"/>
      <text:h text:style-name="P6" text:outline-level="2">Если И ТАМ снова бросить</text:h>
      <text:p text:style-name="P15"><text:span text:style-name="Source_20_Text">try {</text:span></text:p>
      <text:p text:style-name="P16"><text:span text:style-name="Source_20_Text"><text:s text:c="2"/>level3();</text:span></text:p>
      <text:p text:style-name="P16"><text:span text:style-name="Source_20_Text">} catch (e) {</text:span></text:p>
      <text:p text:style-name="P16"><text:span text:style-name="Source_20_Text"><text:s text:c="2"/>throw e;</text:span></text:p>
      <text:p text:style-name="P17"><text:span text:style-name="Source_20_Text">}</text:span></text:p>
      <text:p text:style-name="P7">👉 Тогда:</text:p>
      <text:list text:style-name="L66">
        <text:list-item>
          <text:p text:style-name="P86">ошибка выйдет <text:span text:style-name="Strong_20_Emphasis">за пределы всего скрипта</text:span></text:p>
        </text:list-item>
        <text:list-item>
          <text:p text:style-name="P86">браузер выведет её в консоль</text:p>
        </text:list-item>
        <text:list-item>
          <text:p text:style-name="P86">выполнение остановится</text:p>
        </text:list-item>
      </text:list>
      <text:p text:style-name="P4"/>
      <text:h text:style-name="P6" text:outline-level="2">Куда именно «самый верх»</text:h>
      <text:p text:style-name="P7">Это:</text:p>
      <text:list text:style-name="L67">
        <text:list-item>
          <text:p text:style-name="P87"><text:span text:style-name="Strong_20_Emphasis">глобальный контекст</text:span></text:p>
          <text:list>
            <text:list-item>
              <text:p text:style-name="P87">в браузере → <text:span text:style-name="Source_20_Text">window</text:span></text:p>
            </text:list-item>
            <text:list-item>
              <text:p text:style-name="P87">в Node.js → процесс</text:p>
            </text:list-item>
          </text:list>
        </text:list-item>
      </text:list>
      <text:p text:style-name="P4"/>
      <text:h text:style-name="P6" text:outline-level="2"><text:soft-page-break/>Очень важное правило (в рамочку)</text:h>
      <text:p text:style-name="P20">Ошибка поднимается вверх по стеку вызовов,<text:line-break/>пока кто-то её не остановит</text:p>
      <text:p text:style-name="P4"/>
      <text:h text:style-name="P6" text:outline-level="2">Аналогия (очень наглядная)</text:h>
      <text:p text:style-name="P7">Представь:</text:p>
      <text:list text:style-name="L68">
        <text:list-item>
          <text:p text:style-name="P88">работник → начальник → директор → владелец</text:p>
        </text:list-item>
        <text:list-item>
          <text:p text:style-name="P88">каждый говорит:</text:p>
          <text:p text:style-name="P89">«Это не ко мне»</text:p>
        </text:list-item>
        <text:list-item>
          <text:p text:style-name="P88">проблема идёт выше</text:p>
        </text:list-item>
        <text:list-item>
          <text:p text:style-name="P88">если владелец тоже отказался — бизнес закрывается 😄</text:p>
        </text:list-item>
      </text:list>
      <text:p text:style-name="P4"/>
      <text:h text:style-name="P6" text:outline-level="2">Мини-таблица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Где бросили</text:p>
            </table:table-cell>
            <table:table-cell table:style-name="Таблица3.A1" office:value-type="string">
              <text:p text:style-name="P32">Куда пойдёт</text:p>
            </table:table-cell>
          </table:table-row>
        </table:table-header-rows>
        <table:table-row>
          <table:table-cell table:style-name="Таблица3.A1" office:value-type="string">
            <text:p text:style-name="P33">В функции</text:p>
          </table:table-cell>
          <table:table-cell table:style-name="Таблица3.A1" office:value-type="string">
            <text:p text:style-name="P33">К месту вызова</text:p>
          </table:table-cell>
        </table:table-row>
        <table:table-row>
          <table:table-cell table:style-name="Таблица3.A1" office:value-type="string">
            <text:p text:style-name="P33">В catch</text:p>
          </table:table-cell>
          <table:table-cell table:style-name="Таблица3.A1" office:value-type="string">
            <text:p text:style-name="P33">К внешнему try..catch</text:p>
          </table:table-cell>
        </table:table-row>
        <table:table-row>
          <table:table-cell table:style-name="Таблица3.A1" office:value-type="string">
            <text:p text:style-name="P33">В самом верху</text:p>
          </table:table-cell>
          <table:table-cell table:style-name="Таблица3.A1" office:value-type="string">
            <text:p text:style-name="P33">В глобальную ошибку</text:p>
          </table:table-cell>
        </table:table-row>
      </table:table>
      <text:h text:style-name="P6" text:outline-level="2">Что такое <text:span text:style-name="Source_20_Text">finally</text:span> — одной фразой</text:h>
      <text:p text:style-name="P7">👉 <text:span text:style-name="Strong_20_Emphasis"><text:span text:style-name="Source_20_Text">finally</text:span></text:span><text:span text:style-name="Strong_20_Emphasis"> — это блок кода, который выполняется ВСЕГДА</text:span>,<text:line-break/>не важно:</text:p>
      <text:list text:style-name="L69">
        <text:list-item>
          <text:p text:style-name="P90">была ошибка или нет</text:p>
        </text:list-item>
        <text:list-item>
          <text:p text:style-name="P90">был <text:span text:style-name="Source_20_Text">return</text:span> или <text:span text:style-name="Source_20_Text">throw</text:span></text:p>
        </text:list-item>
      </text:list>
      <text:p text:style-name="P4"/>
      <text:h text:style-name="P6" text:outline-level="2">2. Общая схема</text:h>
      <text:p text:style-name="P15"><text:span text:style-name="Source_20_Text">try {</text:span></text:p>
      <text:p text:style-name="P16"><text:span text:style-name="Source_20_Text"><text:s text:c="2"/>// основной код</text:span></text:p>
      <text:p text:style-name="P16"><text:span text:style-name="Source_20_Text">} catch (e) {</text:span></text:p>
      <text:p text:style-name="P16"><text:span text:style-name="Source_20_Text"><text:s text:c="2"/>// если произошла ошибка</text:span></text:p>
      <text:p text:style-name="P16"><text:span text:style-name="Source_20_Text">} finally {</text:span></text:p>
      <text:p text:style-name="P16"><text:span text:style-name="Source_20_Text"><text:s text:c="2"/>// выполнится в ЛЮБОМ случае</text:span></text:p>
      <text:p text:style-name="P17"><text:span text:style-name="Source_20_Text">}</text:span></text:p>
      <text:p text:style-name="P4"/>
      <text:h text:style-name="P6" text:outline-level="2"><text:soft-page-break/>3. Все возможные пути выполнения</text:h>
      <text:h text:style-name="P5" text:outline-level="3">✅ Ошибки НЕТ</text:h>
      <text:p text:style-name="P26"><text:span text:style-name="Source_20_Text">try → finally → дальше</text:span></text:p>
      <text:h text:style-name="P5" text:outline-level="3">❌ Ошибка ЕСТЬ</text:h>
      <text:p text:style-name="P26"><text:span text:style-name="Source_20_Text">try → catch → finally → дальше</text:span></text:p>
      <text:p text:style-name="P7">👉 <text:span text:style-name="Source_20_Text">finally</text:span> <text:span text:style-name="Strong_20_Emphasis">всегда последний</text:span></text:p>
      <text:p text:style-name="P4"/>
      <text:h text:style-name="P6" text:outline-level="2">4. Пример с confirm (очень наглядный)</text:h>
      <text:p text:style-name="P15"><text:span text:style-name="Source_20_Text">try {</text:span></text:p>
      <text:p text:style-name="P16"><text:span text:style-name="Source_20_Text"><text:s text:c="2"/>alert('try');</text:span></text:p>
      <text:p text:style-name="P16"><text:span text:style-name="Source_20_Text"><text:s text:c="2"/>if (confirm('Сгенерировать ошибку?')) BAD_CODE();</text:span></text:p>
      <text:p text:style-name="P16"><text:span text:style-name="Source_20_Text">} catch {</text:span></text:p>
      <text:p text:style-name="P16"><text:span text:style-name="Source_20_Text"><text:s text:c="2"/>alert('catch');</text:span></text:p>
      <text:p text:style-name="P16"><text:span text:style-name="Source_20_Text">} finally {</text:span></text:p>
      <text:p text:style-name="P16"><text:span text:style-name="Source_20_Text"><text:s text:c="2"/>alert('finally');</text:span></text:p>
      <text:p text:style-name="P17"><text:span text:style-name="Source_20_Text">}</text:span></text:p>
      <text:h text:style-name="P5" text:outline-level="3">Если ошибка:</text:h>
      <text:p text:style-name="P26"><text:span text:style-name="Source_20_Text">try → catch → finally</text:span></text:p>
      <text:h text:style-name="P5" text:outline-level="3">Если ошибки нет:</text:h>
      <text:p text:style-name="P26"><text:span text:style-name="Source_20_Text">try → finally</text:span></text:p>
      <text:p text:style-name="P4"/>
      <text:h text:style-name="P6" text:outline-level="2">5. Зачем вообще нужен <text:span text:style-name="Source_20_Text">finally</text:span></text:h>
      <text:p text:style-name="P7">Для <text:span text:style-name="Strong_20_Emphasis">завершения начатых действий</text:span>, например:</text:p>
      <text:list text:style-name="L70">
        <text:list-item>
          <text:p text:style-name="P91">остановить таймер</text:p>
        </text:list-item>
        <text:list-item>
          <text:p text:style-name="P91">закрыть соединение</text:p>
        </text:list-item>
        <text:list-item>
          <text:p text:style-name="P91">убрать загрузчик</text:p>
        </text:list-item>
        <text:list-item>
          <text:p text:style-name="P91">разблокировать кнопку</text:p>
        </text:list-item>
        <text:list-item>
          <text:p text:style-name="P91">освободить ресурс</text:p>
        </text:list-item>
      </text:list>
      <text:p text:style-name="P4"/>
      <text:h text:style-name="P6" text:outline-level="2">6. Пример с измерением времени (смысл)</text:h>
      <text:p text:style-name="P15"><text:span text:style-name="Source_20_Text">let start = Date.now();</text:span></text:p>
      <text:p text:style-name="P16"/>
      <text:p text:style-name="P16"><text:span text:style-name="Source_20_Text">try {</text:span></text:p>
      <text:p text:style-name="P16"><text:soft-page-break/><text:span text:style-name="Source_20_Text"><text:s text:c="2"/>result = fib(num); // может сломаться</text:span></text:p>
      <text:p text:style-name="P16"><text:span text:style-name="Source_20_Text">} catch {</text:span></text:p>
      <text:p text:style-name="P16"><text:span text:style-name="Source_20_Text"><text:s text:c="2"/>result = 0;</text:span></text:p>
      <text:p text:style-name="P16"><text:span text:style-name="Source_20_Text">} finally {</text:span></text:p>
      <text:p text:style-name="P16"><text:span text:style-name="Source_20_Text"><text:s text:c="2"/>diff = Date.now() - start;</text:span></text:p>
      <text:p text:style-name="P17"><text:span text:style-name="Source_20_Text">}</text:span></text:p>
      <text:p text:style-name="P7">👉 Не важно:</text:p>
      <text:list text:style-name="L71">
        <text:list-item>
          <text:p text:style-name="P92">сломалась функция</text:p>
        </text:list-item>
        <text:list-item>
          <text:p text:style-name="P92">или отработала нормально</text:p>
        </text:list-item>
      </text:list>
      <text:p text:style-name="P7">⏱ <text:span text:style-name="Strong_20_Emphasis">таймер остановится всегда</text:span></text:p>
      <text:p text:style-name="P4"/>
      <text:h text:style-name="P6" text:outline-level="2">7. Очень важный момент: <text:span text:style-name="Source_20_Text">return</text:span> и <text:span text:style-name="Source_20_Text">finally</text:span></text:h>
      <text:p text:style-name="P15"><text:span text:style-name="Source_20_Text">function func() {</text:span></text:p>
      <text:p text:style-name="P16"><text:span text:style-name="Source_20_Text"><text:s text:c="2"/>try {</text:span></text:p>
      <text:p text:style-name="P16"><text:span text:style-name="Source_20_Text"><text:s text:c="4"/>return 1;</text:span></text:p>
      <text:p text:style-name="P16"><text:span text:style-name="Source_20_Text"><text:s text:c="2"/>} finally {</text:span></text:p>
      <text:p text:style-name="P16"><text:span text:style-name="Source_20_Text"><text:s text:c="4"/>alert('finally')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P7">Что происходит:</text:p>
      <text:list text:style-name="L72">
        <text:list-item>
          <text:p text:style-name="P93"><text:span text:style-name="Source_20_Text">return 1</text:span> <text:span text:style-name="Strong_20_Emphasis">запланирован</text:span></text:p>
        </text:list-item>
        <text:list-item>
          <text:p text:style-name="P93">перед возвратом → выполняется <text:span text:style-name="Source_20_Text">finally</text:span></text:p>
        </text:list-item>
        <text:list-item>
          <text:p text:style-name="P93">потом функция возвращает <text:span text:style-name="Source_20_Text">1</text:span></text:p>
        </text:list-item>
      </text:list>
      <text:p text:style-name="P7">👉 <text:span text:style-name="Source_20_Text">finally</text:span> <text:span text:style-name="Strong_20_Emphasis">выполняется ПЕРЕД возвратом</text:span></text:p>
      <text:p text:style-name="P4"/>
      <text:h text:style-name="P6" text:outline-level="2">8. <text:span text:style-name="Source_20_Text">try..finally</text:span> без <text:span text:style-name="Source_20_Text">catch</text:span></text:h>
      <text:p text:style-name="P15"><text:span text:style-name="Source_20_Text">try {</text:span></text:p>
      <text:p text:style-name="P16"><text:span text:style-name="Source_20_Text"><text:s text:c="2"/>// что-то делаем</text:span></text:p>
      <text:p text:style-name="P16"><text:span text:style-name="Source_20_Text">} finally {</text:span></text:p>
      <text:p text:style-name="P16"><text:span text:style-name="Source_20_Text"><text:s text:c="2"/>// обязательно завершаем</text:span></text:p>
      <text:p text:style-name="P17"><text:span text:style-name="Source_20_Text">}</text:span></text:p>
      <text:list text:style-name="L73">
        <text:list-item>
          <text:p text:style-name="P94">ошибки <text:span text:style-name="Strong_20_Emphasis">НЕ ловятся</text:span></text:p>
        </text:list-item>
        <text:list-item>
          <text:p text:style-name="P94">они <text:span text:style-name="Strong_20_Emphasis">идут наружу</text:span></text:p>
        </text:list-item>
        <text:list-item>
          <text:p text:style-name="P94">но <text:span text:style-name="Source_20_Text">finally</text:span> <text:span text:style-name="Strong_20_Emphasis">всё равно выполняется</text:span></text:p>
        </text:list-item>
      </text:list>
      <text:p text:style-name="P7">👉 используется, когда:</text:p>
      <text:list text:style-name="L74">
        <text:list-item>
          <text:p text:style-name="P95">обрабатывать ошибку тут не нужно</text:p>
        </text:list-item>
        <text:list-item>
          <text:p text:style-name="P95">но уборка обязательна</text:p>
        </text:list-item>
      </text:list>
      <text:p text:style-name="P4"/>
      <text:h text:style-name="P6" text:outline-level="2"><text:soft-page-break/>9. Область видимости переменных</text:h>
      <text:p text:style-name="P15"><text:span text:style-name="Source_20_Text">try {</text:span></text:p>
      <text:p text:style-name="P16"><text:span text:style-name="Source_20_Text"><text:s text:c="2"/>let x = 5;</text:span></text:p>
      <text:p text:style-name="P16"><text:span text:style-name="Source_20_Text">}</text:span></text:p>
      <text:p text:style-name="P17"><text:span text:style-name="Source_20_Text">console.log(x); // ❌ ошибка</text:span></text:p>
      <text:p text:style-name="P7">Поэтому переменные объявляют <text:span text:style-name="Strong_20_Emphasis">до </text:span><text:span text:style-name="Strong_20_Emphasis"><text:span text:style-name="Source_20_Text">try</text:span></text:span>, если они нужны позже.</text:p>
      <text:p text:style-name="P4"/>
      <text:h text:style-name="P6" text:outline-level="2">10. Самая важная мысль</text:h>
      <text:p text:style-name="P20"><text:span text:style-name="Source_20_Text">finally</text:span> — это «гарантированный финал»</text:p>
      <text:p text:style-name="P4"/>
      <text:h text:style-name="P6" text:outline-level="2">Короткий конспект</text:h>
      <text:list text:style-name="L75">
        <text:list-item>
          <text:p text:style-name="P96"><text:span text:style-name="Source_20_Text">finally</text:span> выполняется всегда</text:p>
        </text:list-item>
        <text:list-item>
          <text:p text:style-name="P96">выполняется даже при <text:span text:style-name="Source_20_Text">return</text:span> и <text:span text:style-name="Source_20_Text">throw</text:span></text:p>
        </text:list-item>
        <text:list-item>
          <text:p text:style-name="P96">нужен для «уборки»</text:p>
        </text:list-item>
        <text:list-item>
          <text:p text:style-name="P96">не ловит ошибки</text:p>
        </text:list-item>
        <text:list-item>
          <text:p text:style-name="P96">не отменяет ошибки</text:p>
        </text:list-item>
      </text:list>
      <text:p text:style-name="P4"/>
      <text:h text:style-name="P6" text:outline-level="2">Одна фраза для запоминания</text:h>
      <text:p text:style-name="P20"><text:span text:style-name="Source_20_Text">finally</text:span> — это код, который обязан выполниться при любом исходе</text:p>
      <text:p text:style-name="P4"/>
      <text:h text:style-name="P6" text:outline-level="2">Короткий ответ</text:h>
      <text:p text:style-name="P7">👉 <text:span text:style-name="Strong_20_Emphasis"><text:span text:style-name="Source_20_Text">return</text:span></text:span><text:span text:style-name="Strong_20_Emphasis"> не выходит из функции мгновенно</text:span><text:line-break/>Перед выходом JavaScript <text:span text:style-name="Strong_20_Emphasis">обязан выполнить </text:span><text:span text:style-name="Strong_20_Emphasis"><text:span text:style-name="Source_20_Text">finally</text:span></text:span></text:p>
      <text:p text:style-name="P97"/>
      <text:h text:style-name="P98" text:outline-level="2">Самый простой пример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return 1;</text:span></text:p>
      <text:p text:style-name="P100"><text:span text:style-name="Source_20_Text"><text:s text:c="2"/>} finally {</text:span></text:p>
      <text:p text:style-name="P100"><text:span text:style-name="Source_20_Text"><text:s text:c="4"/>console.log("finally");</text:span></text:p>
      <text:p text:style-name="P100"><text:span text:style-name="Source_20_Text"><text:s text:c="2"/>}</text:span></text:p>
      <text:p text:style-name="P100"><text:soft-page-break/><text:span text:style-name="Source_20_Text">}</text:span></text:p>
      <text:p text:style-name="P100"/>
      <text:p text:style-name="P100"><text:span text:style-name="Source_20_Text">console.log(test());</text:span></text:p>
      <text:h text:style-name="P101" text:outline-level="3">Что выведется:</text:h>
      <text:p text:style-name="P99"><text:span text:style-name="Source_20_Text">finally</text:span></text:p>
      <text:p text:style-name="P100"><text:span text:style-name="Source_20_Text">1</text:span></text:p>
      <text:p text:style-name="P7">😮 Хотя <text:span text:style-name="Source_20_Text">return 1</text:span> стоит ПЕРВЫМ!</text:p>
      <text:p text:style-name="P97"/>
      <text:h text:style-name="P98" text:outline-level="2">Как JavaScript думает на самом деле</text:h>
      <text:p text:style-name="P7">Когда он видит:</text:p>
      <text:p text:style-name="P99"><text:span text:style-name="Source_20_Text">return 1;</text:span></text:p>
      <text:p text:style-name="P7">Он делает <text:span text:style-name="Strong_20_Emphasis">НЕ ТАК</text:span>:</text:p>
      <text:p text:style-name="P102">«Выйти из функции прямо сейчас»</text:p>
      <text:p text:style-name="P7">А <text:span text:style-name="Strong_20_Emphasis">ВОТ ТАК</text:span>:</text:p>
      <text:list text:style-name="L76">
        <text:list-item>
          <text:p text:style-name="P103">«Запомнить, что нужно вернуть <text:span text:style-name="Source_20_Text">1</text:span>»</text:p>
        </text:list-item>
        <text:list-item>
          <text:p text:style-name="P103">«Перед выходом выполнить <text:span text:style-name="Source_20_Text">finally</text:span>»</text:p>
        </text:list-item>
        <text:list-item>
          <text:p text:style-name="P103">«Теперь выйти из функции и вернуть <text:span text:style-name="Source_20_Text">1</text:span>»</text:p>
        </text:list-item>
      </text:list>
      <text:p text:style-name="P97"/>
      <text:h text:style-name="P98" text:outline-level="2">Пошагово, буквально</text:h>
      <text:p text:style-name="P99"><text:span text:style-name="Source_20_Text">try {</text:span></text:p>
      <text:p text:style-name="P100"><text:span text:style-name="Source_20_Text"><text:s text:c="2"/>return 1;</text:span></text:p>
      <text:p text:style-name="P100"><text:span text:style-name="Source_20_Text">} finally {</text:span></text:p>
      <text:p text:style-name="P100"><text:span text:style-name="Source_20_Text"><text:s text:c="2"/>alert("finally");</text:span></text:p>
      <text:p text:style-name="P100"><text:span text:style-name="Source_20_Text">}</text:span></text:p>
      <text:h text:style-name="P101" text:outline-level="3">Шаги:</text:h>
      <text:p text:style-name="P7">1️⃣ <text:span text:style-name="Source_20_Text">return 1</text:span> — <text:span text:style-name="Emphasis">решение вернуться</text:span><text:line-break/>2️⃣ Переход в <text:span text:style-name="Source_20_Text">finally</text:span><text:line-break/>3️⃣ Выполняется <text:span text:style-name="Source_20_Text">finally</text:span><text:line-break/>4️⃣ Функция реально возвращает <text:span text:style-name="Source_20_Text">1</text:span></text:p>
      <text:p text:style-name="P97"/>
      <text:h text:style-name="P98" text:outline-level="2">То же самое с ошибкой (<text:span text:style-name="Source_20_Text">throw</text:span>)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throw new Error("oops");</text:span></text:p>
      <text:p text:style-name="P100"><text:soft-page-break/><text:span text:style-name="Source_20_Text"><text:s text:c="2"/>} finally {</text:span></text:p>
      <text:p text:style-name="P100"><text:span text:style-name="Source_20_Text"><text:s text:c="4"/>console.log("finally")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test();</text:span></text:p>
      <text:h text:style-name="P101" text:outline-level="3">Что будет:</text:h>
      <text:list text:style-name="L77">
        <text:list-item>
          <text:p text:style-name="P104"><text:span text:style-name="Source_20_Text">finally</text:span> выполнится</text:p>
        </text:list-item>
        <text:list-item>
          <text:p text:style-name="P104">потом ошибка <text:span text:style-name="Strong_20_Emphasis">полетит дальше</text:span></text:p>
        </text:list-item>
      </text:list>
      <text:p text:style-name="P7">👉 <text:span text:style-name="Source_20_Text">finally</text:span> срабатывает <text:span text:style-name="Strong_20_Emphasis">даже при throw</text:span></text:p>
      <text:p text:style-name="P97"/>
      <text:h text:style-name="P98" text:outline-level="2">Очень важное следствие ⚠️</text:h>
      <text:h text:style-name="P101" text:outline-level="3">Если в <text:span text:style-name="Source_20_Text">finally</text:span> есть <text:span text:style-name="Source_20_Text">return</text:span>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return 1;</text:span></text:p>
      <text:p text:style-name="P100"><text:span text:style-name="Source_20_Text"><text:s text:c="2"/>} finally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console.log(test());</text:span></text:p>
      <text:p text:style-name="P7">👉 Результат:</text:p>
      <text:p text:style-name="P99"><text:span text:style-name="Source_20_Text">2</text:span></text:p>
      <text:p text:style-name="P7">😱 Почему?</text:p>
      <text:p text:style-name="P7">Потому что:</text:p>
      <text:list text:style-name="L78">
        <text:list-item>
          <text:p text:style-name="P105"><text:span text:style-name="Source_20_Text">finally</text:span> <text:span text:style-name="Strong_20_Emphasis">перекрывает</text:span> всё</text:p>
        </text:list-item>
        <text:list-item>
          <text:p text:style-name="P105">его <text:span text:style-name="Source_20_Text">return</text:span> <text:span text:style-name="Strong_20_Emphasis">главнее</text:span></text:p>
        </text:list-item>
      </text:list>
      <text:p text:style-name="P7">❗ Это почти всегда плохая идея.</text:p>
      <text:p text:style-name="P97"/>
      <text:h text:style-name="P98" text:outline-level="2">Аналогия из жизни</text:h>
      <text:p text:style-name="P7">Представь:</text:p>
      <text:list text:style-name="L79">
        <text:list-item>
          <text:p text:style-name="P106">ты уходишь из комнаты (<text:span text:style-name="Source_20_Text">return</text:span>)</text:p>
        </text:list-item>
        <text:list-item>
          <text:p text:style-name="P106"><text:soft-page-break/>но ОБЯЗАН:</text:p>
          <text:list>
            <text:list-item>
              <text:p text:style-name="P106">выключить свет</text:p>
            </text:list-item>
            <text:list-item>
              <text:p text:style-name="P106">закрыть дверь</text:p>
            </text:list-item>
          </text:list>
        </text:list-item>
      </text:list>
      <text:p text:style-name="P7"><text:span text:style-name="Source_20_Text">finally</text:span> = «уборка перед уходом»</text:p>
      <text:p text:style-name="P7">Ты не можешь уйти, <text:span text:style-name="Strong_20_Emphasis">пока не убрался</text:span>.</text:p>
      <text:p text:style-name="P97"/>
      <text:h text:style-name="P98" text:outline-level="2">Самая важная фраза (запомни)</text:h>
      <text:p text:style-name="P102"><text:span text:style-name="Source_20_Text">finally</text:span> — это обязательный последний шаг перед выходом из try/catch</text:p>
      <text:p text:style-name="P97"/>
      <text:h text:style-name="P98" text:outline-level="2">Кратко</text:h>
      <text:list text:style-name="L80">
        <text:list-item>
          <text:p text:style-name="P107"><text:span text:style-name="Source_20_Text">return</text:span> ≠ мгновенный выход</text:p>
        </text:list-item>
        <text:list-item>
          <text:p text:style-name="P107"><text:span text:style-name="Source_20_Text">finally</text:span> выполняется <text:span text:style-name="Strong_20_Emphasis">всегда</text:span></text:p>
        </text:list-item>
        <text:list-item>
          <text:p text:style-name="P107">даже перед <text:span text:style-name="Source_20_Text">return</text:span></text:p>
        </text:list-item>
        <text:list-item>
          <text:p text:style-name="P107">даже перед <text:span text:style-name="Source_20_Text">throw</text:span></text:p>
        </text:list-item>
      </text:list>
      <text:h text:style-name="P6" text:outline-level="2">Как работает <text:span text:style-name="Source_20_Text">try..catch</text:span> БЕЗ <text:span text:style-name="Source_20_Text">finally</text:span></text:h>
      <text:h text:style-name="P101" text:outline-level="3">Общая схема</text:h>
      <text:p text:style-name="P99"><text:span text:style-name="Source_20_Text">try {</text:span></text:p>
      <text:p text:style-name="P100"><text:span text:style-name="Source_20_Text"><text:s text:c="2"/>// код</text:span></text:p>
      <text:p text:style-name="P100"><text:span text:style-name="Source_20_Text">} catch (e) {</text:span></text:p>
      <text:p text:style-name="P100"><text:span text:style-name="Source_20_Text"><text:s text:c="2"/>// обработка</text:span></text:p>
      <text:p text:style-name="P100"><text:span text:style-name="Source_20_Text">}</text:span></text:p>
      <text:p text:style-name="P97"/>
      <text:h text:style-name="P98" text:outline-level="2">Основные правила</text:h>
      <text:h text:style-name="P101" text:outline-level="3">1️⃣ Выполняется <text:span text:style-name="Source_20_Text">try</text:span> построчно</text:h>
      <text:list text:style-name="L81">
        <text:list-item>
          <text:p text:style-name="P108">пока нет ошибки — идёт дальше</text:p>
        </text:list-item>
        <text:list-item>
          <text:p text:style-name="P108">как только:</text:p>
          <text:list>
            <text:list-item>
              <text:p text:style-name="P108"><text:span text:style-name="Source_20_Text">throw</text:span></text:p>
            </text:list-item>
            <text:list-item>
              <text:p text:style-name="P108">ошибка</text:p>
            </text:list-item>
            <text:list-item>
              <text:p text:style-name="P108"><text:span text:style-name="Source_20_Text">return</text:span></text:p>
            </text:list-item>
          </text:list>
        </text:list-item>
      </text:list>
      <text:p text:style-name="P7">→ выполнение <text:span text:style-name="Source_20_Text">try</text:span> <text:span text:style-name="Strong_20_Emphasis">прерывается</text:span></text:p>
      <text:p text:style-name="P97"/>
      <text:h text:style-name="P101" text:outline-level="3"><text:soft-page-break/>2️⃣ Если в <text:span text:style-name="Source_20_Text">try</text:span> был <text:span text:style-name="Source_20_Text">return</text:span></text:h>
      <text:p text:style-name="P99"><text:span text:style-name="Source_20_Text">function f() {</text:span></text:p>
      <text:p text:style-name="P100"><text:span text:style-name="Source_20_Text"><text:s text:c="2"/>try {</text:span></text:p>
      <text:p text:style-name="P100"><text:span text:style-name="Source_20_Text"><text:s text:c="4"/>return 1;</text:span></text:p>
      <text:p text:style-name="P100"><text:span text:style-name="Source_20_Text"><text:s text:c="2"/>} catch {}</text:span></text:p>
      <text:p text:style-name="P100"><text:span text:style-name="Source_20_Text">}</text:span></text:p>
      <text:p text:style-name="P7">👉 функция <text:span text:style-name="Strong_20_Emphasis">сразу возвращает 1</text:span><text:line-break/><text:span text:style-name="Source_20_Text">catch</text:span> <text:span text:style-name="Strong_20_Emphasis">не выполняется</text:span></text:p>
      <text:p text:style-name="P97"/>
      <text:h text:style-name="P101" text:outline-level="3">3️⃣ Если в <text:span text:style-name="Source_20_Text">try</text:span> ошибка</text:h>
      <text:p text:style-name="P99"><text:span text:style-name="Source_20_Text">function f(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7">👉 ошибка → переход в <text:span text:style-name="Source_20_Text">catch</text:span><text:line-break/>👉 выполняется <text:span text:style-name="Source_20_Text">catch</text:span></text:p>
      <text:p text:style-name="P97"/>
      <text:h text:style-name="P101" text:outline-level="3">4️⃣ Что внутри <text:span text:style-name="Source_20_Text">catch</text:span> — то и итог</text:h>
      <text:p text:style-name="P99"><text:span text:style-name="Source_20_Text">function f(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7">👉 вернёт <text:span text:style-name="Source_20_Text">2</text:span></text:p>
      <text:p text:style-name="P99"><text:span text:style-name="Source_20_Text">function f(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{</text:span></text:p>
      <text:p text:style-name="P100"><text:span text:style-name="Source_20_Text"><text:s text:c="4"/>throw "new err"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7"><text:soft-page-break/>👉 выбросит <text:span text:style-name="Source_20_Text">"new err"</text:span></text:p>
      <text:p text:style-name="P97"/>
      <text:h text:style-name="P98" text:outline-level="2">Никаких конфликтов</text:h>
      <text:p text:style-name="P7">Без <text:span text:style-name="Source_20_Text">finally</text:span> <text:span text:style-name="Strong_20_Emphasis">не бывает ситуации</text:span>, где:</text:p>
      <text:list text:style-name="L82">
        <text:list-item>
          <text:p text:style-name="P109">одновременно <text:span text:style-name="Source_20_Text">return</text:span></text:p>
        </text:list-item>
        <text:list-item>
          <text:p text:style-name="P109">и одновременно <text:span text:style-name="Source_20_Text">throw</text:span></text:p>
        </text:list-item>
      </text:list>
      <text:p text:style-name="P7">Потому что:</text:p>
      <text:list text:style-name="L83">
        <text:list-item>
          <text:p text:style-name="P110">выполнение <text:span text:style-name="Strong_20_Emphasis">идёт по одной ветке</text:span></text:p>
        </text:list-item>
        <text:list-item>
          <text:p text:style-name="P110">либо <text:span text:style-name="Source_20_Text">try</text:span></text:p>
        </text:list-item>
        <text:list-item>
          <text:p text:style-name="P110">либо <text:span text:style-name="Source_20_Text">catch</text:span></text:p>
        </text:list-item>
      </text:list>
      <text:p text:style-name="P97"/>
      <text:h text:style-name="P98" text:outline-level="2">Таблица поведения (без finally)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Table_20_Heading">Ситуация</text:p>
            </table:table-cell>
            <table:table-cell table:style-name="Таблица4.A1" office:value-type="string">
              <text:p text:style-name="Table_20_Heading">Результат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return</text:span> в <text:span text:style-name="Source_20_Text">try</text:span></text:p>
          </table:table-cell>
          <table:table-cell table:style-name="Таблица4.A1" office:value-type="string">
            <text:p text:style-name="Table_20_Contents">функция возвращает</text:p>
          </table:table-cell>
        </table:table-row>
        <table:table-row>
          <table:table-cell table:style-name="Таблица4.A1" office:value-type="string">
            <text:p text:style-name="Table_20_Contents">ошибка в <text:span text:style-name="Source_20_Text">try</text:span> + <text:span text:style-name="Source_20_Text">return</text:span> в <text:span text:style-name="Source_20_Text">catch</text:span></text:p>
          </table:table-cell>
          <table:table-cell table:style-name="Таблица4.A1" office:value-type="string">
            <text:p text:style-name="Table_20_Contents">функция возвращает</text:p>
          </table:table-cell>
        </table:table-row>
        <table:table-row>
          <table:table-cell table:style-name="Таблица4.A1" office:value-type="string">
            <text:p text:style-name="Table_20_Contents">ошибка в <text:span text:style-name="Source_20_Text">try</text:span> + <text:span text:style-name="Source_20_Text">throw</text:span> в <text:span text:style-name="Source_20_Text">catch</text:span></text:p>
          </table:table-cell>
          <table:table-cell table:style-name="Таблица4.A1" office:value-type="string">
            <text:p text:style-name="Table_20_Contents">ошибка наружу</text:p>
          </table:table-cell>
        </table:table-row>
        <table:table-row>
          <table:table-cell table:style-name="Таблица4.A1" office:value-type="string">
            <text:p text:style-name="Table_20_Contents">нет ошибок</text:p>
          </table:table-cell>
          <table:table-cell table:style-name="Таблица4.A1" office:value-type="string">
            <text:p text:style-name="Table_20_Contents">обычное выполнение</text:p>
          </table:table-cell>
        </table:table-row>
      </table:table>
      <text:p text:style-name="P97"/>
      <text:h text:style-name="P98" text:outline-level="2">Пример для уверенности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return "try";</text:span></text:p>
      <text:p text:style-name="P100"><text:span text:style-name="Source_20_Text"><text:s text:c="2"/>} catch {</text:span></text:p>
      <text:p text:style-name="P100"><text:span text:style-name="Source_20_Text"><text:s text:c="4"/>return "catch"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console.log(test()); // "try"</text:span></text:p>
      <text:p text:style-name="P97"/>
      <text:h text:style-name="P98" text:outline-level="2">Главное, что запомнить</text:h>
      <text:p text:style-name="P102"><text:span text:style-name="Strong_20_Emphasis">Без </text:span><text:span text:style-name="Strong_20_Emphasis"><text:span text:style-name="Source_20_Text">finally</text:span></text:span><text:span text:style-name="Strong_20_Emphasis"> всегда побеждает первый выполненный </text:span><text:span text:style-name="Strong_20_Emphasis"><text:span text:style-name="Source_20_Text">return</text:span></text:span><text:span text:style-name="Strong_20_Emphasis"> или </text:span><text:span text:style-name="Strong_20_Emphasis"><text:span text:style-name="Source_20_Text">throw</text:span></text:span></text:p>
      <text:p text:style-name="P97"/>
      <text:h text:style-name="P98" text:outline-level="2">Аналогия</text:h>
      <text:list text:style-name="L84">
        <text:list-item>
          <text:p text:style-name="P111"><text:span text:style-name="Source_20_Text">try</text:span> — основной путь</text:p>
        </text:list-item>
        <text:list-item>
          <text:p text:style-name="P111"><text:soft-page-break/><text:span text:style-name="Source_20_Text">catch</text:span> — запасной</text:p>
        </text:list-item>
        <text:list-item>
          <text:p text:style-name="P111">выбран <text:span text:style-name="Strong_20_Emphasis">только один</text:span></text:p>
        </text:list-item>
      </text:list>
      <text:p text:style-name="P97"/>
      <text:h text:style-name="P98" text:outline-level="2">Итог одной строкой</text:h>
      <text:p text:style-name="P7"><text:span text:style-name="Strong_20_Emphasis">Без </text:span><text:span text:style-name="Strong_20_Emphasis"><text:span text:style-name="Source_20_Text">finally</text:span></text:span><text:span text:style-name="Strong_20_Emphasis"> приоритизации нет — есть только порядок выполнения.</text:span></text:p>
      <text:p text:style-name="P97"/>
      <text:p text:style-name="P7">Если хочешь, дальше могу:</text:p>
      <text:list text:style-name="L85">
        <text:list-item>
          <text:p text:style-name="P112">разобрать <text:span text:style-name="Strong_20_Emphasis">вложенные try..catch</text:span></text:p>
        </text:list-item>
        <text:list-item>
          <text:p text:style-name="P112">объяснить <text:span text:style-name="Strong_20_Emphasis">как return работает внутри try</text:span></text:p>
        </text:list-item>
        <text:list-item>
          <text:p text:style-name="P112">показать <text:span text:style-name="Strong_20_Emphasis">частые ошибки новичков</text:span></text:p>
        </text:list-item>
      </text:list>
      <text:p text:style-name="P7">Скажи 👍</text:p>
      <text:p text:style-name="P7">а если есть и ретурн и троу в трайе</text:p>
      <text:p text:style-name="P7">Коротко: <text:span text:style-name="Strong_20_Emphasis">одновременно — нет</text:span>, потому что код выполняется <text:span text:style-name="Strong_20_Emphasis">по порядку</text:span>.<text:line-break/>Сработает <text:span text:style-name="Strong_20_Emphasis">то, до чего выполнение дойдёт первым</text:span>.</text:p>
      <text:p text:style-name="P7">Теперь спокойно разберём.</text:p>
      <text:p text:style-name="P97"/>
      <text:h text:style-name="P98" text:outline-level="2">Главное правило</text:h>
      <text:p text:style-name="P7">👉 В одном <text:span text:style-name="Source_20_Text">try</text:span> <text:span text:style-name="Strong_20_Emphasis">может быть и </text:span><text:span text:style-name="Strong_20_Emphasis"><text:span text:style-name="Source_20_Text">return</text:span></text:span><text:span text:style-name="Strong_20_Emphasis">, и </text:span><text:span text:style-name="Strong_20_Emphasis"><text:span text:style-name="Source_20_Text">throw</text:span></text:span>,<text:line-break/>но <text:span text:style-name="Strong_20_Emphasis">выполнится только первый из них</text:span>, до которого дойдёт код.</text:p>
      <text:p text:style-name="P97"/>
      <text:h text:style-name="P98" text:outline-level="2">Пример 1 — <text:span text:style-name="Source_20_Text">throw</text:span> раньше <text:span text:style-name="Source_20_Text">return</text:span>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throw new Error("A");</text:span></text:p>
      <text:p text:style-name="P100"><text:span text:style-name="Source_20_Text"><text:s text:c="4"/>return 1; // никогда не выполнится</text:span></text:p>
      <text:p text:style-name="P100"><text:span text:style-name="Source_20_Text"><text:s text:c="2"/>} catch (e)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console.log(test()); // 2</text:span></text:p>
      <text:p text:style-name="P7">Пояснение:</text:p>
      <text:list text:style-name="L86">
        <text:list-item>
          <text:p text:style-name="P113"><text:span text:style-name="Source_20_Text">throw</text:span> → сразу выход из <text:span text:style-name="Source_20_Text">try</text:span></text:p>
        </text:list-item>
        <text:list-item>
          <text:p text:style-name="P113"><text:span text:style-name="Source_20_Text">return</text:span> ниже <text:span text:style-name="Strong_20_Emphasis">недостижим</text:span></text:p>
        </text:list-item>
      </text:list>
      <text:p text:style-name="P97"><text:soft-page-break/></text:p>
      <text:h text:style-name="P98" text:outline-level="2">Пример 2 — <text:span text:style-name="Source_20_Text">return</text:span> раньше <text:span text:style-name="Source_20_Text">throw</text:span>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return 1;</text:span></text:p>
      <text:p text:style-name="P100"><text:span text:style-name="Source_20_Text"><text:s text:c="4"/>throw new Error("A"); // недостижим</text:span></text:p>
      <text:p text:style-name="P100"><text:span text:style-name="Source_20_Text"><text:s text:c="2"/>} catch (e)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console.log(test()); // 1</text:span></text:p>
      <text:p text:style-name="P97"/>
      <text:h text:style-name="P98" text:outline-level="2">Пример 3 — условно</text:h>
      <text:p text:style-name="P99"><text:span text:style-name="Source_20_Text">function test(x) {</text:span></text:p>
      <text:p text:style-name="P100"><text:span text:style-name="Source_20_Text"><text:s text:c="2"/>try {</text:span></text:p>
      <text:p text:style-name="P100"><text:span text:style-name="Source_20_Text"><text:s text:c="4"/>if (x &gt; 0) {</text:span></text:p>
      <text:p text:style-name="P100"><text:span text:style-name="Source_20_Text"><text:s text:c="6"/>return 1;</text:span></text:p>
      <text:p text:style-name="P100"><text:span text:style-name="Source_20_Text"><text:s text:c="4"/>}</text:span></text:p>
      <text:p text:style-name="P100"><text:span text:style-name="Source_20_Text"><text:s text:c="4"/>throw new Error("A");</text:span></text:p>
      <text:p text:style-name="P100"><text:span text:style-name="Source_20_Text"><text:s text:c="2"/>} catch (e) {</text:span></text:p>
      <text:p text:style-name="P100"><text:span text:style-name="Source_20_Text"><text:s text:c="4"/>return 2;</text:span></text:p>
      <text:p text:style-name="P100"><text:span text:style-name="Source_20_Text"><text:s text:c="2"/>}</text:span></text:p>
      <text:p text:style-name="P100"><text:span text:style-name="Source_20_Text">}</text:span></text:p>
      <text:list text:style-name="L87">
        <text:list-item>
          <text:p text:style-name="P114"><text:span text:style-name="Source_20_Text">x &gt; 0</text:span> → <text:span text:style-name="Source_20_Text">return 1</text:span></text:p>
        </text:list-item>
        <text:list-item>
          <text:p text:style-name="P114">иначе → <text:span text:style-name="Source_20_Text">throw</text:span> → <text:span text:style-name="Source_20_Text">catch</text:span> → <text:span text:style-name="Source_20_Text">return 2</text:span></text:p>
        </text:list-item>
      </text:list>
      <text:p text:style-name="P97"/>
      <text:h text:style-name="P98" text:outline-level="2">Очень важно понять</text:h>
      <text:p text:style-name="P7">❌ Это <text:span text:style-name="Strong_20_Emphasis">не приоритет операторов</text:span><text:line-break/>✅ Это <text:span text:style-name="Strong_20_Emphasis">обычный порядок выполнения</text:span></text:p>
      <text:p text:style-name="P97"/>
      <text:h text:style-name="P98" text:outline-level="2">Таблица</text:h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Table_20_Heading">Что встретилось первым</text:p>
            </table:table-cell>
            <table:table-cell table:style-name="Таблица5.A1" office:value-type="string">
              <text:p text:style-name="Table_20_Heading">Результат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return</text:span></text:p>
          </table:table-cell>
          <table:table-cell table:style-name="Таблица5.A1" office:value-type="string">
            <text:p text:style-name="Table_20_Contents">функция возвращает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throw</text:span></text:p>
          </table:table-cell>
          <table:table-cell table:style-name="Таблица5.A1" office:value-type="string">
            <text:p text:style-name="Table_20_Contents">переход в <text:span text:style-name="Source_20_Text">catch</text:span></text:p>
          </table:table-cell>
        </table:table-row>
        <text:soft-page-break/>
        <table:table-row>
          <table:table-cell table:style-name="Таблица5.A1" office:value-type="string">
            <text:p text:style-name="Table_20_Contents">ошибка</text:p>
          </table:table-cell>
          <table:table-cell table:style-name="Таблица5.A1" office:value-type="string">
            <text:p text:style-name="Table_20_Contents">переход в <text:span text:style-name="Source_20_Text">catch</text:span></text:p>
          </table:table-cell>
        </table:table-row>
      </table:table>
      <text:p text:style-name="P97"/>
      <text:h text:style-name="P98" text:outline-level="2">Коротко</text:h>
      <text:p text:style-name="P102">В <text:span text:style-name="Source_20_Text">try</text:span> выполняется только первый <text:span text:style-name="Source_20_Text">return</text:span> или <text:span text:style-name="Source_20_Text">throw</text:span>, до которого дошёл код</text:p>
      <text:p text:style-name="P97"/>
      <text:p text:style-name="P7">Если хочешь, дальше могу:</text:p>
      <text:list text:style-name="L88">
        <text:list-item>
          <text:p text:style-name="P115">разобрать <text:span text:style-name="Strong_20_Emphasis">return vs throw без try</text:span></text:p>
        </text:list-item>
        <text:list-item>
          <text:p text:style-name="P115">показать <text:span text:style-name="Strong_20_Emphasis">частые ошибки с недостижимым кодом</text:span></text:p>
        </text:list-item>
        <text:list-item>
          <text:p text:style-name="P115">объяснить <text:span text:style-name="Strong_20_Emphasis">как линтеры находят такие места</text:span></text:p>
        </text:list-item>
      </text:list>
      <text:p text:style-name="P7">Скажи 👍</text:p>
      <text:p text:style-name="P7">а в catch </text:p>
      <text:p text:style-name="P7">Отличный уточняющий вопрос 👍<text:line-break/><text:span text:style-name="Strong_20_Emphasis">В </text:span><text:span text:style-name="Strong_20_Emphasis"><text:span text:style-name="Source_20_Text">catch</text:span></text:span><text:span text:style-name="Strong_20_Emphasis"> — ТОЧНО ТАК ЖЕ</text:span>, логика абсолютно одинаковая.</text:p>
      <text:p text:style-name="P97"/>
      <text:h text:style-name="P98" text:outline-level="2">Короткий ответ</text:h>
      <text:p text:style-name="P7">👉 В <text:span text:style-name="Source_20_Text">catch</text:span> <text:span text:style-name="Strong_20_Emphasis">может быть и </text:span><text:span text:style-name="Strong_20_Emphasis"><text:span text:style-name="Source_20_Text">return</text:span></text:span><text:span text:style-name="Strong_20_Emphasis">, и </text:span><text:span text:style-name="Strong_20_Emphasis"><text:span text:style-name="Source_20_Text">throw</text:span></text:span>,<text:line-break/>но <text:span text:style-name="Strong_20_Emphasis">выполнится только тот, до которого код дойдёт первым</text:span>.</text:p>
      <text:p text:style-name="P97"/>
      <text:h text:style-name="P98" text:outline-level="2">Основное правило для <text:span text:style-name="Source_20_Text">catch</text:span></text:h>
      <text:list text:style-name="L89">
        <text:list-item>
          <text:p text:style-name="P116"><text:span text:style-name="Source_20_Text">catch</text:span> — это <text:span text:style-name="Strong_20_Emphasis">обычный блок кода</text:span></text:p>
        </text:list-item>
        <text:list-item>
          <text:p text:style-name="P116">выполняется <text:span text:style-name="Strong_20_Emphasis">сверху вниз</text:span></text:p>
        </text:list-item>
        <text:list-item>
          <text:p text:style-name="P116">первый:</text:p>
          <text:list>
            <text:list-item>
              <text:p text:style-name="P116"><text:span text:style-name="Source_20_Text">return</text:span></text:p>
            </text:list-item>
            <text:list-item>
              <text:p text:style-name="P116">или <text:span text:style-name="Source_20_Text">throw</text:span></text:p>
            </text:list-item>
            <text:list-item>
              <text:p text:style-name="P116">или ошибка<text:line-break/>→ <text:span text:style-name="Strong_20_Emphasis">прерывает выполнение </text:span><text:span text:style-name="Strong_20_Emphasis"><text:span text:style-name="Source_20_Text">catch</text:span></text:span></text:p>
            </text:list-item>
          </text:list>
        </text:list-item>
      </text:list>
      <text:p text:style-name="P97"/>
      <text:h text:style-name="P98" text:outline-level="2">Пример 1 — <text:span text:style-name="Source_20_Text">return</text:span> раньше <text:span text:style-name="Source_20_Text">throw</text:span>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(e) {</text:span></text:p>
      <text:p text:style-name="P100"><text:span text:style-name="Source_20_Text"><text:s text:c="4"/>return 1;</text:span></text:p>
      <text:p text:style-name="P100"><text:soft-page-break/><text:span text:style-name="Source_20_Text"><text:s text:c="4"/>throw "err2"; // недостижимо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100"/>
      <text:p text:style-name="P100"><text:span text:style-name="Source_20_Text">console.log(test()); // 1</text:span></text:p>
      <text:p text:style-name="P97"/>
      <text:h text:style-name="P98" text:outline-level="2">Пример 2 — <text:span text:style-name="Source_20_Text">throw</text:span> раньше <text:span text:style-name="Source_20_Text">return</text:span></text:h>
      <text:p text:style-name="P99"><text:span text:style-name="Source_20_Text">function test(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(e) {</text:span></text:p>
      <text:p text:style-name="P100"><text:span text:style-name="Source_20_Text"><text:s text:c="4"/>throw "err2";</text:span></text:p>
      <text:p text:style-name="P100"><text:span text:style-name="Source_20_Text"><text:s text:c="4"/>return 1; // недостижимо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7">👉 Функция выбросит <text:span text:style-name="Source_20_Text">"err2"</text:span></text:p>
      <text:p text:style-name="P97"/>
      <text:h text:style-name="P98" text:outline-level="2">Пример 3 — условие</text:h>
      <text:p text:style-name="P99"><text:span text:style-name="Source_20_Text">function test(x) {</text:span></text:p>
      <text:p text:style-name="P100"><text:span text:style-name="Source_20_Text"><text:s text:c="2"/>try {</text:span></text:p>
      <text:p text:style-name="P100"><text:span text:style-name="Source_20_Text"><text:s text:c="4"/>throw "err";</text:span></text:p>
      <text:p text:style-name="P100"><text:span text:style-name="Source_20_Text"><text:s text:c="2"/>} catch (e) {</text:span></text:p>
      <text:p text:style-name="P100"><text:span text:style-name="Source_20_Text"><text:s text:c="4"/>if (x &gt; 0) {</text:span></text:p>
      <text:p text:style-name="P100"><text:span text:style-name="Source_20_Text"><text:s text:c="6"/>return 1;</text:span></text:p>
      <text:p text:style-name="P100"><text:span text:style-name="Source_20_Text"><text:s text:c="4"/>}</text:span></text:p>
      <text:p text:style-name="P100"><text:span text:style-name="Source_20_Text"><text:s text:c="4"/>throw "err2";</text:span></text:p>
      <text:p text:style-name="P100"><text:span text:style-name="Source_20_Text"><text:s text:c="2"/>}</text:span></text:p>
      <text:p text:style-name="P100"><text:span text:style-name="Source_20_Text">}</text:span></text:p>
      <text:p text:style-name="P97"/>
      <text:h text:style-name="P98" text:outline-level="2">Очень важно</text:h>
      <text:p text:style-name="P7">❌ Нет «приоритета return над throw»<text:line-break/>❌ Нет «приоритета throw над return»</text:p>
      <text:p text:style-name="P7">✅ Есть <text:span text:style-name="Strong_20_Emphasis">порядок выполнения кода</text:span></text:p>
      <text:p text:style-name="P97"/>
      <text:h text:style-name="P98" text:outline-level="2"><text:soft-page-break/>Таблица для <text:span text:style-name="Source_20_Text">catch</text:span><text:span text:style-name="T1"/></text:h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Table_20_Heading"><text:span text:style-name="T1">Что произошло в </text:span><text:span text:style-name="Source_20_Text"><text:span text:style-name="T1">catch</text:span></text:span></text:p>
            </table:table-cell>
            <table:table-cell table:style-name="Таблица6.A1" office:value-type="string">
              <text:p text:style-name="P32">Итог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return</text:span></text:span></text:p>
          </table:table-cell>
          <table:table-cell table:style-name="Таблица6.A1" office:value-type="string">
            <text:p text:style-name="P33">функция вернул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throw</text:span></text:span></text:p>
          </table:table-cell>
          <table:table-cell table:style-name="Таблица6.A1" office:value-type="string">
            <text:p text:style-name="P33">ошибка ушла наружу</text:p>
          </table:table-cell>
        </table:table-row>
        <table:table-row>
          <table:table-cell table:style-name="Таблица6.A1" office:value-type="string">
            <text:p text:style-name="P33">ошибка</text:p>
          </table:table-cell>
          <table:table-cell table:style-name="Таблица6.A1" office:value-type="string">
            <text:p text:style-name="P33">ошибка ушла наружу</text:p>
          </table:table-cell>
        </table:table-row>
      </table:table>
      <text:p text:style-name="P97"/>
      <text:h text:style-name="P98" text:outline-level="2">Аналогия</text:h>
      <text:list text:style-name="L90">
        <text:list-item>
          <text:p text:style-name="P117"><text:span text:style-name="Source_20_Text">catch</text:span> — обычная дорога</text:p>
        </text:list-item>
        <text:list-item>
          <text:p text:style-name="P117">первый поворот определяет путь</text:p>
        </text:list-item>
        <text:list-item>
          <text:p text:style-name="P117">дальше уже не едем</text:p>
        </text:list-item>
      </text:list>
      <text:p text:style-name="P97"/>
      <text:h text:style-name="P98" text:outline-level="2">Коротко</text:h>
      <text:p text:style-name="P102">В <text:span text:style-name="Source_20_Text">catch</text:span> действует то же правило, что и в <text:span text:style-name="Source_20_Text">try</text:span>:<text:line-break/>что выполнилось первым — то и победило</text:p>
      <text:h text:style-name="P6" text:outline-level="2">1. В чём идея глобального catch</text:h>
      <text:p text:style-name="P7">Ты уже знаешь:</text:p>
      <text:list text:style-name="L91">
        <text:list-item>
          <text:p text:style-name="P118"><text:span text:style-name="Source_20_Text">try..catch</text:span> ловит ошибки <text:span text:style-name="Strong_20_Emphasis">только внутри себя</text:span></text:p>
        </text:list-item>
        <text:list-item>
          <text:p text:style-name="P118">если ошибка <text:span text:style-name="Strong_20_Emphasis">не поймана нигде</text:span> → скрипт <text:span text:style-name="Strong_20_Emphasis">падает</text:span></text:p>
        </text:list-item>
      </text:list>
      <text:p text:style-name="P7">Вопрос:</text:p>
      <text:p text:style-name="P102"><text:span text:style-name="Emphasis">Можно ли хоть как-то отреагировать, если ошибка уже не поймана?</text:span></text:p>
      <text:p text:style-name="P97"/>
      <text:h text:style-name="P98" text:outline-level="2">2. Ответ языка и окружения</text:h>
      <text:h text:style-name="P101" text:outline-level="3">❌ В самом JavaScript — НЕТ</text:h>
      <text:p text:style-name="P7">Спецификация JS <text:span text:style-name="Strong_20_Emphasis">не содержит глобального catch</text:span>.</text:p>
      <text:h text:style-name="P101" text:outline-level="3">✅ Но окружение (браузер, Node.js) <text:span text:style-name="Strong_20_Emphasis">добавляет его</text:span></text:h>
      <text:p text:style-name="P7">Потому что:</text:p>
      <text:list text:style-name="L92">
        <text:list-item>
          <text:p text:style-name="P119">нужно логировать ошибки</text:p>
        </text:list-item>
        <text:list-item>
          <text:p text:style-name="P119">нужно понимать, что пошло не так у пользователей</text:p>
        </text:list-item>
      </text:list>
      <text:p text:style-name="P97"/>
      <text:h text:style-name="P98" text:outline-level="2">3. Глобальный catch в браузере — <text:span text:style-name="Source_20_Text">window.onerror</text:span></text:h>
      <text:p text:style-name="P99"><text:span text:style-name="Source_20_Text">window.onerror = function(message, url, line, col, error) {</text:span></text:p>
      <text:p text:style-name="P100"><text:span text:style-name="Source_20_Text"><text:s text:c="2"/>// этот код выполнится, если ошибка НЕ поймана</text:span></text:p>
      <text:p text:style-name="P100"><text:soft-page-break/><text:span text:style-name="Source_20_Text">};</text:span></text:p>
      <text:p text:style-name="P7">👉 Это <text:span text:style-name="Strong_20_Emphasis">последний уровень</text:span> обработки ошибок.</text:p>
      <text:p text:style-name="P97"/>
      <text:h text:style-name="P98" text:outline-level="2">4. Когда <text:span text:style-name="Source_20_Text">window.onerror</text:span> срабатывает</text:h>
      <text:p text:style-name="P7">✔ Ошибка:</text:p>
      <text:list text:style-name="L93">
        <text:list-item>
          <text:p text:style-name="P120">вне <text:span text:style-name="Source_20_Text">try..catch</text:span></text:p>
        </text:list-item>
        <text:list-item>
          <text:p text:style-name="P120">или была проброшена (<text:span text:style-name="Source_20_Text">throw</text:span>) и не поймана</text:p>
        </text:list-item>
        <text:list-item>
          <text:p text:style-name="P120">или фатальная</text:p>
        </text:list-item>
      </text:list>
      <text:p text:style-name="P7">❌ НЕ срабатывает:</text:p>
      <text:list text:style-name="L94">
        <text:list-item>
          <text:p text:style-name="P121">если ошибка была поймана обычным <text:span text:style-name="Source_20_Text">try..catch</text:span></text:p>
        </text:list-item>
      </text:list>
      <text:p text:style-name="P97"/>
      <text:h text:style-name="P98" text:outline-level="2">5. Что туда приходит</text:h>
      <text:p text:style-name="P7">Параметры — это <text:span text:style-name="Strong_20_Emphasis">информация об ошибке</text:span>:</text:p>
      <text:list text:style-name="L95">
        <text:list-item>
          <text:p text:style-name="P122"><text:span text:style-name="Source_20_Text">message</text:span> — текст ошибки</text:p>
        </text:list-item>
        <text:list-item>
          <text:p text:style-name="P122"><text:span text:style-name="Source_20_Text">url</text:span> — файл, где ошибка</text:p>
        </text:list-item>
        <text:list-item>
          <text:p text:style-name="P122"><text:span text:style-name="Source_20_Text">line</text:span>, <text:span text:style-name="Source_20_Text">col</text:span> — место</text:p>
        </text:list-item>
        <text:list-item>
          <text:p text:style-name="P122"><text:span text:style-name="Source_20_Text">error</text:span> — сам объект ошибки</text:p>
        </text:list-item>
      </text:list>
      <text:p text:style-name="P7">Это почти то же самое, что <text:span text:style-name="Source_20_Text">e</text:span> в <text:span text:style-name="Source_20_Text">catch</text:span>.</text:p>
      <text:p text:style-name="P97"/>
      <text:h text:style-name="P98" text:outline-level="2">6. Зачем это вообще нужно</text:h>
      <text:p text:style-name="P7">❌ <text:span text:style-name="Strong_20_Emphasis">НЕ для продолжения работы программы</text:span><text:line-break/>(программа уже в плохом состоянии)</text:p>
      <text:p text:style-name="P7">✅ <text:span text:style-name="Strong_20_Emphasis">Для логирования</text:span>:</text:p>
      <text:list text:style-name="L96">
        <text:list-item>
          <text:p text:style-name="P123">отправить ошибку на сервер</text:p>
        </text:list-item>
        <text:list-item>
          <text:p text:style-name="P123">сохранить статистику</text:p>
        </text:list-item>
        <text:list-item>
          <text:p text:style-name="P123">понять, что ломается у пользователей</text:p>
        </text:list-item>
      </text:list>
      <text:p text:style-name="P97"/>
      <text:h text:style-name="P98" text:outline-level="2">7. Пример на пальцах</text:h>
      <text:p text:style-name="P99"><text:span text:style-name="Source_20_Text">window.onerror = function(msg) {</text:span></text:p>
      <text:p text:style-name="P100"><text:span text:style-name="Source_20_Text"><text:s text:c="2"/>console.log("Глобальная ошибка:", msg);</text:span></text:p>
      <text:p text:style-name="P100"><text:span text:style-name="Source_20_Text">};</text:span></text:p>
      <text:p text:style-name="P100"/>
      <text:p text:style-name="P100"><text:soft-page-break/><text:span text:style-name="Source_20_Text">function f() {</text:span></text:p>
      <text:p text:style-name="P100"><text:span text:style-name="Source_20_Text"><text:s text:c="2"/>badFunc();</text:span></text:p>
      <text:p text:style-name="P100"><text:span text:style-name="Source_20_Text">}</text:span></text:p>
      <text:p text:style-name="P100"/>
      <text:p text:style-name="P100"><text:span text:style-name="Source_20_Text">f();</text:span></text:p>
      <text:p text:style-name="P7">Произойдёт:</text:p>
      <text:list text:style-name="L97">
        <text:list-item>
          <text:p text:style-name="P124">ошибка</text:p>
        </text:list-item>
        <text:list-item>
          <text:p text:style-name="P124">нет <text:span text:style-name="Source_20_Text">try..catch</text:span></text:p>
        </text:list-item>
        <text:list-item>
          <text:p text:style-name="P124">браузер вызывает <text:span text:style-name="Source_20_Text">window.onerror</text:span></text:p>
        </text:list-item>
      </text:list>
      <text:p text:style-name="P97"/>
      <text:h text:style-name="P98" text:outline-level="2">8. Почему нельзя «исправить» ошибку там</text:h>
      <text:p text:style-name="P7">Потому что:</text:p>
      <text:list text:style-name="L98">
        <text:list-item>
          <text:p text:style-name="P125">ошибка могла оставить данные сломанными</text:p>
        </text:list-item>
        <text:list-item>
          <text:p text:style-name="P125">продолжение выполнения опасно</text:p>
        </text:list-item>
      </text:list>
      <text:p text:style-name="P7">👉 Глобальный catch — <text:span text:style-name="Strong_20_Emphasis">не для восстановления</text:span>, а для <text:span text:style-name="Strong_20_Emphasis">уведомления</text:span>.</text:p>
      <text:p text:style-name="P97"/>
      <text:h text:style-name="P98" text:outline-level="2">9. Аналог в Node.js</text:h>
      <text:p text:style-name="P99"><text:span text:style-name="Source_20_Text">process.on("uncaughtException", (err) =&gt; {</text:span></text:p>
      <text:p text:style-name="P100"><text:span text:style-name="Source_20_Text"><text:s text:c="2"/>console.error(err);</text:span></text:p>
      <text:p text:style-name="P100"><text:span text:style-name="Source_20_Text">});</text:span></text:p>
      <text:p text:style-name="P7">Смысл тот же:</text:p>
      <text:list text:style-name="L99">
        <text:list-item>
          <text:p text:style-name="P126">последняя точка перехвата</text:p>
        </text:list-item>
        <text:list-item>
          <text:p text:style-name="P126">логирование</text:p>
        </text:list-item>
        <text:list-item>
          <text:p text:style-name="P126">процесс обычно завершается</text:p>
        </text:list-item>
      </text:list>
      <text:p text:style-name="P97"/>
      <text:h text:style-name="P98" text:outline-level="2">10. Сервисы логирования (Muscula, Sentry и др.)</text:h>
      <text:p text:style-name="P7">Они:</text:p>
      <text:list text:style-name="L100">
        <text:list-item>
          <text:p text:style-name="P127">ставят свой <text:span text:style-name="Source_20_Text">window.onerror</text:span></text:p>
        </text:list-item>
        <text:list-item>
          <text:p text:style-name="P127">автоматически отправляют ошибки</text:p>
        </text:list-item>
        <text:list-item>
          <text:p text:style-name="P127">показывают стек вызовов и статистику</text:p>
        </text:list-item>
      </text:list>
      <text:p text:style-name="P7">👉 Это <text:span text:style-name="Strong_20_Emphasis">нормальная практика в продакшене</text:span>.</text:p>
      <text:p text:style-name="P97"/>
      <text:h text:style-name="P98" text:outline-level="2"><text:soft-page-break/>Самая короткая формула</text:h>
      <text:p text:style-name="P102"><text:span text:style-name="Source_20_Text">window.onerror</text:span> — это «последний шанс узнать, что сломалось»</text:p>
      <text:p text:style-name="P97"/>
      <text:h text:style-name="P98" text:outline-level="2">Мини-итог</text:h>
      <text:list text:style-name="L101">
        <text:list-item>
          <text:p text:style-name="P128">глобального catch в JS нет</text:p>
        </text:list-item>
        <text:list-item>
          <text:p text:style-name="P128">окружение его добавляет</text:p>
        </text:list-item>
        <text:list-item>
          <text:p text:style-name="P128">он ловит <text:span text:style-name="Strong_20_Emphasis">только необработанные ошибки</text:span></text:p>
        </text:list-item>
        <text:list-item>
          <text:p text:style-name="P128">нужен для логирования</text:p>
        </text:list-item>
        <text:list-item>
          <text:p text:style-name="P128">не для продолжения работы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1:46:10.162828200</meta:creation-date>
    <dc:date>2026-01-20T03:56:05.947542100</dc:date>
    <meta:editing-duration>PT2H9M43S</meta:editing-duration>
    <meta:editing-cycles>24</meta:editing-cycles>
    <meta:generator>LibreOffice/25.2.7.2$Windows_X86_64 LibreOffice_project/5cbfd1ab6520636bb5f7b99185aa69bd7456825d</meta:generator>
    <meta:document-statistic meta:table-count="6" meta:image-count="0" meta:object-count="0" meta:page-count="48" meta:paragraph-count="1359" meta:word-count="5382" meta:character-count="31998" meta:non-whitespace-character-count="27453"/>
  </office:meta>
</office:document-meta>
</file>